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29cm"/>
      <style:text-properties fo:color="#cccccc" loext:opacity="100%" style:font-name="Droid Sans Mono" fo:font-size="11.25pt" fo:font-weight="normal" fo:background-color="#1f1f1f"/>
    </style:style>
    <style:style style:name="P2" style:family="paragraph" style:parent-style-name="Standard">
      <style:paragraph-properties fo:margin-top="0cm" fo:margin-bottom="0.499cm" style:contextual-spacing="false" style:line-height-at-least="0.529cm"/>
      <style:text-properties fo:color="#cccccc" loext:opacity="100%" style:font-name="Droid Sans Mono" fo:font-size="11.25pt" fo:font-weight="normal" fo:background-color="#1f1f1f"/>
    </style:style>
    <style:style style:name="P3" style:family="paragraph" style:parent-style-name="Standard">
      <style:text-properties fo:color="#cccccc" loext:opacity="100%" style:font-name="Droid Sans Mono" fo:font-size="11.25pt" fo:font-weight="normal" officeooo:rsid="00077b67" officeooo:paragraph-rsid="00077b67" fo:background-color="#1f1f1f"/>
    </style:style>
    <style:style style:name="P4" style:family="paragraph" style:parent-style-name="Standard">
      <style:paragraph-properties style:line-height-at-least="0.529cm"/>
      <style:text-properties fo:color="#6a9955" loext:opacity="100%" style:font-name="Droid Sans Mono" fo:font-size="11.25pt" fo:font-weight="normal" fo:background-color="#1f1f1f"/>
    </style:style>
    <style:style style:name="P5" style:family="paragraph" style:parent-style-name="Standard">
      <style:text-properties fo:color="#6a9955" loext:opacity="100%" style:font-name="Droid Sans Mono" fo:font-size="11.25pt" fo:font-weight="normal" officeooo:rsid="00077b67" officeooo:paragraph-rsid="00077b67" fo:background-color="#1f1f1f"/>
    </style:style>
    <style:style style:name="P6" style:family="paragraph" style:parent-style-name="Standard">
      <style:paragraph-properties style:line-height-at-least="0.529cm"/>
    </style:style>
    <style:style style:name="P7" style:family="paragraph" style:parent-style-name="Standard">
      <style:paragraph-properties fo:margin-top="0cm" fo:margin-bottom="0.499cm" style:contextual-spacing="false" style:line-height-at-least="0.529cm"/>
    </style:style>
    <style:style style:name="P8" style:family="paragraph" style:parent-style-name="Standard">
      <style:text-properties officeooo:rsid="00077b67" officeooo:paragraph-rsid="00077b67"/>
    </style:style>
    <style:style style:name="P9" style:family="paragraph" style:parent-style-name="Standard">
      <style:text-properties fo:color="#569cd6" loext:opacity="100%" style:font-name="Droid Sans Mono" fo:font-size="11.25pt" fo:font-weight="normal" officeooo:rsid="00077b67" officeooo:paragraph-rsid="00077b67" fo:background-color="#1f1f1f"/>
    </style:style>
    <style:style style:name="P10" style:family="paragraph" style:parent-style-name="Standard">
      <style:paragraph-properties style:line-height-at-least="0.529cm"/>
      <style:text-properties fo:color="#d4d4d4" loext:opacity="100%" style:font-name="Droid Sans Mono" fo:font-size="11.25pt" fo:font-weight="normal" fo:background-color="#1f1f1f"/>
    </style:style>
    <style:style style:name="P11" style:family="paragraph" style:parent-style-name="Standard">
      <style:paragraph-properties style:line-height-at-least="0.529cm"/>
      <style:text-properties fo:color="#9cdcfe" loext:opacity="100%" style:font-name="Droid Sans Mono" fo:font-size="11.25pt" fo:font-weight="normal" fo:background-color="#1f1f1f"/>
    </style:style>
    <style:style style:name="T1" style:family="text">
      <style:text-properties fo:color="#c586c0" loext:opacity="100%"/>
    </style:style>
    <style:style style:name="T2" style:family="text">
      <style:text-properties fo:color="#ce9178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dcdcaa" loext:opacity="100%"/>
    </style:style>
    <style:style style:name="T5" style:family="text">
      <style:text-properties fo:color="#808080" loext:opacity="100%"/>
    </style:style>
    <style:style style:name="T6" style:family="text">
      <style:text-properties fo:color="#569cd6" loext:opacity="100%"/>
    </style:style>
    <style:style style:name="T7" style:family="text">
      <style:text-properties fo:color="#d7ba7d" loext:opacity="100%"/>
    </style:style>
    <style:style style:name="T8" style:family="text">
      <style:text-properties fo:color="#b5cea8" loext:opacity="100%"/>
    </style:style>
    <style:style style:name="T9" style:family="text">
      <style:text-properties fo:color="#6a9955" loext:opacity="100%"/>
    </style:style>
    <style:style style:name="T10" style:family="text">
      <style:text-properties fo:color="#d4d4d4" loext:opacity="100%"/>
    </style:style>
    <style:style style:name="T11" style:family="text">
      <style:text-properties fo:color="#4fc1ff" loext:opacity="100%"/>
    </style:style>
    <style:style style:name="T12" style:family="text">
      <style:text-properties fo:color="#4ec9b0" loext:opacity="100%"/>
    </style:style>
    <style:style style:name="T13" style:family="text">
      <style:text-properties officeooo:rsid="000822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{% <text:span text:style-name="T1">extends</text:span> <text:span text:style-name="T2">'base.html.twig'</text:span> %}</text:p>
      <text:p text:style-name="P6"/>
      <text:p text:style-name="P1">{% <text:span text:style-name="T1">block</text:span> <text:span text:style-name="T3">stylesheets</text:span> %}</text:p>
      <text:p text:style-name="P1">{{ <text:span text:style-name="T4">parent</text:span>() }}</text:p>
      <text:p text:style-name="P1"><text:span text:style-name="T5">&lt;</text:span><text:span text:style-name="T6">style</text:span><text:span text:style-name="T5">&gt;</text:span></text:p>
      <text:p text:style-name="P1"><text:span text:style-name="T7">html</text:span>,</text:p>
      <text:p text:style-name="P1"><text:span text:style-name="T7">body</text:span> {</text:p>
      <text:p text:style-name="P1"><text:span text:style-name="T3">margin</text:span>: <text:span text:style-name="T8">0</text:span>;</text:p>
      <text:p text:style-name="P1"><text:span text:style-name="T3">padding</text:span>: <text:span text:style-name="T8">0</text:span>;</text:p>
      <text:p text:style-name="P1"><text:span text:style-name="T3">height</text:span>: <text:span text:style-name="T8">100%</text:span>;</text:p>
      <text:p text:style-name="P1"><text:span text:style-name="T3">overflow</text:span>: <text:span text:style-name="T2">hidden</text:span>; <text:span text:style-name="T9">/* évite scroll inutiles */</text:span></text:p>
      <text:p text:style-name="P1"><text:span text:style-name="T3">font-family</text:span>: <text:span text:style-name="T2">Arial</text:span>, <text:span text:style-name="T2">Helvetica</text:span>, <text:span text:style-name="T2">sans-serif</text:span>;</text:p>
      <text:p text:style-name="P1">}</text:p>
      <text:p text:style-name="P1"><text:span text:style-name="T7">.container-fluid</text:span> {</text:p>
      <text:p text:style-name="P1"><text:span text:style-name="T3">height</text:span>: <text:span text:style-name="T8">100vh</text:span>;</text:p>
      <text:p text:style-name="P1"><text:span text:style-name="T3">display</text:span>: <text:span text:style-name="T2">flex</text:span>;</text:p>
      <text:p text:style-name="P1"><text:span text:style-name="T3">flex-direction</text:span>: <text:span text:style-name="T2">column</text:span>;</text:p>
      <text:p text:style-name="P1"><text:span text:style-name="T3">padding</text:span>: <text:span text:style-name="T8">4</text:span>;</text:p>
      <text:p text:style-name="P1">}</text:p>
      <text:p text:style-name="P4">/*this is height of scroll body*/</text:p>
      <text:p text:style-name="P1"><text:span text:style-name="T7">.gantt-scroll-wrapper</text:span> {</text:p>
      <text:p text:style-name="P1"><text:span text:style-name="T3">overflow</text:span>: <text:span text:style-name="T2">hidden</text:span>; <text:span text:style-name="T9">/* on gère manuellement le scroll via JS */</text:span></text:p>
      <text:p text:style-name="P1"><text:span text:style-name="T3">cursor</text:span>: <text:span text:style-name="T2">grab</text:span>;</text:p>
      <text:p text:style-name="P1"><text:span text:style-name="T3">height</text:span>: <text:span text:style-name="T8">800px</text:span>;</text:p>
      <text:p text:style-name="P1"><text:span text:style-name="T3">user-select</text:span>: <text:span text:style-name="T2">none</text:span>;</text:p>
      <text:p text:style-name="P1">}</text:p>
      <text:p text:style-name="P1"><text:span text:style-name="T7">.gantt-scroll-wrapper:active</text:span> {</text:p>
      <text:p text:style-name="P1"><text:span text:style-name="T3">cursor</text:span>: <text:span text:style-name="T2">grabbing</text:span>;</text:p>
      <text:p text:style-name="P1">}</text:p>
      <text:p text:style-name="P1"><text:span text:style-name="T7">.gantt-scroll-inner</text:span> {</text:p>
      <text:p text:style-name="P1"><text:span text:style-name="T3">min-width</text:span>: {{total_days * day_width}}</text:p>
      <text:p text:style-name="P1">px;</text:p>
      <text:p text:style-name="P1">}</text:p>
      <text:p text:style-name="P1"><text:span text:style-name="T7">.gantt-scroll-wrapper</text:span> {</text:p>
      <text:p text:style-name="P1"><text:span text:style-name="T3">width</text:span>: <text:span text:style-name="T8">100%</text:span>;</text:p>
      <text:p text:style-name="P1"><text:span text:style-name="T3">overflow-x</text:span>: <text:span text:style-name="T2">auto</text:span>;</text:p>
      <text:p text:style-name="P1">}</text:p>
      <text:p text:style-name="P1"><text:span text:style-name="T7">.gantt-scroll-wrapper</text:span> {</text:p>
      <text:p text:style-name="P1"><text:span text:style-name="T3">width</text:span>: <text:span text:style-name="T8">100%</text:span>;</text:p>
      <text:p text:style-name="P1"><text:span text:style-name="T3">overflow-x</text:span>: <text:span text:style-name="T2">auto</text:span>;</text:p>
      <text:p text:style-name="P1">}</text:p>
      <text:p text:style-name="P1"><text:span text:style-name="T7">.gantt-header</text:span> {</text:p>
      <text:p text:style-name="P1"><text:span text:style-name="T3">position</text:span>: <text:span text:style-name="T2">sticky</text:span>;</text:p>
      <text:p text:style-name="P1"><text:span text:style-name="T3">top</text:span>: <text:span text:style-name="T8">0</text:span>;</text:p>
      <text:p text:style-name="P1"><text:span text:style-name="T3">background</text:span>: <text:span text:style-name="T2">white</text:span>;</text:p>
      <text:p text:style-name="P1"><text:span text:style-name="T3">z-index</text:span>: <text:span text:style-name="T8">50</text:span>;</text:p>
      <text:p text:style-name="P1"><text:span text:style-name="T3">box-shadow</text:span>: <text:span text:style-name="T8">0</text:span> <text:span text:style-name="T8">2px</text:span> <text:span text:style-name="T8">4px</text:span> <text:span text:style-name="T4">rgba</text:span>(<text:span text:style-name="T8">228</text:span>, <text:span text:style-name="T8">221</text:span>, <text:span text:style-name="T8">221</text:span>, <text:span text:style-name="T8">0.1</text:span>);</text:p>
      <text:p text:style-name="P1"><text:span text:style-name="T3">font-family</text:span>: <text:span text:style-name="T2">Arial</text:span>, <text:span text:style-name="T2">Helvetica</text:span>, <text:span text:style-name="T2">sans-serif</text:span>;</text:p>
      <text:p text:style-name="P1"><text:soft-page-break/>}</text:p>
      <text:p text:style-name="P1"><text:span text:style-name="T7">.timeline-row</text:span> {</text:p>
      <text:p text:style-name="P1"><text:span text:style-name="T3">display</text:span>: <text:span text:style-name="T2">flex</text:span>;</text:p>
      <text:p text:style-name="P1"><text:span text:style-name="T3">height</text:span>: <text:span text:style-name="T8">25px</text:span>;</text:p>
      <text:p text:style-name="P1"><text:span text:style-name="T3">line-height</text:span>: <text:span text:style-name="T8">25px</text:span>;</text:p>
      <text:p text:style-name="P1"><text:span text:style-name="T3">white-space</text:span>: <text:span text:style-name="T2">nowrap</text:span>;</text:p>
      <text:p text:style-name="P1"><text:span text:style-name="T3">border-bottom</text:span>: <text:span text:style-name="T8">1px</text:span> <text:span text:style-name="T2">solid</text:span> <text:span text:style-name="T2">#ccc</text:span>;</text:p>
      <text:p text:style-name="P1"><text:span text:style-name="T3">font-family</text:span>: <text:span text:style-name="T2">Arial</text:span>, <text:span text:style-name="T2">Helvetica</text:span>, <text:span text:style-name="T2">sans-serif</text:span>;</text:p>
      <text:p text:style-name="P1">}</text:p>
      <text:p text:style-name="P1"><text:span text:style-name="T7">.year-column</text:span>,</text:p>
      <text:p text:style-name="P1"><text:span text:style-name="T7">.month-column</text:span>,</text:p>
      <text:p text:style-name="P1"><text:span text:style-name="T7">.week-column</text:span> {</text:p>
      <text:p text:style-name="P1"><text:span text:style-name="T3">display</text:span>: <text:span text:style-name="T2">flex</text:span>;</text:p>
      <text:p text:style-name="P1"><text:span text:style-name="T3">justify-content</text:span>: <text:span text:style-name="T2">center</text:span>;</text:p>
      <text:p text:style-name="P1"><text:span text:style-name="T3">align-items</text:span>: <text:span text:style-name="T2">center</text:span>;</text:p>
      <text:p text:style-name="P1"><text:span text:style-name="T3">border-right</text:span>: <text:span text:style-name="T8">1px</text:span> <text:span text:style-name="T2">solid</text:span> <text:span text:style-name="T2">black</text:span>;</text:p>
      <text:p text:style-name="P1"><text:span text:style-name="T3">font-size</text:span>: <text:span text:style-name="T8">12px</text:span>;</text:p>
      <text:p text:style-name="P1"><text:span text:style-name="T3">background</text:span>: <text:span text:style-name="T2">#fff</text:span>;</text:p>
      <text:p text:style-name="P1"><text:span text:style-name="T3">border-bottom</text:span>: <text:span text:style-name="T8">1px</text:span> <text:span text:style-name="T2">solid</text:span> <text:span text:style-name="T2">black</text:span>;</text:p>
      <text:p text:style-name="P1"><text:span text:style-name="T3">font-family</text:span>: <text:span text:style-name="T2">Arial</text:span>, <text:span text:style-name="T2">Helvetica</text:span>, <text:span text:style-name="T2">sans-serif</text:span>;</text:p>
      <text:p text:style-name="P1">}</text:p>
      <text:p text:style-name="P1"><text:span text:style-name="T7">.total-stagiaires-column</text:span> {</text:p>
      <text:p text:style-name="P1"><text:span text:style-name="T3">display</text:span>: <text:span text:style-name="T2">flex</text:span>;</text:p>
      <text:p text:style-name="P1"><text:span text:style-name="T3">align-items</text:span>: <text:span text:style-name="T2">left</text:span>;</text:p>
      <text:p text:style-name="P1"><text:span text:style-name="T3">justify-content</text:span>: <text:span text:style-name="T2">left</text:span>;</text:p>
      <text:p text:style-name="P1"><text:span text:style-name="T3">border-right</text:span>: <text:span text:style-name="T8">1px</text:span> <text:span text:style-name="T2">solid</text:span> <text:span text:style-name="T2">black</text:span>;</text:p>
      <text:p text:style-name="P1"><text:span text:style-name="T3">font-size</text:span>: <text:span text:style-name="T8">12px</text:span>;</text:p>
      <text:p text:style-name="P1"><text:span text:style-name="T3">background</text:span>: <text:span text:style-name="T2">#fff</text:span>;</text:p>
      <text:p text:style-name="P1">}</text:p>
      <text:p text:style-name="P1"><text:span text:style-name="T7">.active-stagiaires-column</text:span> {</text:p>
      <text:p text:style-name="P1"><text:span text:style-name="T3">display</text:span>: <text:span text:style-name="T2">flex</text:span>;</text:p>
      <text:p text:style-name="P1"><text:span text:style-name="T3">align-items</text:span>: <text:span text:style-name="T2">left</text:span>;</text:p>
      <text:p text:style-name="P1"><text:span text:style-name="T3">justify-content</text:span>: <text:span text:style-name="T2">left</text:span>;</text:p>
      <text:p text:style-name="P1"><text:span text:style-name="T3">border-right</text:span>: <text:span text:style-name="T8">1px</text:span> <text:span text:style-name="T2">solid</text:span> <text:span text:style-name="T2">black</text:span>;</text:p>
      <text:p text:style-name="P1"><text:span text:style-name="T3">font-size</text:span>: <text:span text:style-name="T8">12px</text:span>;</text:p>
      <text:p text:style-name="P1"><text:span text:style-name="T3">background</text:span>: <text:span text:style-name="T2">#fff</text:span>;</text:p>
      <text:p text:style-name="P1"><text:span text:style-name="T3">color</text:span>: <text:span text:style-name="T2">green</text:span>;</text:p>
      <text:p text:style-name="P1">}</text:p>
      <text:p text:style-name="P1"><text:span text:style-name="T7">.year-column</text:span> {</text:p>
      <text:p text:style-name="P1"><text:span text:style-name="T3">font-weight</text:span>: <text:span text:style-name="T2">bold</text:span>;</text:p>
      <text:p text:style-name="P1"><text:span text:style-name="T3">color</text:span>: <text:span text:style-name="T2">black</text:span>;</text:p>
      <text:p text:style-name="P1"><text:span text:style-name="T3">font-size</text:span>: <text:span text:style-name="T8">20px</text:span>;</text:p>
      <text:p text:style-name="P1"><text:span text:style-name="T3">background-color</text:span>: <text:span text:style-name="T4">rgb</text:span>(<text:span text:style-name="T8">171</text:span>, <text:span text:style-name="T8">181</text:span>, <text:span text:style-name="T8">190</text:span>); <text:span text:style-name="T9">/*#e2e6ea*/</text:span></text:p>
      <text:p text:style-name="P1">}</text:p>
      <text:p text:style-name="P1"><text:span text:style-name="T7">.formation-name</text:span> {</text:p>
      <text:p text:style-name="P1"><text:span text:style-name="T3">position</text:span>: <text:span text:style-name="T2">sticky</text:span>;</text:p>
      <text:p text:style-name="P1"><text:span text:style-name="T3">left</text:span>: <text:span text:style-name="T8">0</text:span>;</text:p>
      <text:p text:style-name="P1"><text:span text:style-name="T3">background</text:span>: <text:span text:style-name="T2">white</text:span>;</text:p>
      <text:p text:style-name="P1"><text:soft-page-break/><text:span text:style-name="T3">width</text:span>: <text:span text:style-name="T8">5px</text:span>;</text:p>
      <text:p text:style-name="P1"><text:span text:style-name="T3">border-right</text:span>: <text:span text:style-name="T8">1px</text:span> <text:span text:style-name="T2">solid</text:span> <text:span text:style-name="T2">#ccc</text:span>;</text:p>
      <text:p text:style-name="P1"><text:span text:style-name="T3">font-weight</text:span>: <text:span text:style-name="T2">bold</text:span>;</text:p>
      <text:p text:style-name="P1"><text:span text:style-name="T3">padding-left</text:span>: <text:span text:style-name="T8">5px</text:span>;</text:p>
      <text:p text:style-name="P1"><text:span text:style-name="T3">z-index</text:span>: <text:span text:style-name="T8">5</text:span>;</text:p>
      <text:p text:style-name="P1">}</text:p>
      <text:p text:style-name="P1"><text:span text:style-name="T7">.gantt-scroll-body</text:span> {</text:p>
      <text:p text:style-name="P1"><text:span text:style-name="T3">overflow-y</text:span>: <text:span text:style-name="T2">auto</text:span>;</text:p>
      <text:p text:style-name="P1"><text:span text:style-name="T3">max-height</text:span>: <text:span text:style-name="T4">calc</text:span>(<text:span text:style-name="T8">100vh</text:span> <text:span text:style-name="T10">-</text:span> <text:span text:style-name="T8">200px</text:span>); <text:span text:style-name="T9">/* ajuste si ton header fait +/– */</text:span></text:p>
      <text:p text:style-name="P1">}</text:p>
      <text:p text:style-name="P1"><text:span text:style-name="T7">.gantt-row</text:span> {</text:p>
      <text:p text:style-name="P1"><text:span text:style-name="T3">display</text:span>: <text:span text:style-name="T2">flex</text:span>;</text:p>
      <text:p text:style-name="P1"><text:span text:style-name="T3">margin-bottom</text:span>: <text:span text:style-name="T8">5px</text:span>;</text:p>
      <text:p text:style-name="P1">}</text:p>
      <text:p text:style-name="P1"><text:span text:style-name="T7">.timeline-area</text:span> {</text:p>
      <text:p text:style-name="P1"><text:span text:style-name="T3">position</text:span>: <text:span text:style-name="T2">relative</text:span>;</text:p>
      <text:p text:style-name="P1"><text:span text:style-name="T3">height</text:span>: <text:span text:style-name="T8">2px</text:span>;</text:p>
      <text:p text:style-name="P1">}</text:p>
      <text:p text:style-name="P1"><text:span text:style-name="T7">.formation-bar</text:span> {</text:p>
      <text:p text:style-name="P1"><text:span text:style-name="T3">position</text:span>: <text:span text:style-name="T2">absolute</text:span>;</text:p>
      <text:p text:style-name="P1"><text:span text:style-name="T3">height</text:span>: <text:span text:style-name="T8">30px</text:span>;</text:p>
      <text:p text:style-name="P1"><text:span text:style-name="T3">background</text:span>: <text:span text:style-name="T2">#4e73df</text:span>;</text:p>
      <text:p text:style-name="P1"><text:span text:style-name="T3">color</text:span>: <text:span text:style-name="T2">white</text:span>;</text:p>
      <text:p text:style-name="P1"><text:span text:style-name="T3">top</text:span>: <text:span text:style-name="T8">50px</text:span>;</text:p>
      <text:p text:style-name="P1"><text:span text:style-name="T3">font-size</text:span>: <text:span text:style-name="T8">12px</text:span>;</text:p>
      <text:p text:style-name="P1"><text:span text:style-name="T3">padding-left</text:span>: <text:span text:style-name="T8">2px</text:span>;</text:p>
      <text:p text:style-name="P1"><text:span text:style-name="T3">border-radius</text:span>: <text:span text:style-name="T8">0</text:span>;</text:p>
      <text:p text:style-name="P1"><text:span text:style-name="T3">z-index</text:span>: <text:span text:style-name="T8">1</text:span>;</text:p>
      <text:p text:style-name="P1"><text:span text:style-name="T3">display</text:span>: <text:span text:style-name="T2">flex</text:span>;</text:p>
      <text:p text:style-name="P1"><text:span text:style-name="T3">text-overflow</text:span>: <text:span text:style-name="T2">ellipsis</text:span>;</text:p>
      <text:p text:style-name="P1"><text:span text:style-name="T3">align-items</text:span>: <text:span text:style-name="T2">center</text:span>;</text:p>
      <text:p text:style-name="P1"><text:span text:style-name="T3">font-family</text:span>: <text:span text:style-name="T2">Arial</text:span>, <text:span text:style-name="T2">Helvetica</text:span>, <text:span text:style-name="T2">sans-serif</text:span>;</text:p>
      <text:p text:style-name="P1">}</text:p>
      <text:p text:style-name="P1"><text:span text:style-name="T7">.entreprise-period</text:span> {</text:p>
      <text:p text:style-name="P1"><text:span text:style-name="T3">position</text:span>: <text:span text:style-name="T2">absolute</text:span>;</text:p>
      <text:p text:style-name="P1"><text:span text:style-name="T3">top</text:span>: <text:span text:style-name="T8">50px</text:span>;</text:p>
      <text:p text:style-name="P1"><text:span text:style-name="T3">height</text:span>: <text:span text:style-name="T8">30px</text:span>;</text:p>
      <text:p text:style-name="P1"><text:span text:style-name="T3">background-color</text:span>: <text:span text:style-name="T4">rgb</text:span>(<text:span text:style-name="T8">17</text:span>, <text:span text:style-name="T8">139</text:span>, <text:span text:style-name="T8">72</text:span>);</text:p>
      <text:p text:style-name="P1"><text:span text:style-name="T3">border-radius</text:span>: <text:span text:style-name="T8">0</text:span>;</text:p>
      <text:p text:style-name="P1"><text:span text:style-name="T3">z-index</text:span>: <text:span text:style-name="T8">2</text:span>;</text:p>
      <text:p text:style-name="P1"><text:span text:style-name="T3">opacity</text:span>: <text:span text:style-name="T8">0.8</text:span>;</text:p>
      <text:p text:style-name="P1"><text:span text:style-name="T3">color</text:span>: <text:span text:style-name="T2">white</text:span>;</text:p>
      <text:p text:style-name="P1"><text:span text:style-name="T3">font-family</text:span>: <text:span text:style-name="T2">Arial</text:span>, <text:span text:style-name="T2">Helvetica</text:span>, <text:span text:style-name="T2">sans-serif</text:span>;</text:p>
      <text:p text:style-name="P1"><text:span text:style-name="T3">align-items</text:span>: <text:span text:style-name="T2">center</text:span>;</text:p>
      <text:p text:style-name="P1"><text:span text:style-name="T3">display</text:span>: <text:span text:style-name="T2">flex</text:span>; <text:span text:style-name="T9">/*this one put text at center*/</text:span></text:p>
      <text:p text:style-name="P1"><text:span text:style-name="T3">font-size</text:span>:<text:span text:style-name="T8">12px</text:span>;</text:p>
      <text:p text:style-name="P1">}</text:p>
      <text:p text:style-name="P1"><text:span text:style-name="T7">.validation-bar</text:span>{</text:p>
      <text:p text:style-name="P1"><text:soft-page-break/><text:span text:style-name="T3">position</text:span>: <text:span text:style-name="T2">absolute</text:span>;</text:p>
      <text:p text:style-name="P1"><text:span text:style-name="T3">top</text:span>:<text:span text:style-name="T8">50px</text:span>;</text:p>
      <text:p text:style-name="P1"><text:span text:style-name="T3">height</text:span>: <text:span text:style-name="T8">30px</text:span>;</text:p>
      <text:p text:style-name="P1"><text:span text:style-name="T3">z-index</text:span>: <text:span text:style-name="T8">2</text:span>;</text:p>
      <text:p text:style-name="P1"><text:span text:style-name="T3">opacity</text:span>: <text:span text:style-name="T8">0.8</text:span>;</text:p>
      <text:p text:style-name="P1"><text:span text:style-name="T3">background-color</text:span>: <text:span text:style-name="T2">#dc3545</text:span>; </text:p>
      <text:p text:style-name="P1"><text:span text:style-name="T3">color</text:span>: <text:span text:style-name="T2">white</text:span>; </text:p>
      <text:p text:style-name="P1"><text:span text:style-name="T3">display</text:span>: <text:span text:style-name="T2">flex</text:span>; </text:p>
      <text:p text:style-name="P1"><text:span text:style-name="T3">align-items</text:span>: <text:span text:style-name="T2">center</text:span>; </text:p>
      <text:p text:style-name="P1"><text:span text:style-name="T3">font-size</text:span>: <text:span text:style-name="T8">12px</text:span>; </text:p>
      <text:p text:style-name="P1"><text:span text:style-name="T3">padding-left</text:span>: <text:span text:style-name="T8">3px</text:span>;"&gt;</text:p>
      <text:p text:style-name="P1">}</text:p>
      <text:p text:style-name="P1"><text:span text:style-name="T7">.interruption</text:span> {</text:p>
      <text:p text:style-name="P1"><text:span text:style-name="T3">position</text:span>: <text:span text:style-name="T2">absolute</text:span>;</text:p>
      <text:p text:style-name="P1"><text:span text:style-name="T3">top</text:span>: <text:span text:style-name="T8">50px</text:span>;</text:p>
      <text:p text:style-name="P1"><text:span text:style-name="T3">height</text:span>: <text:span text:style-name="T8">30px</text:span>;</text:p>
      <text:p text:style-name="P1"><text:span text:style-name="T3">background-color</text:span>: <text:span text:style-name="T2">orange</text:span>;</text:p>
      <text:p text:style-name="P1"><text:span text:style-name="T3">opacity</text:span>: <text:span text:style-name="T8">0.8</text:span>;</text:p>
      <text:p text:style-name="P1"><text:span text:style-name="T3">z-index</text:span>: <text:span text:style-name="T8">3</text:span>;</text:p>
      <text:p text:style-name="P1">}</text:p>
      <text:p text:style-name="P1"><text:span text:style-name="T7">.holiday-marker</text:span> {</text:p>
      <text:p text:style-name="P1"><text:span text:style-name="T3">position</text:span>: <text:span text:style-name="T2">absolute</text:span>;</text:p>
      <text:p text:style-name="P1"><text:span text:style-name="T3">top</text:span>: <text:span text:style-name="T8">0</text:span>;</text:p>
      <text:p text:style-name="P1"><text:span text:style-name="T3">width</text:span>: <text:span text:style-name="T8">5px</text:span>;</text:p>
      <text:p text:style-name="P1"><text:span text:style-name="T3">height</text:span>: <text:span text:style-name="T8">100vh</text:span>;</text:p>
      <text:p text:style-name="P1"><text:span text:style-name="T3">background</text:span>: <text:span text:style-name="T4">rgb</text:span>(<text:span text:style-name="T8">192</text:span>, <text:span text:style-name="T8">45</text:span>, <text:span text:style-name="T8">50</text:span>);</text:p>
      <text:p text:style-name="P1"><text:span text:style-name="T3">z-index</text:span>: <text:span text:style-name="T8">1</text:span>;</text:p>
      <text:p text:style-name="P1"><text:span text:style-name="T3">pointer-events</text:span>: <text:span text:style-name="T2">none</text:span>; <text:span text:style-name="T9">/* Allow clicking through them */</text:span></text:p>
      <text:p text:style-name="P1">}</text:p>
      <text:p text:style-name="P6"/>
      <text:p text:style-name="P1"><text:span text:style-name="T7">.holiday-row</text:span>{</text:p>
      <text:p text:style-name="P1"><text:span text:style-name="T3">position</text:span>: <text:span text:style-name="T2">sticky</text:span>;</text:p>
      <text:p text:style-name="P1"><text:span text:style-name="T3">top</text:span>:<text:span text:style-name="T8">0</text:span>;</text:p>
      <text:p text:style-name="P1"><text:span text:style-name="T3">z-index</text:span>: <text:span text:style-name="T8">10</text:span>;</text:p>
      <text:p text:style-name="P1"><text:span text:style-name="T3">height</text:span>:<text:span text:style-name="T8">700px</text:span>;</text:p>
      <text:p text:style-name="P1"><text:span text:style-name="T3">background</text:span>: <text:span text:style-name="T2">white</text:span>;</text:p>
      <text:p text:style-name="P1">}</text:p>
      <text:p text:style-name="P1"><text:span text:style-name="T7">.today-marker</text:span> {</text:p>
      <text:p text:style-name="P1"><text:span text:style-name="T3">position</text:span>: <text:span text:style-name="T2">absolute</text:span>;</text:p>
      <text:p text:style-name="P1"><text:span text:style-name="T3">top</text:span>: <text:span text:style-name="T8">0</text:span>;</text:p>
      <text:p text:style-name="P1"><text:span text:style-name="T3">width</text:span>: <text:span text:style-name="T8">4px</text:span>;</text:p>
      <text:p text:style-name="P1"><text:span text:style-name="T3">height</text:span>: <text:span text:style-name="T8">100vh</text:span>;</text:p>
      <text:p text:style-name="P1"><text:span text:style-name="T3">background</text:span>: <text:span text:style-name="T2">green</text:span>;</text:p>
      <text:p text:style-name="P1"><text:span text:style-name="T3">z-index</text:span>: <text:span text:style-name="T8">10</text:span>;</text:p>
      <text:p text:style-name="P1">}</text:p>
      <text:p text:style-name="P4">/*pour masquer le soulignement d'un lien hypertexte, utiliser cette propriété*/</text:p>
      <text:p text:style-name="P1"><text:span text:style-name="T7">a</text:span> {</text:p>
      <text:p text:style-name="P1"><text:span text:style-name="T3">text-decoration</text:span>: <text:span text:style-name="T2">none</text:span>;</text:p>
      <text:p text:style-name="P1"><text:soft-page-break/>}</text:p>
      <text:p text:style-name="P1"><text:span text:style-name="T7">.grid-line</text:span> {</text:p>
      <text:p text:style-name="P1"><text:span text:style-name="T3">position</text:span>: <text:span text:style-name="T2">absolute</text:span>;</text:p>
      <text:p text:style-name="P1"><text:span text:style-name="T3">top</text:span>: <text:span text:style-name="T8">0</text:span>;</text:p>
      <text:p text:style-name="P1"><text:span text:style-name="T3">width</text:span>: <text:span text:style-name="T8">8px</text:span>;</text:p>
      <text:p text:style-name="P1"><text:span text:style-name="T3">height</text:span>: <text:span text:style-name="T8">100vh</text:span>;</text:p>
      <text:p text:style-name="P1"><text:span text:style-name="T3">background</text:span>: <text:span text:style-name="T2">#cbcbcb</text:span>; <text:span text:style-name="T9">/* rgba(0, 0, 0, 0.1); light gray line */</text:span></text:p>
      <text:p text:style-name="P1"><text:span text:style-name="T3">z-index</text:span>: <text:span text:style-name="T8">0</text:span>; <text:span text:style-name="T9">/* behind other elements */</text:span></text:p>
      <text:p text:style-name="P1"><text:span text:style-name="T3">pointer-events</text:span>: <text:span text:style-name="T2">none</text:span>; <text:span text:style-name="T9">/* clickable elements still work */</text:span></text:p>
      <text:p text:style-name="P1">}</text:p>
      <text:p text:style-name="P1"><text:span text:style-name="T5">&lt;/</text:span><text:span text:style-name="T6">style</text:span><text:span text:style-name="T5">&gt;</text:span></text:p>
      <text:p text:style-name="P1">{% <text:span text:style-name="T1">endblock</text:span> %}</text:p>
      <text:p text:style-name="P1">{% <text:span text:style-name="T1">block</text:span> <text:span text:style-name="T3">body</text:span> %}</text:p>
      <text:p text:style-name="P1"><text:span text:style-name="T5">&lt;</text:span><text:span text:style-name="T6">div</text:span> <text:span text:style-name="T3">class</text:span>=<text:span text:style-name="T2">"container-fluid py-2 px-0"</text:span><text:span text:style-name="T5">&gt;</text:span></text:p>
      <text:p text:style-name="P1"><text:span text:style-name="T5">&lt;</text:span><text:span text:style-name="T6">h1</text:span> <text:span text:style-name="T3">class</text:span>=<text:span text:style-name="T2">"h3 text-center my-3"</text:span><text:span text:style-name="T5">&gt;</text:span>Planning des Formations<text:span text:style-name="T5">&lt;/</text:span><text:span text:style-name="T6">h1</text:span><text:span text:style-name="T5">&gt;</text:span></text:p>
      <text:p text:style-name="P4">&lt;!-- CONTENEUR SCROLLABLE --&gt;</text:p>
      <text:p text:style-name="P1"><text:span text:style-name="T5">&lt;</text:span><text:span text:style-name="T6">div</text:span> <text:span text:style-name="T3">class</text:span>=<text:span text:style-name="T2">"gantt-scroll-wrapper"</text:span> <text:span text:style-name="T3">id</text:span>=<text:span text:style-name="T2">"scroll-wrapper"</text:span><text:span text:style-name="T5">&gt;</text:span></text:p>
      <text:p text:style-name="P1"><text:span text:style-name="T5">&lt;</text:span><text:span text:style-name="T6">div</text:span> <text:span text:style-name="T3">class</text:span>=<text:span text:style-name="T2">"gantt-scroll-inner"</text:span> <text:span text:style-name="T3">id</text:span>=<text:span text:style-name="T2">"scroll-inner"</text:span> <text:span text:style-name="T3">style</text:span>=<text:span text:style-name="T2">"min-width: {{ </text:span><text:span text:style-name="T3">total_days</text:span><text:span text:style-name="T2"> </text:span><text:span text:style-name="T10">*</text:span><text:span text:style-name="T2"> </text:span><text:span text:style-name="T3">day_width</text:span><text:span text:style-name="T2"> }}px;"</text:span><text:span text:style-name="T5">&gt;</text:span></text:p>
      <text:p text:style-name="P4">&lt;!-- HEADERS SYNCHRONISÉS --&gt;</text:p>
      <text:p text:style-name="P1"><text:span text:style-name="T5">&lt;</text:span><text:span text:style-name="T6">div</text:span> <text:span text:style-name="T3">class</text:span>=<text:span text:style-name="T2">"gantt-header"</text:span><text:span text:style-name="T5">&gt;</text:span></text:p>
      <text:p text:style-name="P1"><text:span text:style-name="T5">&lt;</text:span><text:span text:style-name="T6">div</text:span> <text:span text:style-name="T3">class</text:span>=<text:span text:style-name="T2">"timeline-row"</text:span><text:span text:style-name="T5">&gt;</text:span></text:p>
      <text:p text:style-name="P1">{% <text:span text:style-name="T1">for</text:span> <text:span text:style-name="T3">year</text:span>, <text:span text:style-name="T3">weeks</text:span> <text:span text:style-name="T10">in</text:span> <text:span text:style-name="T3">yearly_weeks</text:span> %}</text:p>
      <text:p text:style-name="P1"><text:span text:style-name="T5">&lt;</text:span><text:span text:style-name="T6">div</text:span> <text:span text:style-name="T3">class</text:span>=<text:span text:style-name="T2">"year-column"</text:span> <text:span text:style-name="T3">style</text:span>=<text:span text:style-name="T2">"width: {{ </text:span><text:span text:style-name="T3">weeks</text:span><text:span text:style-name="T2"> </text:span><text:span text:style-name="T10">*</text:span><text:span text:style-name="T2"> </text:span><text:span text:style-name="T8">7</text:span><text:span text:style-name="T2"> </text:span><text:span text:style-name="T10">*</text:span><text:span text:style-name="T2"> </text:span><text:span text:style-name="T3">day_width</text:span><text:span text:style-name="T2"> }}px"</text:span><text:span text:style-name="T5">&gt;</text:span>{{ <text:span text:style-name="T3">year</text:span> }}<text:span text:style-name="T5">&lt;/</text:span><text:span text:style-name="T6">div</text:span><text:span text:style-name="T5">&gt;</text:span></text:p>
      <text:p text:style-name="P1">{% <text:span text:style-name="T1">endfor</text:span> %}</text:p>
      <text:p text:style-name="P1"><text:span text:style-name="T5">&lt;/</text:span><text:span text:style-name="T6">div</text:span><text:span text:style-name="T5">&gt;</text:span></text:p>
      <text:p text:style-name="P1"><text:span text:style-name="T5">&lt;</text:span><text:span text:style-name="T6">div</text:span> <text:span text:style-name="T3">class</text:span>=<text:span text:style-name="T2">"timeline-row"</text:span><text:span text:style-name="T5">&gt;</text:span></text:p>
      <text:p text:style-name="P1">{% <text:span text:style-name="T1">for</text:span> <text:span text:style-name="T3">month</text:span> <text:span text:style-name="T10">in</text:span> <text:span text:style-name="T3">months</text:span> %}</text:p>
      <text:p text:style-name="P1">{% <text:span text:style-name="T1">set</text:span> <text:span text:style-name="T3">daysInMonth</text:span> <text:span text:style-name="T10">=</text:span> date_service.<text:span text:style-name="T3">getDaysInMonthFromString</text:span>(<text:span text:style-name="T3">month</text:span>) %}</text:p>
      <text:p text:style-name="P1"><text:span text:style-name="T5">&lt;</text:span><text:span text:style-name="T6">div</text:span> <text:span text:style-name="T3">class</text:span>=<text:span text:style-name="T2">"month-column"</text:span> <text:span text:style-name="T3">style</text:span>=<text:span text:style-name="T2">"width: {{ </text:span><text:span text:style-name="T3">daysInMonth</text:span><text:span text:style-name="T2"> </text:span><text:span text:style-name="T10">*</text:span><text:span text:style-name="T2"> </text:span><text:span text:style-name="T3">day_width</text:span><text:span text:style-name="T2"> }}px"</text:span><text:span text:style-name="T5">&gt;</text:span></text:p>
      <text:p text:style-name="P1">{{ <text:span text:style-name="T3">month</text:span><text:span text:style-name="T10">|</text:span><text:span text:style-name="T4">split</text:span>(<text:span text:style-name="T2">'-'</text:span>)[<text:span text:style-name="T8">1</text:span>]<text:span text:style-name="T10">|</text:span>month_name_fr }}</text:p>
      <text:p text:style-name="P1"><text:span text:style-name="T5">&lt;/</text:span><text:span text:style-name="T6">div</text:span><text:span text:style-name="T5">&gt;</text:span></text:p>
      <text:p text:style-name="P1">{% <text:span text:style-name="T1">endfor</text:span> %}</text:p>
      <text:p text:style-name="P1"><text:span text:style-name="T5">&lt;/</text:span><text:span text:style-name="T6">div</text:span><text:span text:style-name="T5">&gt;</text:span></text:p>
      <text:p text:style-name="P1"><text:span text:style-name="T5">&lt;</text:span><text:span text:style-name="T6">div</text:span> <text:span text:style-name="T3">class</text:span>=<text:span text:style-name="T2">"timeline-row"</text:span><text:span text:style-name="T5">&gt;</text:span></text:p>
      <text:p text:style-name="P1">{% <text:span text:style-name="T1">for</text:span> <text:span text:style-name="T3">week</text:span> <text:span text:style-name="T10">in</text:span> <text:span text:style-name="T3">all_weeks</text:span> %}</text:p>
      <text:p text:style-name="P1"><text:span text:style-name="T5">&lt;</text:span><text:span text:style-name="T6">div</text:span> <text:span text:style-name="T3">class</text:span>=<text:span text:style-name="T2">"week-column"</text:span> <text:span text:style-name="T3">style</text:span>=<text:span text:style-name="T2">"width: {{ </text:span><text:span text:style-name="T8">7</text:span><text:span text:style-name="T2"> </text:span><text:span text:style-name="T10">*</text:span><text:span text:style-name="T2"> </text:span><text:span text:style-name="T3">day_width</text:span><text:span text:style-name="T2"> }}px"</text:span><text:span text:style-name="T5">&gt;</text:span>{{ <text:span text:style-name="T3">week</text:span>.<text:span text:style-name="T3">number</text:span> }}<text:span text:style-name="T5">&lt;/</text:span><text:span text:style-name="T6">div</text:span><text:span text:style-name="T5">&gt;</text:span></text:p>
      <text:p text:style-name="P1">{% <text:span text:style-name="T1">endfor</text:span> %}</text:p>
      <text:p text:style-name="P1"><text:span text:style-name="T5">&lt;/</text:span><text:span text:style-name="T6">div</text:span><text:span text:style-name="T5">&gt;</text:span></text:p>
      <text:p text:style-name="P1"><text:span text:style-name="T5">&lt;</text:span><text:span text:style-name="T6">div</text:span> <text:span text:style-name="T3">class</text:span>=<text:span text:style-name="T2">"timeline-row"</text:span><text:span text:style-name="T5">&gt;</text:span></text:p>
      <text:p text:style-name="P1">{% <text:span text:style-name="T1">for</text:span> <text:span text:style-name="T3">week</text:span> <text:span text:style-name="T10">in</text:span> <text:span text:style-name="T3">all_weeks</text:span> %}</text:p>
      <text:p text:style-name="P1"><text:span text:style-name="T5">&lt;</text:span><text:span text:style-name="T6">div</text:span> <text:span text:style-name="T3">class</text:span>=<text:span text:style-name="T2">"total-stagiaires-column"</text:span> <text:span text:style-name="T3">style</text:span>=<text:span text:style-name="T2">"width: {{ </text:span><text:span text:style-name="T8">7</text:span><text:span text:style-name="T2"> </text:span><text:span text:style-name="T10">*</text:span><text:span text:style-name="T2"> </text:span><text:span text:style-name="T3">day_width</text:span><text:span text:style-name="T2"> }}px"</text:span><text:span text:style-name="T5">&gt;</text:span>{{ <text:span text:style-name="T3">week</text:span>.<text:span text:style-name="T3">total_stagiaires</text:span> }}<text:span text:style-name="T5">&lt;/</text:span><text:span text:style-name="T6">div</text:span><text:span text:style-name="T5">&gt;</text:span></text:p>
      <text:p text:style-name="P1">{% <text:span text:style-name="T1">endfor</text:span> %}</text:p>
      <text:p text:style-name="P1"><text:span text:style-name="T5">&lt;/</text:span><text:span text:style-name="T6">div</text:span><text:span text:style-name="T5">&gt;</text:span></text:p>
      <text:p text:style-name="P1"><text:span text:style-name="T5">&lt;</text:span><text:span text:style-name="T6">div</text:span> <text:span text:style-name="T3">class</text:span>=<text:span text:style-name="T2">"timeline-row"</text:span><text:span text:style-name="T5">&gt;</text:span></text:p>
      <text:p text:style-name="P1"><text:soft-page-break/>{% <text:span text:style-name="T1">for</text:span> <text:span text:style-name="T3">week</text:span> <text:span text:style-name="T10">in</text:span> <text:span text:style-name="T3">all_weeks</text:span> %}</text:p>
      <text:p text:style-name="P1"><text:span text:style-name="T5">&lt;</text:span><text:span text:style-name="T6">div</text:span> <text:span text:style-name="T3">class</text:span>=<text:span text:style-name="T2">"active-stagiaires-column"</text:span> <text:span text:style-name="T3">style</text:span>=<text:span text:style-name="T2">"width: {{ </text:span><text:span text:style-name="T8">7</text:span><text:span text:style-name="T2"> </text:span><text:span text:style-name="T10">*</text:span><text:span text:style-name="T2"> </text:span><text:span text:style-name="T3">day_width</text:span><text:span text:style-name="T2"> }}px"</text:span><text:span text:style-name="T5">&gt;</text:span>{{ <text:span text:style-name="T3">week</text:span>.<text:span text:style-name="T3">active_stagiaires</text:span> }}<text:span text:style-name="T5">&lt;/</text:span><text:span text:style-name="T6">div</text:span><text:span text:style-name="T5">&gt;</text:span></text:p>
      <text:p text:style-name="P1">{% <text:span text:style-name="T1">endfor</text:span> %}</text:p>
      <text:p text:style-name="P1"><text:span text:style-name="T5">&lt;/</text:span><text:span text:style-name="T6">div</text:span><text:span text:style-name="T5">&gt;</text:span></text:p>
      <text:p text:style-name="P1"><text:span text:style-name="T5">&lt;/</text:span><text:span text:style-name="T6">div</text:span><text:span text:style-name="T5">&gt;</text:span></text:p>
      <text:p text:style-name="P4">&lt;!-- BODY DU GANTT --&gt;</text:p>
      <text:p text:style-name="P1"><text:span text:style-name="T5">&lt;</text:span><text:span text:style-name="T6">div</text:span> <text:span text:style-name="T3">class</text:span>=<text:span text:style-name="T2">"gantt-scroll-body"</text:span><text:span text:style-name="T5">&gt;</text:span></text:p>
      <text:p text:style-name="P4">&lt;!-- Holiday Row --&gt;</text:p>
      <text:p text:style-name="P1"><text:span text:style-name="T5">&lt;</text:span><text:span text:style-name="T6">div</text:span> <text:span text:style-name="T3">class</text:span>=<text:span text:style-name="T2">"gantt-row"</text:span><text:span text:style-name="T5">&gt;</text:span></text:p>
      <text:p text:style-name="P1"><text:span text:style-name="T5">&lt;</text:span><text:span text:style-name="T6">div</text:span> <text:span text:style-name="T3">class</text:span>=<text:span text:style-name="T2">"formation-name"</text:span> <text:span text:style-name="T3">style</text:span>=<text:span text:style-name="T2">"background: transparent; border: none;"</text:span><text:span text:style-name="T5">&gt;&lt;/</text:span><text:span text:style-name="T6">div</text:span><text:span text:style-name="T5">&gt;</text:span></text:p>
      <text:p text:style-name="P1"><text:span text:style-name="T5">&lt;</text:span><text:span text:style-name="T6">div</text:span> <text:span text:style-name="T3">class</text:span>=<text:span text:style-name="T2">"holiday-row"</text:span><text:span text:style-name="T5">&gt;</text:span></text:p>
      <text:p text:style-name="P1"><text:span text:style-name="T5">&lt;</text:span><text:span text:style-name="T6">div</text:span> <text:span text:style-name="T3">class</text:span>=<text:span text:style-name="T2">"timeline-area"</text:span> <text:span text:style-name="T3">style</text:span>=<text:span text:style-name="T2">"width: {{ </text:span><text:span text:style-name="T3">total_days</text:span><text:span text:style-name="T2"> </text:span><text:span text:style-name="T10">*</text:span><text:span text:style-name="T2"> </text:span><text:span text:style-name="T3">day_width</text:span><text:span text:style-name="T2"> }}px; position: relative;"</text:span><text:span text:style-name="T5">&gt;</text:span></text:p>
      <text:p text:style-name="P1">{% <text:span text:style-name="T1">for</text:span> <text:span text:style-name="T3">holiday</text:span> <text:span text:style-name="T10">in</text:span> <text:span text:style-name="T3">holidays</text:span> %}</text:p>
      <text:p text:style-name="P1"><text:span text:style-name="T5">&lt;</text:span><text:span text:style-name="T6">div</text:span> <text:span text:style-name="T3">class</text:span>=<text:span text:style-name="T2">"holiday-marker"</text:span> <text:span text:style-name="T3">data-date</text:span>=<text:span text:style-name="T2">"{{ </text:span><text:span text:style-name="T3">holiday</text:span><text:span text:style-name="T2">.</text:span><text:span text:style-name="T3">date</text:span><text:span text:style-name="T10">|</text:span><text:span text:style-name="T4">date</text:span><text:span text:style-name="T2">('Y-m-d') }}"</text:span> <text:span text:style-name="T3">style</text:span>=<text:span text:style-name="T2">"left: {{ date_service.</text:span><text:span text:style-name="T3">getDaysBetween</text:span><text:span text:style-name="T2">(</text:span><text:span text:style-name="T3">start_date</text:span><text:span text:style-name="T2">, </text:span><text:span text:style-name="T3">holiday</text:span><text:span text:style-name="T2">.</text:span><text:span text:style-name="T3">date</text:span><text:span text:style-name="T2">) </text:span><text:span text:style-name="T10">*</text:span><text:span text:style-name="T2"> </text:span><text:span text:style-name="T3">day_width</text:span><text:span text:style-name="T2"> }}px;"</text:span><text:span text:style-name="T5">&gt;&lt;/</text:span><text:span text:style-name="T6">div</text:span><text:span text:style-name="T5">&gt;</text:span></text:p>
      <text:p text:style-name="P1">{% <text:span text:style-name="T1">endfor</text:span> %}</text:p>
      <text:p text:style-name="P1"><text:span text:style-name="T5">&lt;</text:span><text:span text:style-name="T6">div</text:span> <text:span text:style-name="T3">id</text:span>=<text:span text:style-name="T2">"today-marker"</text:span> <text:span text:style-name="T3">class</text:span>=<text:span text:style-name="T2">"today-marker"</text:span><text:span text:style-name="T5">&gt;&lt;/</text:span><text:span text:style-name="T6">div</text:span><text:span text:style-name="T5">&gt;</text:span></text:p>
      <text:p text:style-name="P1"><text:span text:style-name="T5">&lt;/</text:span><text:span text:style-name="T6">div</text:span><text:span text:style-name="T5">&gt;</text:span></text:p>
      <text:p text:style-name="P1">{% <text:span text:style-name="T1">for</text:span> <text:span text:style-name="T3">group</text:span>, <text:span text:style-name="T3">formations</text:span> <text:span text:style-name="T10">in</text:span> <text:span text:style-name="T3">grouped_formations</text:span> %}</text:p>
      <text:p text:style-name="P1">{% <text:span text:style-name="T1">for</text:span> <text:span text:style-name="T3">formation</text:span> <text:span text:style-name="T10">in</text:span> <text:span text:style-name="T3">formations</text:span> %}</text:p>
      <text:p text:style-name="P1"><text:span text:style-name="T5">&lt;</text:span><text:span text:style-name="T6">div</text:span> <text:span text:style-name="T3">class</text:span>=<text:span text:style-name="T2">"gantt-row d-flex"</text:span> <text:span text:style-name="T3">style</text:span>=<text:span text:style-name="T2">"margin-bottom: 5px;"</text:span><text:span text:style-name="T5">&gt;</text:span></text:p>
      <text:p text:style-name="P1"><text:span text:style-name="T5">&lt;</text:span><text:span text:style-name="T6">div</text:span> <text:span text:style-name="T3">class</text:span>=<text:span text:style-name="T2">"timeline-area"</text:span> <text:span text:style-name="T3">style</text:span>=<text:span text:style-name="T2">"width: {{ </text:span><text:span text:style-name="T3">total_days</text:span><text:span text:style-name="T2"> </text:span><text:span text:style-name="T10">*</text:span><text:span text:style-name="T2"> </text:span><text:span text:style-name="T3">day_width</text:span><text:span text:style-name="T2"> }}px; position:relative; height:27px;"</text:span><text:span text:style-name="T5">&gt;</text:span></text:p>
      <text:p text:style-name="P1">{% <text:span text:style-name="T1">for</text:span> <text:span text:style-name="T3">i</text:span> <text:span text:style-name="T10">in</text:span> <text:span text:style-name="T8">0</text:span>..(<text:span text:style-name="T3">total_days</text:span> <text:span text:style-name="T10">//</text:span> <text:span text:style-name="T8">7</text:span>) %}</text:p>
      <text:p text:style-name="P1"><text:span text:style-name="T5">&lt;</text:span><text:span text:style-name="T6">div</text:span> <text:span text:style-name="T3">class</text:span>=<text:span text:style-name="T2">"grid-line"</text:span> <text:span text:style-name="T3">style</text:span>=<text:span text:style-name="T2">"left: {{ </text:span><text:span text:style-name="T3">i</text:span><text:span text:style-name="T2"> </text:span><text:span text:style-name="T10">*</text:span><text:span text:style-name="T2"> </text:span><text:span text:style-name="T8">7</text:span><text:span text:style-name="T2"> </text:span><text:span text:style-name="T10">*</text:span><text:span text:style-name="T2"> </text:span><text:span text:style-name="T3">day_width</text:span><text:span text:style-name="T2"> }}px;"</text:span><text:span text:style-name="T5">&gt;&lt;/</text:span><text:span text:style-name="T6">div</text:span><text:span text:style-name="T5">&gt;</text:span></text:p>
      <text:p text:style-name="P1">{% <text:span text:style-name="T1">endfor</text:span> %}</text:p>
      <text:p text:style-name="P4">&lt;!-- Bar Formation --&gt;</text:p>
      <text:p text:style-name="P1"><text:span text:style-name="T5">&lt;</text:span><text:span text:style-name="T6">a</text:span> <text:span text:style-name="T3">href</text:span>=<text:span text:style-name="T2">"{{ path('app_formation_edit', {'id': </text:span><text:span text:style-name="T3">formation</text:span><text:span text:style-name="T2">.</text:span><text:span text:style-name="T3">id</text:span><text:span text:style-name="T2">}) }}"</text:span></text:p>
      <text:p text:style-name="P1"><text:span text:style-name="T3">class</text:span>=<text:span text:style-name="T2">"formation-bar"</text:span></text:p>
      <text:p text:style-name="P1"><text:span text:style-name="T3">data-start</text:span>=<text:span text:style-name="T2">"{{ </text:span><text:span text:style-name="T3">formation</text:span><text:span text:style-name="T2">.</text:span><text:span text:style-name="T3">dateDebut</text:span><text:span text:style-name="T2"> </text:span><text:span text:style-name="T10">?</text:span><text:span text:style-name="T2"> </text:span><text:span text:style-name="T3">formation</text:span><text:span text:style-name="T2">.</text:span><text:span text:style-name="T3">dateDebut</text:span><text:span text:style-name="T10">|</text:span><text:span text:style-name="T4">date</text:span><text:span text:style-name="T2">('Y-m-d') </text:span><text:span text:style-name="T10">:</text:span><text:span text:style-name="T2"> '' }}"</text:span></text:p>
      <text:p text:style-name="P1"><text:span text:style-name="T3">data-end</text:span>=<text:span text:style-name="T2">"{{ </text:span><text:span text:style-name="T3">formation</text:span><text:span text:style-name="T2">.</text:span><text:span text:style-name="T3">dateFin</text:span><text:span text:style-name="T2"> </text:span><text:span text:style-name="T10">?</text:span><text:span text:style-name="T2"> </text:span><text:span text:style-name="T3">formation</text:span><text:span text:style-name="T2">.</text:span><text:span text:style-name="T3">dateFin</text:span><text:span text:style-name="T10">|</text:span><text:span text:style-name="T4">date</text:span><text:span text:style-name="T2">('Y-m-d') </text:span><text:span text:style-name="T10">:</text:span><text:span text:style-name="T2"> '' }}"</text:span></text:p>
      <text:p text:style-name="P1"><text:span text:style-name="T3">data-grn</text:span>=<text:span text:style-name="T2">"{{ </text:span><text:span text:style-name="T3">formation</text:span><text:span text:style-name="T2">.</text:span><text:span text:style-name="T3">groupeRattachement</text:span><text:span text:style-name="T2"> }}"</text:span><text:span text:style-name="T5">&gt;</text:span></text:p>
      <text:p text:style-name="P1">{{ <text:span text:style-name="T3">formation</text:span>.<text:span text:style-name="T3">nom</text:span> }} {{ <text:span text:style-name="T3">formation</text:span>.<text:span text:style-name="T3">numero</text:span> }} [{{ <text:span text:style-name="T3">formation</text:span>.<text:span text:style-name="T3">nombreStagiaires</text:span> ?? <text:span text:style-name="T8">0</text:span> }}]</text:p>
      <text:p text:style-name="P1">{{ <text:span text:style-name="T3">formation</text:span>.<text:span text:style-name="T3">dateDebut</text:span> <text:span text:style-name="T10">?</text:span> <text:span text:style-name="T3">formation</text:span>.<text:span text:style-name="T3">dateDebut</text:span><text:span text:style-name="T10">|</text:span><text:span text:style-name="T4">date</text:span>(<text:span text:style-name="T2">'d/m/Y'</text:span>) <text:span text:style-name="T10">:</text:span> <text:span text:style-name="T2">'-'</text:span> }}</text:p>
      <text:p text:style-name="P1">{% <text:span text:style-name="T1">if</text:span> <text:span text:style-name="T3">formation</text:span>.<text:span text:style-name="T3">dateFin</text:span> %}→ {{ <text:span text:style-name="T3">formation</text:span>.<text:span text:style-name="T3">dateFin</text:span><text:span text:style-name="T10">|</text:span><text:span text:style-name="T4">date</text:span>(<text:span text:style-name="T2">'d/m/Y'</text:span>) }}{% <text:span text:style-name="T1">endif</text:span> %}</text:p>
      <text:p text:style-name="P1">{% <text:span text:style-name="T1">if</text:span> <text:span text:style-name="T3">formation</text:span>.<text:span text:style-name="T3">nombreHeures</text:span> %} {{ <text:span text:style-name="T3">formation</text:span>.<text:span text:style-name="T3">nombreHeures</text:span> }} h{% <text:span text:style-name="T1">endif</text:span> %}</text:p>
      <text:p text:style-name="P1"><text:span text:style-name="T5">&lt;/</text:span><text:span text:style-name="T6">a</text:span><text:span text:style-name="T5">&gt;</text:span></text:p>
      <text:p text:style-name="P4">&lt;!-- Périodes en entreprise --&gt;</text:p>
      <text:p text:style-name="P1">{% <text:span text:style-name="T1">for</text:span> <text:span text:style-name="T3">periode</text:span> <text:span text:style-name="T10">in</text:span> <text:span text:style-name="T3">formation</text:span>.<text:span text:style-name="T3">periodEnEntreprises</text:span> %}</text:p>
      <text:p text:style-name="P1"><text:span text:style-name="T5">&lt;</text:span><text:span text:style-name="T6">a</text:span> <text:span text:style-name="T3">href</text:span>=<text:span text:style-name="T2">"{{ path('app_period_en_entreprise_edit', {'id': </text:span><text:span text:style-name="T3">periode</text:span><text:span text:style-name="T2">.</text:span><text:span text:style-name="T3">id</text:span><text:span text:style-name="T2">}) }}"</text:span></text:p>
      <text:p text:style-name="P1"><text:span text:style-name="T3">class</text:span>=<text:span text:style-name="T2">"entreprise-period"</text:span></text:p>
      <text:p text:style-name="P1"><text:span text:style-name="T3">data-start</text:span>=<text:span text:style-name="T2">"{{ </text:span><text:span text:style-name="T3">periode</text:span><text:span text:style-name="T2">.</text:span><text:span text:style-name="T3">dateDebut</text:span><text:span text:style-name="T10">|</text:span><text:span text:style-name="T4">date</text:span><text:span text:style-name="T2">('Y-m-d') }}"</text:span></text:p>
      <text:p text:style-name="P1"><text:span text:style-name="T3">data-end</text:span>=<text:span text:style-name="T2">"{{ </text:span><text:span text:style-name="T3">periode</text:span><text:span text:style-name="T2">.</text:span><text:span text:style-name="T3">dateFin</text:span><text:span text:style-name="T10">|</text:span><text:span text:style-name="T4">date</text:span><text:span text:style-name="T2">('Y-m-d') }}"</text:span><text:span text:style-name="T5">&gt;</text:span></text:p>
      <text:p text:style-name="P1"><text:soft-page-break/>{{ <text:span text:style-name="T3">periode</text:span>.<text:span text:style-name="T3">dateDebut</text:span><text:span text:style-name="T10">|</text:span><text:span text:style-name="T4">date</text:span>(<text:span text:style-name="T2">'d/m/Y'</text:span>) }} -</text:p>
      <text:p text:style-name="P1">{{ <text:span text:style-name="T3">periode</text:span>.<text:span text:style-name="T3">dateFin</text:span><text:span text:style-name="T10">|</text:span><text:span text:style-name="T4">date</text:span>(<text:span text:style-name="T2">'d/m/Y'</text:span>) }}</text:p>
      <text:p text:style-name="P1">{{ <text:span text:style-name="T3">periode</text:span>.<text:span text:style-name="T3">numbreHeures</text:span> }} h</text:p>
      <text:p text:style-name="P1"><text:span text:style-name="T5">&lt;/</text:span><text:span text:style-name="T6">a</text:span><text:span text:style-name="T5">&gt;</text:span></text:p>
      <text:p text:style-name="P1">{% <text:span text:style-name="T1">endfor</text:span> %}</text:p>
      <text:p text:style-name="P4">&lt;!-- Période de validation --&gt;</text:p>
      <text:p text:style-name="P1">{% <text:span text:style-name="T1">if</text:span> <text:span text:style-name="T3">formation</text:span>.<text:span text:style-name="T3">dateDebutValidation</text:span> <text:span text:style-name="T10">and</text:span> <text:span text:style-name="T3">formation</text:span>.<text:span text:style-name="T3">dateFinValidation</text:span> %}</text:p>
      <text:p text:style-name="P1"><text:span text:style-name="T5">&lt;</text:span><text:span text:style-name="T6">div</text:span> <text:span text:style-name="T3">class</text:span>=<text:span text:style-name="T2">"validation-bar"</text:span></text:p>
      <text:p text:style-name="P1"><text:span text:style-name="T3">data-start</text:span>=<text:span text:style-name="T2">"{{ </text:span><text:span text:style-name="T3">formation</text:span><text:span text:style-name="T2">.</text:span><text:span text:style-name="T3">dateDebutValidation</text:span><text:span text:style-name="T10">|</text:span><text:span text:style-name="T4">date</text:span><text:span text:style-name="T2">('Y-m-d') }}"</text:span></text:p>
      <text:p text:style-name="P1"><text:span text:style-name="T3">data-end</text:span>=<text:span text:style-name="T2">"{{ </text:span><text:span text:style-name="T3">formation</text:span><text:span text:style-name="T2">.</text:span><text:span text:style-name="T3">dateFinValidation</text:span><text:span text:style-name="T10">|</text:span><text:span text:style-name="T4">date</text:span><text:span text:style-name="T2">('Y-m-d') }}"</text:span><text:span text:style-name="T5">&gt;</text:span></text:p>
      <text:p text:style-name="P4">{# {{ formation.dateDebutValidation|date('d/m/Y') }} →</text:p>
      <text:p text:style-name="P4">{{ formation.dateFinValidation|date('d/m/Y') }} #}</text:p>
      <text:p text:style-name="P1"><text:span text:style-name="T5">&lt;/</text:span><text:span text:style-name="T6">div</text:span><text:span text:style-name="T5">&gt;</text:span></text:p>
      <text:p text:style-name="P1">{% <text:span text:style-name="T1">endif</text:span> %}</text:p>
      <text:p text:style-name="P2"><text:line-break/></text:p>
      <text:p text:style-name="P4">&lt;!-- Interruptions --&gt;</text:p>
      <text:p text:style-name="P1">{% <text:span text:style-name="T1">for</text:span> <text:span text:style-name="T3">interruption</text:span> <text:span text:style-name="T10">in</text:span> <text:span text:style-name="T3">formation</text:span>.<text:span text:style-name="T3">interruptions</text:span> %}</text:p>
      <text:p text:style-name="P1"><text:span text:style-name="T5">&lt;</text:span><text:span text:style-name="T6">div</text:span> <text:span text:style-name="T3">class</text:span>=<text:span text:style-name="T2">"interruption"</text:span></text:p>
      <text:p text:style-name="P1"><text:span text:style-name="T3">data-start</text:span>=<text:span text:style-name="T2">"{{ </text:span><text:span text:style-name="T3">interruption</text:span><text:span text:style-name="T2">.</text:span><text:span text:style-name="T3">dateDebut</text:span><text:span text:style-name="T10">|</text:span><text:span text:style-name="T4">date</text:span><text:span text:style-name="T2">('Y-m-d') }}"</text:span></text:p>
      <text:p text:style-name="P1"><text:span text:style-name="T3">data-end</text:span>=<text:span text:style-name="T2">"{{ </text:span><text:span text:style-name="T3">interruption</text:span><text:span text:style-name="T2">.</text:span><text:span text:style-name="T3">dateFin</text:span><text:span text:style-name="T10">|</text:span><text:span text:style-name="T4">date</text:span><text:span text:style-name="T2">('Y-m-d') }}"</text:span><text:span text:style-name="T5">&gt;</text:span></text:p>
      <text:p text:style-name="P1"><text:span text:style-name="T5">&lt;/</text:span><text:span text:style-name="T6">div</text:span><text:span text:style-name="T5">&gt;</text:span></text:p>
      <text:p text:style-name="P1">{% <text:span text:style-name="T1">endfor</text:span> %}</text:p>
      <text:p text:style-name="P1"><text:span text:style-name="T5">&lt;/</text:span><text:span text:style-name="T6">div</text:span><text:span text:style-name="T5">&gt;</text:span></text:p>
      <text:p text:style-name="P1"><text:span text:style-name="T5">&lt;/</text:span><text:span text:style-name="T6">div</text:span><text:span text:style-name="T5">&gt;</text:span></text:p>
      <text:p text:style-name="P1">{% <text:span text:style-name="T1">endfor</text:span> %}</text:p>
      <text:p text:style-name="P1">{% <text:span text:style-name="T1">endfor</text:span> %}</text:p>
      <text:p text:style-name="P1"><text:span text:style-name="T5">&lt;/</text:span><text:span text:style-name="T6">div</text:span><text:span text:style-name="T5">&gt;</text:span></text:p>
      <text:p text:style-name="P1"><text:span text:style-name="T5">&lt;/</text:span><text:span text:style-name="T6">div</text:span><text:span text:style-name="T5">&gt;</text:span></text:p>
      <text:p text:style-name="P1"><text:span text:style-name="T5">&lt;/</text:span><text:span text:style-name="T6">div</text:span><text:span text:style-name="T5">&gt;</text:span></text:p>
      <text:p text:style-name="P1"><text:span text:style-name="T5">&lt;/</text:span><text:span text:style-name="T6">div</text:span><text:span text:style-name="T5">&gt;</text:span></text:p>
      <text:p text:style-name="P1"><text:span text:style-name="T5">&lt;/</text:span><text:span text:style-name="T6">div</text:span><text:span text:style-name="T5">&gt;</text:span></text:p>
      <text:p text:style-name="P1"><text:span text:style-name="T5">&lt;/</text:span><text:span text:style-name="T6">div</text:span><text:span text:style-name="T5">&gt;</text:span></text:p>
      <text:p text:style-name="P1">{% <text:span text:style-name="T1">endblock</text:span> %}</text:p>
      <text:p text:style-name="P1">{% <text:span text:style-name="T1">block</text:span> <text:span text:style-name="T3">javascripts</text:span> %}</text:p>
      <text:p text:style-name="P1">{{ <text:span text:style-name="T4">parent</text:span>() }}</text:p>
      <text:p text:style-name="P1"><text:span text:style-name="T5">&lt;</text:span><text:span text:style-name="T6">script</text:span><text:span text:style-name="T5">&gt;</text:span></text:p>
      <text:p text:style-name="P1"><text:span text:style-name="T3">document</text:span>.<text:span text:style-name="T4">addEventListener</text:span>(<text:span text:style-name="T2">'DOMContentLoaded'</text:span>, <text:span text:style-name="T6">function</text:span> () {</text:p>
      <text:p text:style-name="P1"><text:span text:style-name="T6">const</text:span> <text:span text:style-name="T11">wrapper</text:span> <text:span text:style-name="T10">=</text:span> <text:span text:style-name="T3">document</text:span>.<text:span text:style-name="T4">getElementById</text:span>(<text:span text:style-name="T2">'scroll-wrapper'</text:span>);</text:p>
      <text:p text:style-name="P1"><text:span text:style-name="T6">const</text:span> <text:span text:style-name="T11">header</text:span> <text:span text:style-name="T10">=</text:span> <text:span text:style-name="T3">document</text:span>.<text:span text:style-name="T4">querySelector</text:span>(<text:span text:style-name="T2">'.gantt-header'</text:span>);</text:p>
      <text:p text:style-name="P1"><text:span text:style-name="T6">const</text:span> <text:span text:style-name="T11">dayWidth</text:span> <text:span text:style-name="T10">=</text:span> {{ <text:span text:style-name="T3">day_width</text:span> }};</text:p>
      <text:p text:style-name="P1"><text:span text:style-name="T6">const</text:span> <text:span text:style-name="T11">startDate</text:span> <text:span text:style-name="T10">=</text:span> <text:span text:style-name="T6">new</text:span> <text:span text:style-name="T4">Date</text:span>(<text:span text:style-name="T2">'{{ start_date|date('</text:span><text:span text:style-name="T11">Y</text:span><text:span text:style-name="T10">-</text:span><text:span text:style-name="T3">m</text:span><text:span text:style-name="T10">-</text:span><text:span text:style-name="T3">d</text:span><text:span text:style-name="T2">') }}'</text:span>);</text:p>
      <text:p text:style-name="P1"><text:span text:style-name="T6">const</text:span> <text:span text:style-name="T11">endDate</text:span> <text:span text:style-name="T10">=</text:span> <text:span text:style-name="T6">new</text:span> <text:span text:style-name="T4">Date</text:span>(<text:span text:style-name="T2">'{{ end_date|date('</text:span><text:span text:style-name="T11">Y</text:span><text:span text:style-name="T10">-</text:span><text:span text:style-name="T3">m</text:span><text:span text:style-name="T10">-</text:span><text:span text:style-name="T3">d</text:span><text:span text:style-name="T2">') }}'</text:span>);</text:p>
      <text:p text:style-name="P4">// Normalize time to midnight for safe calculations</text:p>
      <text:p text:style-name="P1"><text:span text:style-name="T3">startDate</text:span>.<text:span text:style-name="T4">setHours</text:span>(<text:span text:style-name="T8">0</text:span>, <text:span text:style-name="T8">0</text:span>, <text:span text:style-name="T8">0</text:span>, <text:span text:style-name="T8">0</text:span>);</text:p>
      <text:p text:style-name="P1"><text:span text:style-name="T3">endDate</text:span>.<text:span text:style-name="T4">setHours</text:span>(<text:span text:style-name="T8">0</text:span>, <text:span text:style-name="T8">0</text:span>, <text:span text:style-name="T8">0</text:span>, <text:span text:style-name="T8">0</text:span>);</text:p>
      <text:p text:style-name="P1"><text:span text:style-name="T6">function</text:span> <text:span text:style-name="T4">positionElements</text:span>() { <text:span text:style-name="T9">// Position holiday markers</text:span></text:p>
      <text:p text:style-name="P1"><text:soft-page-break/><text:span text:style-name="T3">document</text:span>.<text:span text:style-name="T4">querySelectorAll</text:span>(<text:span text:style-name="T2">'.holiday-marker'</text:span>).<text:span text:style-name="T4">forEach</text:span>(<text:span text:style-name="T3">marker</text:span> <text:span text:style-name="T6">=&gt;</text:span> {</text:p>
      <text:p text:style-name="P1"><text:span text:style-name="T6">const</text:span> <text:span text:style-name="T11">date</text:span> <text:span text:style-name="T10">=</text:span> <text:span text:style-name="T6">new</text:span> <text:span text:style-name="T4">Date</text:span>(<text:span text:style-name="T3">marker</text:span>.<text:span text:style-name="T3">dataset</text:span>.<text:span text:style-name="T3">date</text:span>);</text:p>
      <text:p text:style-name="P1"><text:span text:style-name="T3">date</text:span>.<text:span text:style-name="T4">setHours</text:span>(<text:span text:style-name="T8">0</text:span>, <text:span text:style-name="T8">0</text:span>, <text:span text:style-name="T8">0</text:span>, <text:span text:style-name="T8">0</text:span>);</text:p>
      <text:p text:style-name="P1"><text:span text:style-name="T6">const</text:span> <text:span text:style-name="T11">offset</text:span> <text:span text:style-name="T10">=</text:span> <text:span text:style-name="T3">Math</text:span>.<text:span text:style-name="T4">floor</text:span>((<text:span text:style-name="T3">date</text:span> <text:span text:style-name="T10">-</text:span> <text:span text:style-name="T3">startDate</text:span>) <text:span text:style-name="T10">/</text:span> (<text:span text:style-name="T8">86400</text:span> <text:span text:style-name="T10">*</text:span> <text:span text:style-name="T8">1000</text:span>));</text:p>
      <text:p text:style-name="P1"><text:span text:style-name="T3">marker</text:span>.<text:span text:style-name="T3">style</text:span>.<text:span text:style-name="T3">left</text:span> <text:span text:style-name="T10">=</text:span> <text:span text:style-name="T2">`</text:span><text:span text:style-name="T6">${</text:span></text:p>
      <text:p text:style-name="P1"><text:span text:style-name="T3">offset</text:span><text:span text:style-name="T10"> * </text:span><text:span text:style-name="T3">dayWidth</text:span></text:p>
      <text:p text:style-name="P1"><text:span text:style-name="T6">}</text:span><text:span text:style-name="T2">px`</text:span>;</text:p>
      <text:p text:style-name="P1">});</text:p>
      <text:p text:style-name="P4">// Position validation periods (red bar)</text:p>
      <text:p text:style-name="P4">/*document.querySelectorAll('.validation-bar').forEach(el =&gt; {</text:p>
      <text:p text:style-name="P4">const start = new Date(el.dataset.start);</text:p>
      <text:p text:style-name="P4">const end = new Date(el.dataset.end);</text:p>
      <text:p text:style-name="P4">const offset = Math.floor((start - startDate) / (86400 * 1000));</text:p>
      <text:p text:style-name="P4">const width = Math.floor((end - start) / (86400 * 1000)) + 1;</text:p>
      <text:p text:style-name="P4">el.style.left = `${offset * dayWidth}px`;</text:p>
      <text:p text:style-name="P4">el.style.width = `${width * dayWidth}px`;</text:p>
      <text:p text:style-name="P4">});*/</text:p>
      <text:p text:style-name="P4">// Position formation bars, entreprise periods, and interruptions</text:p>
      <text:p text:style-name="P1"><text:span text:style-name="T3">document</text:span>.<text:span text:style-name="T4">querySelectorAll</text:span>(<text:span text:style-name="T2">'.formation-bar, .entreprise-period, .interruption, .validation-bar'</text:span>).<text:span text:style-name="T4">forEach</text:span>(<text:span text:style-name="T3">el</text:span> <text:span text:style-name="T6">=&gt;</text:span> {</text:p>
      <text:p text:style-name="P1"><text:span text:style-name="T6">const</text:span> <text:span text:style-name="T11">start</text:span> <text:span text:style-name="T10">=</text:span> <text:span text:style-name="T6">new</text:span> <text:span text:style-name="T4">Date</text:span>(<text:span text:style-name="T3">el</text:span>.<text:span text:style-name="T3">dataset</text:span>.<text:span text:style-name="T3">start</text:span>);</text:p>
      <text:p text:style-name="P1"><text:span text:style-name="T6">const</text:span> <text:span text:style-name="T11">end</text:span> <text:span text:style-name="T10">=</text:span> <text:span text:style-name="T6">new</text:span> <text:span text:style-name="T4">Date</text:span>(<text:span text:style-name="T3">el</text:span>.<text:span text:style-name="T3">dataset</text:span>.<text:span text:style-name="T3">end</text:span>);</text:p>
      <text:p text:style-name="P1"><text:span text:style-name="T3">start</text:span>.<text:span text:style-name="T4">setHours</text:span>(<text:span text:style-name="T8">0</text:span>, <text:span text:style-name="T8">0</text:span>, <text:span text:style-name="T8">0</text:span>, <text:span text:style-name="T8">0</text:span>);</text:p>
      <text:p text:style-name="P1"><text:span text:style-name="T3">end</text:span>.<text:span text:style-name="T4">setHours</text:span>(<text:span text:style-name="T8">0</text:span>, <text:span text:style-name="T8">0</text:span>, <text:span text:style-name="T8">0</text:span>, <text:span text:style-name="T8">0</text:span>);</text:p>
      <text:p text:style-name="P1"><text:span text:style-name="T6">const</text:span> <text:span text:style-name="T11">offset</text:span> <text:span text:style-name="T10">=</text:span> <text:span text:style-name="T3">Math</text:span>.<text:span text:style-name="T4">floor</text:span>((<text:span text:style-name="T3">start</text:span> <text:span text:style-name="T10">-</text:span> <text:span text:style-name="T3">startDate</text:span>) <text:span text:style-name="T10">/</text:span> (<text:span text:style-name="T8">86400</text:span> <text:span text:style-name="T10">*</text:span> <text:span text:style-name="T8">1000</text:span>));</text:p>
      <text:p text:style-name="P1"><text:span text:style-name="T6">const</text:span> <text:span text:style-name="T11">width</text:span> <text:span text:style-name="T10">=</text:span> <text:span text:style-name="T3">Math</text:span>.<text:span text:style-name="T4">floor</text:span>((<text:span text:style-name="T3">end</text:span> <text:span text:style-name="T10">-</text:span> <text:span text:style-name="T3">start</text:span>) <text:span text:style-name="T10">/</text:span> (<text:span text:style-name="T8">86400</text:span> <text:span text:style-name="T10">*</text:span> <text:span text:style-name="T8">1000</text:span>)) <text:span text:style-name="T10">+</text:span> <text:span text:style-name="T8">1</text:span>;</text:p>
      <text:p text:style-name="P1"><text:span text:style-name="T3">el</text:span>.<text:span text:style-name="T3">style</text:span>.<text:span text:style-name="T3">left</text:span> <text:span text:style-name="T10">=</text:span> <text:span text:style-name="T2">`</text:span><text:span text:style-name="T6">${</text:span></text:p>
      <text:p text:style-name="P1"><text:span text:style-name="T3">offset</text:span><text:span text:style-name="T10"> * </text:span><text:span text:style-name="T3">dayWidth</text:span></text:p>
      <text:p text:style-name="P1"><text:span text:style-name="T6">}</text:span><text:span text:style-name="T2">px`</text:span>;</text:p>
      <text:p text:style-name="P1"><text:span text:style-name="T3">el</text:span>.<text:span text:style-name="T3">style</text:span>.<text:span text:style-name="T3">width</text:span> <text:span text:style-name="T10">=</text:span> <text:span text:style-name="T2">`</text:span><text:span text:style-name="T6">${</text:span></text:p>
      <text:p text:style-name="P1"><text:span text:style-name="T3">width</text:span><text:span text:style-name="T10"> * </text:span><text:span text:style-name="T3">dayWidth</text:span></text:p>
      <text:p text:style-name="P1"><text:span text:style-name="T6">}</text:span><text:span text:style-name="T2">px`</text:span>;</text:p>
      <text:p text:style-name="P1">});</text:p>
      <text:p text:style-name="P4">// Position today marker if within range</text:p>
      <text:p text:style-name="P1"><text:span text:style-name="T6">const</text:span> <text:span text:style-name="T11">today</text:span> <text:span text:style-name="T10">=</text:span> <text:span text:style-name="T6">new</text:span> <text:span text:style-name="T4">Date</text:span>();</text:p>
      <text:p text:style-name="P1"><text:span text:style-name="T3">today</text:span>.<text:span text:style-name="T4">setHours</text:span>(<text:span text:style-name="T8">0</text:span>, <text:span text:style-name="T8">0</text:span>, <text:span text:style-name="T8">0</text:span>, <text:span text:style-name="T8">0</text:span>);</text:p>
      <text:p text:style-name="P1"><text:span text:style-name="T6">const</text:span> <text:span text:style-name="T11">todayMarker</text:span> <text:span text:style-name="T10">=</text:span> <text:span text:style-name="T3">document</text:span>.<text:span text:style-name="T4">getElementById</text:span>(<text:span text:style-name="T2">'today-marker'</text:span>);</text:p>
      <text:p text:style-name="P1"><text:span text:style-name="T1">if</text:span> (<text:span text:style-name="T3">today</text:span> <text:span text:style-name="T10">&gt;=</text:span> <text:span text:style-name="T3">startDate</text:span> <text:span text:style-name="T10">&amp;&amp;</text:span> <text:span text:style-name="T3">today</text:span> <text:span text:style-name="T10">&lt;=</text:span> <text:span text:style-name="T3">endDate</text:span> <text:span text:style-name="T10">&amp;&amp;</text:span> <text:span text:style-name="T3">todayMarker</text:span>) {</text:p>
      <text:p text:style-name="P1"><text:span text:style-name="T6">const</text:span> <text:span text:style-name="T11">offsetToday</text:span> <text:span text:style-name="T10">=</text:span> <text:span text:style-name="T3">Math</text:span>.<text:span text:style-name="T4">floor</text:span>((<text:span text:style-name="T3">today</text:span> <text:span text:style-name="T10">-</text:span> <text:span text:style-name="T3">startDate</text:span>) <text:span text:style-name="T10">/</text:span> (<text:span text:style-name="T8">86400</text:span> <text:span text:style-name="T10">*</text:span> <text:span text:style-name="T8">1000</text:span>));</text:p>
      <text:p text:style-name="P1"><text:span text:style-name="T3">todayMarker</text:span>.<text:span text:style-name="T3">style</text:span>.<text:span text:style-name="T3">left</text:span> <text:span text:style-name="T10">=</text:span> <text:span text:style-name="T2">`</text:span><text:span text:style-name="T6">${</text:span></text:p>
      <text:p text:style-name="P1"><text:span text:style-name="T3">offsetToday</text:span><text:span text:style-name="T10"> * </text:span><text:span text:style-name="T3">dayWidth</text:span></text:p>
      <text:p text:style-name="P1"><text:span text:style-name="T6">}</text:span><text:span text:style-name="T2">px`</text:span>;</text:p>
      <text:p text:style-name="P1"><text:span text:style-name="T3">todayMarker</text:span>.<text:span text:style-name="T3">style</text:span>.<text:span text:style-name="T3">display</text:span> <text:span text:style-name="T10">=</text:span> <text:span text:style-name="T2">'block'</text:span>;</text:p>
      <text:p text:style-name="P1">} <text:span text:style-name="T1">else</text:span> <text:span text:style-name="T1">if</text:span> (<text:span text:style-name="T3">todayMarker</text:span>) {</text:p>
      <text:p text:style-name="P1"><text:span text:style-name="T3">todayMarker</text:span>.<text:span text:style-name="T3">style</text:span>.<text:span text:style-name="T3">display</text:span> <text:span text:style-name="T10">=</text:span> <text:span text:style-name="T2">'none'</text:span>;</text:p>
      <text:p text:style-name="P1">}</text:p>
      <text:p text:style-name="P1">}</text:p>
      <text:p text:style-name="P4">// Call the positioning logic once on load</text:p>
      <text:p text:style-name="P1"><text:soft-page-break/><text:span text:style-name="T4">positionElements</text:span>();</text:p>
      <text:p text:style-name="P4">// Sync scroll between gantt body and header</text:p>
      <text:p text:style-name="P1"><text:span text:style-name="T3">wrapper</text:span>.<text:span text:style-name="T4">addEventListener</text:span>(<text:span text:style-name="T2">'scroll'</text:span>, () <text:span text:style-name="T6">=&gt;</text:span> {</text:p>
      <text:p text:style-name="P1"><text:span text:style-name="T3">header</text:span>.<text:span text:style-name="T3">scrollLeft</text:span> <text:span text:style-name="T10">=</text:span> <text:span text:style-name="T3">wrapper</text:span>.<text:span text:style-name="T3">scrollLeft</text:span>;</text:p>
      <text:p text:style-name="P1">});</text:p>
      <text:p text:style-name="P4">// Drag-to-scroll functionality</text:p>
      <text:p text:style-name="P1"><text:span text:style-name="T6">let</text:span> <text:span text:style-name="T3">isDragging</text:span> <text:span text:style-name="T10">=</text:span> <text:span text:style-name="T6">false</text:span>;</text:p>
      <text:p text:style-name="P1"><text:span text:style-name="T6">let</text:span> <text:span text:style-name="T3">startX</text:span>,</text:p>
      <text:p text:style-name="P1"><text:span text:style-name="T3">scrollLeft</text:span>;</text:p>
      <text:p text:style-name="P1"><text:span text:style-name="T3">wrapper</text:span>.<text:span text:style-name="T4">addEventListener</text:span>(<text:span text:style-name="T2">'mousedown'</text:span>, (<text:span text:style-name="T3">e</text:span>) <text:span text:style-name="T6">=&gt;</text:span> {</text:p>
      <text:p text:style-name="P1"><text:span text:style-name="T3">isDragging</text:span> <text:span text:style-name="T10">=</text:span> <text:span text:style-name="T6">true</text:span>;</text:p>
      <text:p text:style-name="P1"><text:span text:style-name="T3">startX</text:span> <text:span text:style-name="T10">=</text:span> <text:span text:style-name="T3">e</text:span>.<text:span text:style-name="T3">pageX</text:span> <text:span text:style-name="T10">-</text:span> <text:span text:style-name="T3">wrapper</text:span>.<text:span text:style-name="T3">offsetLeft</text:span>;</text:p>
      <text:p text:style-name="P1"><text:span text:style-name="T3">scrollLeft</text:span> <text:span text:style-name="T10">=</text:span> <text:span text:style-name="T3">wrapper</text:span>.<text:span text:style-name="T3">scrollLeft</text:span>;</text:p>
      <text:p text:style-name="P1"><text:span text:style-name="T3">wrapper</text:span>.<text:span text:style-name="T3">style</text:span>.<text:span text:style-name="T3">cursor</text:span> <text:span text:style-name="T10">=</text:span> <text:span text:style-name="T2">'grabbing'</text:span>;</text:p>
      <text:p text:style-name="P1"><text:span text:style-name="T3">e</text:span>.<text:span text:style-name="T4">preventDefault</text:span>();</text:p>
      <text:p text:style-name="P1">});</text:p>
      <text:p text:style-name="P1"><text:span text:style-name="T3">document</text:span>.<text:span text:style-name="T4">addEventListener</text:span>(<text:span text:style-name="T2">'mouseup'</text:span>, () <text:span text:style-name="T6">=&gt;</text:span> {</text:p>
      <text:p text:style-name="P1"><text:span text:style-name="T3">isDragging</text:span> <text:span text:style-name="T10">=</text:span> <text:span text:style-name="T6">false</text:span>;</text:p>
      <text:p text:style-name="P1"><text:span text:style-name="T3">wrapper</text:span>.<text:span text:style-name="T3">style</text:span>.<text:span text:style-name="T3">cursor</text:span> <text:span text:style-name="T10">=</text:span> <text:span text:style-name="T2">'grab'</text:span>;</text:p>
      <text:p text:style-name="P1">});</text:p>
      <text:p text:style-name="P1"><text:span text:style-name="T3">document</text:span>.<text:span text:style-name="T4">addEventListener</text:span>(<text:span text:style-name="T2">'mousemove'</text:span>, (<text:span text:style-name="T3">e</text:span>) <text:span text:style-name="T6">=&gt;</text:span> {</text:p>
      <text:p text:style-name="P1"><text:span text:style-name="T1">if</text:span> (<text:span text:style-name="T10">!</text:span> <text:span text:style-name="T3">isDragging</text:span>) </text:p>
      <text:p text:style-name="P1"><text:span text:style-name="T1">return</text:span>;</text:p>
      <text:p text:style-name="P1"><text:span text:style-name="T3">e</text:span>.<text:span text:style-name="T4">preventDefault</text:span>();</text:p>
      <text:p text:style-name="P1"><text:span text:style-name="T6">const</text:span> <text:span text:style-name="T11">x</text:span> <text:span text:style-name="T10">=</text:span> <text:span text:style-name="T3">e</text:span>.<text:span text:style-name="T3">pageX</text:span> <text:span text:style-name="T10">-</text:span> <text:span text:style-name="T3">wrapper</text:span>.<text:span text:style-name="T3">offsetLeft</text:span>;</text:p>
      <text:p text:style-name="P1"><text:span text:style-name="T6">const</text:span> <text:span text:style-name="T11">walk</text:span> <text:span text:style-name="T10">=</text:span> (<text:span text:style-name="T3">x</text:span> <text:span text:style-name="T10">-</text:span> <text:span text:style-name="T3">startX</text:span>) <text:span text:style-name="T10">*</text:span> <text:span text:style-name="T8">2</text:span>;</text:p>
      <text:p text:style-name="P1"><text:span text:style-name="T3">wrapper</text:span>.<text:span text:style-name="T3">scrollLeft</text:span> <text:span text:style-name="T10">=</text:span> <text:span text:style-name="T3">scrollLeft</text:span> <text:span text:style-name="T10">-</text:span> <text:span text:style-name="T3">walk</text:span>;</text:p>
      <text:p text:style-name="P1">});</text:p>
      <text:p text:style-name="P1">});</text:p>
      <text:p text:style-name="P1"><text:span text:style-name="T5">&lt;/</text:span><text:span text:style-name="T6">script</text:span><text:span text:style-name="T5">&gt;</text:span></text:p>
      <text:p text:style-name="P1">{% <text:span text:style-name="T1">endblock</text:span> %}</text:p>
      <text:p text:style-name="Standard"/>
      <text:p text:style-name="P8">this is planning twig</text:p>
      <text:p text:style-name="P8">***********************************************</text:p>
      <text:p text:style-name="P9">&lt;?php</text:p>
      <text:p text:style-name="P7"/>
      <text:p text:style-name="P1"><text:span text:style-name="T6">namespace</text:span><text:span text:style-name="T10"> </text:span><text:span text:style-name="T12">App\Controller</text:span><text:span text:style-name="T10">;</text:span></text:p>
      <text:p text:style-name="P6"/>
      <text:p text:style-name="P1"><text:span text:style-name="T6">use</text:span><text:span text:style-name="T10"> App\Repository\</text:span><text:span text:style-name="T12">FormationRepository</text:span><text:span text:style-name="T10">;</text:span></text:p>
      <text:p text:style-name="P1"><text:span text:style-name="T6">use</text:span><text:span text:style-name="T10"> App\Repository\</text:span><text:span text:style-name="T12">JourFerieRepository</text:span><text:span text:style-name="T10">;</text:span></text:p>
      <text:p text:style-name="P1"><text:span text:style-name="T6">use</text:span><text:span text:style-name="T10"> App\Service\DateLibrary\</text:span><text:span text:style-name="T12">DateService</text:span><text:span text:style-name="T10">;</text:span></text:p>
      <text:p text:style-name="P1"><text:span text:style-name="T6">use</text:span><text:span text:style-name="T10"> Symfony\Bundle\FrameworkBundle\Controller\</text:span><text:span text:style-name="T12">AbstractController</text:span><text:span text:style-name="T10">;</text:span></text:p>
      <text:p text:style-name="P1"><text:span text:style-name="T6">use</text:span><text:span text:style-name="T10"> Symfony\Component\HttpFoundation\</text:span><text:span text:style-name="T12">Response</text:span><text:span text:style-name="T10">;</text:span></text:p>
      <text:p text:style-name="P1"><text:span text:style-name="T6">use</text:span><text:span text:style-name="T10"> Symfony\Component\Routing\Annotation\</text:span><text:span text:style-name="T12">Route</text:span><text:span text:style-name="T10">;</text:span></text:p>
      <text:p text:style-name="P6"/>
      <text:p text:style-name="P1"><text:span text:style-name="T6">class</text:span><text:span text:style-name="T10"> </text:span><text:span text:style-name="T12">PlanningController</text:span><text:span text:style-name="T10"> </text:span><text:span text:style-name="T6">extends</text:span><text:span text:style-name="T10"> </text:span><text:span text:style-name="T12">AbstractController</text:span></text:p>
      <text:p text:style-name="P10">{</text:p>
      <text:p text:style-name="P1"><text:soft-page-break/><text:span text:style-name="T10">#[Route(</text:span><text:span text:style-name="T2">'/'</text:span><text:span text:style-name="T10">, </text:span><text:span text:style-name="T3">name</text:span><text:span text:style-name="T10">: </text:span><text:span text:style-name="T2">'app_planning'</text:span><text:span text:style-name="T10">)]</text:span></text:p>
      <text:p text:style-name="P1"><text:span text:style-name="T6">public</text:span><text:span text:style-name="T10"> </text:span><text:span text:style-name="T6">function</text:span><text:span text:style-name="T10"> </text:span><text:span text:style-name="T4">index</text:span><text:span text:style-name="T10">(</text:span></text:p>
      <text:p text:style-name="P1"><text:span text:style-name="T12">FormationRepository</text:span><text:span text:style-name="T10"> </text:span><text:span text:style-name="T3">$formationRepository</text:span><text:span text:style-name="T10">,</text:span></text:p>
      <text:p text:style-name="P1"><text:span text:style-name="T12">JourFerieRepository</text:span><text:span text:style-name="T10"> </text:span><text:span text:style-name="T3">$jourFerieRepository</text:span><text:span text:style-name="T10">,</text:span></text:p>
      <text:p text:style-name="P1"><text:span text:style-name="T12">DateService</text:span><text:span text:style-name="T10"> </text:span><text:span text:style-name="T3">$dateService</text:span></text:p>
      <text:p text:style-name="P1"><text:span text:style-name="T10">): </text:span><text:span text:style-name="T12">Response</text:span><text:span text:style-name="T10"> {</text:span></text:p>
      <text:p text:style-name="P1"><text:span text:style-name="T3">$formations</text:span><text:span text:style-name="T10"> = </text:span><text:span text:style-name="T3">$formationRepository</text:span><text:span text:style-name="T10">-&gt;</text:span><text:span text:style-name="T4">findAllWithRelations</text:span><text:span text:style-name="T10">();</text:span></text:p>
      <text:p text:style-name="P1"><text:span text:style-name="T3">$today</text:span><text:span text:style-name="T10"> = </text:span><text:span text:style-name="T6">new</text:span><text:span text:style-name="T10"> </text:span><text:span text:style-name="T12">\DateTime</text:span><text:span text:style-name="T10">();</text:span></text:p>
      <text:p text:style-name="P6"/>
      <text:p text:style-name="P4">// Calculate date range</text:p>
      <text:p text:style-name="P1"><text:span text:style-name="T3">$startDate</text:span><text:span text:style-name="T10"> = </text:span><text:span text:style-name="T6">new</text:span><text:span text:style-name="T10"> </text:span><text:span text:style-name="T12">\DateTime</text:span><text:span text:style-name="T10">(</text:span><text:span text:style-name="T2">'2024-01-01'</text:span><text:span text:style-name="T10">);</text:span></text:p>
      <text:p text:style-name="P1"><text:span text:style-name="T3">$endDate</text:span><text:span text:style-name="T10"> = </text:span><text:span text:style-name="T6">new</text:span><text:span text:style-name="T10"> </text:span><text:span text:style-name="T12">\DateTime</text:span><text:span text:style-name="T10">(</text:span><text:span text:style-name="T2">'2030-12-31'</text:span><text:span text:style-name="T10">);</text:span></text:p>
      <text:p text:style-name="P6"/>
      <text:p text:style-name="P1"><text:span text:style-name="T1">foreach</text:span><text:span text:style-name="T10"> (</text:span><text:span text:style-name="T3">$formations</text:span><text:span text:style-name="T10"> as </text:span><text:span text:style-name="T3">$f</text:span><text:span text:style-name="T10">) {</text:span></text:p>
      <text:p text:style-name="P1"><text:span text:style-name="T1">if</text:span><text:span text:style-name="T10"> (</text:span><text:span text:style-name="T3">$f</text:span><text:span text:style-name="T10">-&gt;</text:span><text:span text:style-name="T4">getDateDebut</text:span><text:span text:style-name="T10">() &lt; </text:span><text:span text:style-name="T3">$startDate</text:span><text:span text:style-name="T10">) {</text:span></text:p>
      <text:p text:style-name="P1"><text:span text:style-name="T3">$startDate</text:span><text:span text:style-name="T10"> = </text:span><text:span text:style-name="T3">$f</text:span><text:span text:style-name="T10">-&gt;</text:span><text:span text:style-name="T4">getDateDebut</text:span><text:span text:style-name="T10">();</text:span></text:p>
      <text:p text:style-name="P10">}</text:p>
      <text:p text:style-name="P1"><text:span text:style-name="T1">if</text:span><text:span text:style-name="T10"> (</text:span><text:span text:style-name="T3">$f</text:span><text:span text:style-name="T10">-&gt;</text:span><text:span text:style-name="T4">getDateFin</text:span><text:span text:style-name="T10">() &gt; </text:span><text:span text:style-name="T3">$endDate</text:span><text:span text:style-name="T10">) {</text:span></text:p>
      <text:p text:style-name="P1"><text:span text:style-name="T3">$endDate</text:span><text:span text:style-name="T10"> = </text:span><text:span text:style-name="T3">$f</text:span><text:span text:style-name="T10">-&gt;</text:span><text:span text:style-name="T4">getDateFin</text:span><text:span text:style-name="T10">();</text:span></text:p>
      <text:p text:style-name="P10">}</text:p>
      <text:p text:style-name="P10">}</text:p>
      <text:p text:style-name="P6"/>
      <text:p text:style-name="P4">// Add margin</text:p>
      <text:p text:style-name="P1"><text:span text:style-name="T3">$startDate</text:span><text:span text:style-name="T10">-&gt;</text:span><text:span text:style-name="T4">modify</text:span><text:span text:style-name="T10">(</text:span><text:span text:style-name="T2">'-1 year'</text:span><text:span text:style-name="T10">);</text:span></text:p>
      <text:p text:style-name="P1"><text:span text:style-name="T3">$endDate</text:span><text:span text:style-name="T10">-&gt;</text:span><text:span text:style-name="T4">modify</text:span><text:span text:style-name="T10">(</text:span><text:span text:style-name="T2">'+1 year'</text:span><text:span text:style-name="T10">);</text:span></text:p>
      <text:p text:style-name="P6"/>
      <text:p text:style-name="P4">// Get all necessary data</text:p>
      <text:p text:style-name="P1"><text:span text:style-name="T3">$months</text:span><text:span text:style-name="T10"> = </text:span><text:span text:style-name="T3">$dateService</text:span><text:span text:style-name="T10">-&gt;</text:span><text:span text:style-name="T4">getMonthsBetweenDates</text:span><text:span text:style-name="T10">(</text:span><text:span text:style-name="T3">$startDate</text:span><text:span text:style-name="T10">, </text:span><text:span text:style-name="T3">$endDate</text:span><text:span text:style-name="T10">);</text:span></text:p>
      <text:p text:style-name="P1"><text:span text:style-name="T3">$allWeeks</text:span><text:span text:style-name="T10"> = </text:span><text:span text:style-name="T3">$dateService</text:span><text:span text:style-name="T10">-&gt;</text:span><text:span text:style-name="T4">getWeeksBetweenDates</text:span><text:span text:style-name="T10">(</text:span><text:span text:style-name="T3">$startDate</text:span><text:span text:style-name="T10">, </text:span><text:span text:style-name="T3">$endDate</text:span><text:span text:style-name="T10">);</text:span></text:p>
      <text:p text:style-name="P1"><text:span text:style-name="T3">$holidays</text:span><text:span text:style-name="T10"> = </text:span><text:span text:style-name="T3">$jourFerieRepository</text:span><text:span text:style-name="T10">-&gt;</text:span><text:span text:style-name="T4">findBetweenDates</text:span><text:span text:style-name="T10">(</text:span><text:span text:style-name="T3">$startDate</text:span><text:span text:style-name="T10">, </text:span><text:span text:style-name="T3">$endDate</text:span><text:span text:style-name="T10">);</text:span></text:p>
      <text:p text:style-name="P4">// Calculate weeks per year</text:p>
      <text:p text:style-name="P1"><text:span text:style-name="T3">$yearlyWeeks</text:span><text:span text:style-name="T10"> = [];</text:span></text:p>
      <text:p text:style-name="P1"><text:span text:style-name="T1">foreach</text:span><text:span text:style-name="T10"> (</text:span><text:span text:style-name="T3">$allWeeks</text:span><text:span text:style-name="T10"> as </text:span><text:span text:style-name="T3">$week</text:span><text:span text:style-name="T10">) {</text:span></text:p>
      <text:p text:style-name="P1"><text:span text:style-name="T3">$year</text:span><text:span text:style-name="T10"> = </text:span><text:span text:style-name="T3">$week</text:span><text:span text:style-name="T10">[</text:span><text:span text:style-name="T2">'year'</text:span><text:span text:style-name="T10">];</text:span></text:p>
      <text:p text:style-name="P1"><text:span text:style-name="T3">$yearlyWeeks</text:span><text:span text:style-name="T10">[</text:span><text:span text:style-name="T3">$year</text:span><text:span text:style-name="T10">] = (</text:span><text:span text:style-name="T3">$yearlyWeeks</text:span><text:span text:style-name="T10">[</text:span><text:span text:style-name="T3">$year</text:span><text:span text:style-name="T10">] ?? </text:span><text:span text:style-name="T8">0</text:span><text:span text:style-name="T10">) + </text:span><text:span text:style-name="T8">1</text:span><text:span text:style-name="T10">;</text:span></text:p>
      <text:p text:style-name="P10">}</text:p>
      <text:p text:style-name="P6"/>
      <text:p text:style-name="P4">// Calculate stagiaires per week</text:p>
      <text:p text:style-name="P1"><text:span text:style-name="T1">foreach</text:span><text:span text:style-name="T10"> (</text:span><text:span text:style-name="T3">$allWeeks</text:span><text:span text:style-name="T10"> as </text:span><text:span text:style-name="T6">&amp;</text:span><text:span text:style-name="T3">$week</text:span><text:span text:style-name="T10">) {</text:span></text:p>
      <text:p text:style-name="P1"><text:span text:style-name="T3">$weekStart</text:span><text:span text:style-name="T10"> = </text:span><text:span text:style-name="T3">$week</text:span><text:span text:style-name="T10">[</text:span><text:span text:style-name="T2">'start_date'</text:span><text:span text:style-name="T10">];</text:span></text:p>
      <text:p text:style-name="P1"><text:span text:style-name="T3">$weekEnd</text:span><text:span text:style-name="T10"> = </text:span><text:span text:style-name="T3">$week</text:span><text:span text:style-name="T10">[</text:span><text:span text:style-name="T2">'end_date'</text:span><text:span text:style-name="T10">];</text:span></text:p>
      <text:p text:style-name="P1"><text:span text:style-name="T3">$totalStagiaires</text:span><text:span text:style-name="T10"> = </text:span><text:span text:style-name="T8">0</text:span><text:span text:style-name="T10">;</text:span></text:p>
      <text:p text:style-name="P1"><text:span text:style-name="T3">$activeStagiaires</text:span><text:span text:style-name="T10"> = </text:span><text:span text:style-name="T8">0</text:span><text:span text:style-name="T10">;</text:span></text:p>
      <text:p text:style-name="P1"><text:span text:style-name="T1">foreach</text:span><text:span text:style-name="T10"> (</text:span><text:span text:style-name="T3">$formations</text:span><text:span text:style-name="T10"> as </text:span><text:span text:style-name="T3">$formation</text:span><text:span text:style-name="T10">) {</text:span></text:p>
      <text:p text:style-name="P1"><text:span text:style-name="T1">if</text:span><text:span text:style-name="T10"> (</text:span><text:span text:style-name="T3">$formation</text:span><text:span text:style-name="T10">-&gt;</text:span><text:span text:style-name="T4">getDateDebut</text:span><text:span text:style-name="T10">() &lt;= </text:span><text:span text:style-name="T3">$weekEnd</text:span><text:span text:style-name="T10"> &amp;&amp; </text:span><text:span text:style-name="T3">$formation</text:span><text:span text:style-name="T10">-&gt;</text:span><text:span text:style-name="T4">getDateFin</text:span><text:span text:style-name="T10">() &gt;= </text:span><text:span text:style-name="T3">$weekStart</text:span><text:span text:style-name="T10">) {</text:span></text:p>
      <text:p text:style-name="P1"><text:span text:style-name="T3">$totalStagiaires</text:span><text:span text:style-name="T10"> += (</text:span><text:span text:style-name="T3">$formation</text:span><text:span text:style-name="T10">-&gt;</text:span><text:span text:style-name="T4">getnombreStagiaires</text:span><text:span text:style-name="T10">() ?? </text:span><text:span text:style-name="T8">0</text:span><text:span text:style-name="T10">); </text:span><text:span text:style-name="T9">// Fixed line</text:span></text:p>
      <text:p text:style-name="P1"><text:span text:style-name="T3">$activeStagiaires</text:span><text:span text:style-name="T10">++;</text:span></text:p>
      <text:p text:style-name="P10"><text:soft-page-break/>}</text:p>
      <text:p text:style-name="P6"/>
      <text:p text:style-name="P10">}</text:p>
      <text:p text:style-name="P1"><text:span text:style-name="T3">$week</text:span><text:span text:style-name="T10">[</text:span><text:span text:style-name="T2">'total_stagiaires'</text:span><text:span text:style-name="T10">] = </text:span><text:span text:style-name="T3">$totalStagiaires</text:span><text:span text:style-name="T10">;</text:span></text:p>
      <text:p text:style-name="P1"><text:span text:style-name="T3">$week</text:span><text:span text:style-name="T10">[</text:span><text:span text:style-name="T2">'active_stagiaires'</text:span><text:span text:style-name="T10">] = </text:span><text:span text:style-name="T3">$activeStagiaires</text:span><text:span text:style-name="T10">;</text:span></text:p>
      <text:p text:style-name="P10">}</text:p>
      <text:p text:style-name="P6"/>
      <text:p text:style-name="P4">// Group formations</text:p>
      <text:p text:style-name="P1"><text:span text:style-name="T3">$groupedFormations</text:span><text:span text:style-name="T10"> = [];</text:span></text:p>
      <text:p text:style-name="P1"><text:span text:style-name="T1">foreach</text:span><text:span text:style-name="T10"> (</text:span><text:span text:style-name="T3">$formations</text:span><text:span text:style-name="T10"> as </text:span><text:span text:style-name="T3">$f</text:span><text:span text:style-name="T10">) {</text:span></text:p>
      <text:p text:style-name="P1"><text:span text:style-name="T3">$group</text:span><text:span text:style-name="T10"> = </text:span><text:span text:style-name="T3">$f</text:span><text:span text:style-name="T10">-&gt;</text:span><text:span text:style-name="T4">getGroupeRattachement</text:span><text:span text:style-name="T10">() ?? </text:span><text:span text:style-name="T2">'Non groupé'</text:span><text:span text:style-name="T10">;</text:span></text:p>
      <text:p text:style-name="P1"><text:span text:style-name="T3">$groupedFormations</text:span><text:span text:style-name="T10">[</text:span><text:span text:style-name="T3">$group</text:span><text:span text:style-name="T10">][] = </text:span><text:span text:style-name="T3">$f</text:span><text:span text:style-name="T10">;</text:span></text:p>
      <text:p text:style-name="P10">}</text:p>
      <text:p text:style-name="P6"/>
      <text:p text:style-name="P4">// Calculate day width</text:p>
      <text:p text:style-name="P1"><text:span text:style-name="T3">$totalDays</text:span><text:span text:style-name="T10"> = </text:span><text:span text:style-name="T3">$dateService</text:span><text:span text:style-name="T10">-&gt;</text:span><text:span text:style-name="T4">getDaysBetween</text:span><text:span text:style-name="T10">(</text:span><text:span text:style-name="T3">$startDate</text:span><text:span text:style-name="T10">, </text:span><text:span text:style-name="T3">$endDate</text:span><text:span text:style-name="T10">);</text:span></text:p>
      <text:p text:style-name="P1"><text:span text:style-name="T3">$dayWidth</text:span><text:span text:style-name="T10"> = </text:span><text:span text:style-name="T4">min</text:span><text:span text:style-name="T10">(</text:span><text:span text:style-name="T8">6</text:span><text:span text:style-name="T10">, </text:span><text:span text:style-name="T4">max</text:span><text:span text:style-name="T10">(</text:span><text:span text:style-name="T8">5</text:span><text:span text:style-name="T10">, </text:span><text:span text:style-name="T8">1200</text:span><text:span text:style-name="T10"> / </text:span><text:span text:style-name="T3">$totalDays</text:span><text:span text:style-name="T10">));</text:span></text:p>
      <text:p text:style-name="P6"/>
      <text:p text:style-name="P1"><text:span text:style-name="T1">return</text:span><text:span text:style-name="T10"> </text:span><text:span text:style-name="T6">$this</text:span><text:span text:style-name="T10">-&gt;</text:span><text:span text:style-name="T4">render</text:span><text:span text:style-name="T10">(</text:span><text:span text:style-name="T2">'planning/index.html.twig'</text:span><text:span text:style-name="T10">, [</text:span></text:p>
      <text:p text:style-name="P1"><text:span text:style-name="T2">'grouped_formations'</text:span><text:span text:style-name="T10"> =&gt; </text:span><text:span text:style-name="T3">$groupedFormations</text:span><text:span text:style-name="T10">,</text:span></text:p>
      <text:p text:style-name="P1"><text:span text:style-name="T2">'holidays'</text:span><text:span text:style-name="T10"> =&gt; </text:span><text:span text:style-name="T3">$holidays</text:span><text:span text:style-name="T10">,</text:span></text:p>
      <text:p text:style-name="P1"><text:span text:style-name="T2">'months'</text:span><text:span text:style-name="T10"> =&gt; </text:span><text:span text:style-name="T3">$months</text:span><text:span text:style-name="T10">,</text:span></text:p>
      <text:p text:style-name="P1"><text:span text:style-name="T2">'yearly_weeks'</text:span><text:span text:style-name="T10"> =&gt; </text:span><text:span text:style-name="T3">$yearlyWeeks</text:span><text:span text:style-name="T10">,</text:span></text:p>
      <text:p text:style-name="P1"><text:span text:style-name="T2">'all_weeks'</text:span><text:span text:style-name="T10"> =&gt; </text:span><text:span text:style-name="T3">$allWeeks</text:span><text:span text:style-name="T10">,</text:span></text:p>
      <text:p text:style-name="P1"><text:span text:style-name="T2">'start_date'</text:span><text:span text:style-name="T10"> =&gt; </text:span><text:span text:style-name="T3">$startDate</text:span><text:span text:style-name="T10">,</text:span></text:p>
      <text:p text:style-name="P1"><text:span text:style-name="T2">'end_date'</text:span><text:span text:style-name="T10"> =&gt; </text:span><text:span text:style-name="T3">$endDate</text:span><text:span text:style-name="T10">,</text:span></text:p>
      <text:p text:style-name="P1"><text:span text:style-name="T2">'day_width'</text:span><text:span text:style-name="T10"> =&gt; </text:span><text:span text:style-name="T3">$dayWidth</text:span><text:span text:style-name="T10">,</text:span></text:p>
      <text:p text:style-name="P1"><text:span text:style-name="T2">'total_days'</text:span><text:span text:style-name="T10"> =&gt; </text:span><text:span text:style-name="T3">$totalDays</text:span><text:span text:style-name="T10">,</text:span></text:p>
      <text:p text:style-name="P1"><text:span text:style-name="T2">'date_service'</text:span><text:span text:style-name="T10"> =&gt; </text:span><text:span text:style-name="T3">$dateService</text:span></text:p>
      <text:p text:style-name="P10">]);</text:p>
      <text:p text:style-name="P6"/>
      <text:p text:style-name="P10">}</text:p>
      <text:p text:style-name="P10">}</text:p>
      <text:p text:style-name="P1"/>
      <text:p text:style-name="P8">this is planningcontroller</text:p>
      <text:p text:style-name="P8">*********************************************************</text:p>
      <text:p text:style-name="P9">&lt;?php</text:p>
      <text:p text:style-name="P6"/>
      <text:p text:style-name="P1"><text:span text:style-name="T6">namespace</text:span><text:span text:style-name="T10"> </text:span><text:span text:style-name="T12">App\Entity</text:span><text:span text:style-name="T10">;</text:span></text:p>
      <text:p text:style-name="P6"/>
      <text:p text:style-name="P1"><text:span text:style-name="T6">use</text:span><text:span text:style-name="T10"> App\Repository\</text:span><text:span text:style-name="T12">FormationRepository</text:span><text:span text:style-name="T10">;</text:span></text:p>
      <text:p text:style-name="P1"><text:span text:style-name="T6">use</text:span><text:span text:style-name="T10"> Doctrine\Common\Collections\</text:span><text:span text:style-name="T12">ArrayCollection</text:span><text:span text:style-name="T10">;</text:span></text:p>
      <text:p text:style-name="P1"><text:span text:style-name="T6">use</text:span><text:span text:style-name="T10"> Doctrine\Common\Collections\</text:span><text:span text:style-name="T12">Collection</text:span><text:span text:style-name="T10">;</text:span></text:p>
      <text:p text:style-name="P1"><text:span text:style-name="T6">use</text:span><text:span text:style-name="T10"> Doctrine\DBAL\Types\</text:span><text:span text:style-name="T12">Types</text:span><text:span text:style-name="T10">;</text:span></text:p>
      <text:p text:style-name="P1"><text:span text:style-name="T6">use</text:span><text:span text:style-name="T10"> Doctrine\ORM\</text:span><text:span text:style-name="T12">Mapping</text:span><text:span text:style-name="T10"> </text:span><text:span text:style-name="T6">as</text:span><text:span text:style-name="T10"> ORM;</text:span></text:p>
      <text:p text:style-name="P6"/>
      <text:p text:style-name="P1"><text:span text:style-name="T10">#[ORM\Entity(</text:span><text:span text:style-name="T3">repositoryClass</text:span><text:span text:style-name="T10">: </text:span><text:span text:style-name="T12">FormationRepository</text:span><text:span text:style-name="T10">::</text:span><text:span text:style-name="T6">class</text:span><text:span text:style-name="T10">)]</text:span></text:p>
      <text:p text:style-name="P1"><text:span text:style-name="T6">class</text:span><text:span text:style-name="T10"> </text:span><text:span text:style-name="T12">Formation</text:span></text:p>
      <text:p text:style-name="P10"><text:soft-page-break/>{</text:p>
      <text:p text:style-name="P10">#[ORM\Id]</text:p>
      <text:p text:style-name="P10">#[ORM\GeneratedValue]</text:p>
      <text:p text:style-name="P10">#[ORM\Column]</text:p>
      <text:p text:style-name="P1"><text:span text:style-name="T6">private</text:span><text:span text:style-name="T10"> ?</text:span><text:span text:style-name="T6">int</text:span><text:span text:style-name="T10"> </text:span><text:span text:style-name="T3">$id</text:span><text:span text:style-name="T10"> = </text:span><text:span text:style-name="T6">null</text:span><text:span text:style-name="T10">;</text:span></text:p>
      <text:p text:style-name="P6"/>
      <text:p text:style-name="P10">#[ORM\Column]</text:p>
      <text:p text:style-name="P1"><text:span text:style-name="T6">private</text:span><text:span text:style-name="T10"> ?</text:span><text:span text:style-name="T6">bool</text:span><text:span text:style-name="T10"> </text:span><text:span text:style-name="T3">$actifFormation</text:span><text:span text:style-name="T10"> = </text:span><text:span text:style-name="T6">null</text:span><text:span text:style-name="T10">;</text:span></text:p>
      <text:p text:style-name="P6"/>
      <text:p text:style-name="P1"><text:span text:style-name="T10">#[ORM\Column(</text:span><text:span text:style-name="T3">length</text:span><text:span text:style-name="T10">: </text:span><text:span text:style-name="T8">255</text:span><text:span text:style-name="T10">)]</text:span></text:p>
      <text:p text:style-name="P1"><text:span text:style-name="T6">private</text:span><text:span text:style-name="T10"> ?</text:span><text:span text:style-name="T6">string</text:span><text:span text:style-name="T10"> </text:span><text:span text:style-name="T3">$nom</text:span><text:span text:style-name="T10"> = </text:span><text:span text:style-name="T6">null</text:span><text:span text:style-name="T10">;</text:span></text:p>
      <text:p text:style-name="P6"/>
      <text:p text:style-name="P1"><text:span text:style-name="T10">#[ORM\Column(</text:span><text:span text:style-name="T3">length</text:span><text:span text:style-name="T10">: </text:span><text:span text:style-name="T8">255</text:span><text:span text:style-name="T10">)]</text:span></text:p>
      <text:p text:style-name="P1"><text:span text:style-name="T6">private</text:span><text:span text:style-name="T10"> ?</text:span><text:span text:style-name="T6">string</text:span><text:span text:style-name="T10"> </text:span><text:span text:style-name="T3">$numero</text:span><text:span text:style-name="T10"> = </text:span><text:span text:style-name="T6">null</text:span><text:span text:style-name="T10">;</text:span></text:p>
      <text:p text:style-name="P6"/>
      <text:p text:style-name="P1"><text:span text:style-name="T10">#[ORM\Column(</text:span><text:span text:style-name="T3">type</text:span><text:span text:style-name="T10">: </text:span><text:span text:style-name="T12">Types</text:span><text:span text:style-name="T10">::DATE_MUTABLE, </text:span><text:span text:style-name="T3">nullable</text:span><text:span text:style-name="T10">: </text:span><text:span text:style-name="T6">true</text:span><text:span text:style-name="T10">)]</text:span></text:p>
      <text:p text:style-name="P1"><text:span text:style-name="T6">private</text:span><text:span text:style-name="T10"> ?</text:span><text:span text:style-name="T12">\DateTime</text:span><text:span text:style-name="T10"> </text:span><text:span text:style-name="T3">$dateDebutValidation</text:span><text:span text:style-name="T10"> = </text:span><text:span text:style-name="T6">null</text:span><text:span text:style-name="T10">;</text:span></text:p>
      <text:p text:style-name="P6"/>
      <text:p text:style-name="P1"><text:span text:style-name="T10">#[ORM\Column(</text:span><text:span text:style-name="T3">type</text:span><text:span text:style-name="T10">: </text:span><text:span text:style-name="T12">Types</text:span><text:span text:style-name="T10">::DATE_MUTABLE, </text:span><text:span text:style-name="T3">nullable</text:span><text:span text:style-name="T10">: </text:span><text:span text:style-name="T6">true</text:span><text:span text:style-name="T10">)]</text:span></text:p>
      <text:p text:style-name="P1"><text:span text:style-name="T6">private</text:span><text:span text:style-name="T10"> ?</text:span><text:span text:style-name="T12">\DateTime</text:span><text:span text:style-name="T10"> </text:span><text:span text:style-name="T3">$dateFinValidation</text:span><text:span text:style-name="T10"> = </text:span><text:span text:style-name="T6">null</text:span><text:span text:style-name="T10">;</text:span></text:p>
      <text:p text:style-name="P2"><text:line-break/><text:line-break/></text:p>
      <text:p text:style-name="P4">// #[ORM\Column(type: Types::DATE_MUTABLE)]</text:p>
      <text:p text:style-name="P4">// private ?\DateTime $dateDebutValidation;</text:p>
      <text:p text:style-name="P6"/>
      <text:p text:style-name="P4">// #[ORM\Column(type: Types::DATE_MUTABLE)]</text:p>
      <text:p text:style-name="P4">// private ?\DateTime $dateFinValidation;</text:p>
      <text:p text:style-name="P7"/>
      <text:p text:style-name="P1"><text:span text:style-name="T10">#[ORM\Column(</text:span><text:span text:style-name="T3">length</text:span><text:span text:style-name="T10">: </text:span><text:span text:style-name="T8">255</text:span><text:span text:style-name="T10">, </text:span><text:span text:style-name="T3">nullable</text:span><text:span text:style-name="T10">: </text:span><text:span text:style-name="T6">true</text:span><text:span text:style-name="T10">)]</text:span></text:p>
      <text:p text:style-name="P1"><text:span text:style-name="T6">private</text:span><text:span text:style-name="T10"> ?</text:span><text:span text:style-name="T6">string</text:span><text:span text:style-name="T10"> </text:span><text:span text:style-name="T3">$titreProfessionnel</text:span><text:span text:style-name="T10"> = </text:span><text:span text:style-name="T6">null</text:span><text:span text:style-name="T10">;</text:span></text:p>
      <text:p text:style-name="P6"/>
      <text:p text:style-name="P4">// #[ORM\Column(length: 255)]</text:p>
      <text:p text:style-name="P4">// private ?string $titreProfessionnel = null;</text:p>
      <text:p text:style-name="P6"/>
      <text:p text:style-name="P1"><text:span text:style-name="T10">#[ORM\Column(</text:span><text:span text:style-name="T3">length</text:span><text:span text:style-name="T10">:</text:span><text:span text:style-name="T8">255</text:span><text:span text:style-name="T10">, </text:span><text:span text:style-name="T3">nullable</text:span><text:span text:style-name="T10">: </text:span><text:span text:style-name="T6">true</text:span><text:span text:style-name="T10">)]</text:span></text:p>
      <text:p text:style-name="P1"><text:span text:style-name="T6">private</text:span><text:span text:style-name="T10"> ?</text:span><text:span text:style-name="T6">int</text:span><text:span text:style-name="T10"> </text:span><text:span text:style-name="T3">$niveau</text:span><text:span text:style-name="T10"> = </text:span><text:span text:style-name="T6">null</text:span><text:span text:style-name="T10">;</text:span></text:p>
      <text:p text:style-name="P7"/>
      <text:p text:style-name="P1"><text:span text:style-name="T10">#[ORM\Column(</text:span><text:span text:style-name="T3">type</text:span><text:span text:style-name="T10">: </text:span><text:span text:style-name="T2">'integer'</text:span><text:span text:style-name="T10">, </text:span><text:span text:style-name="T3">nullable</text:span><text:span text:style-name="T10">: </text:span><text:span text:style-name="T6">true</text:span><text:span text:style-name="T10">)]</text:span></text:p>
      <text:p text:style-name="P1"><text:span text:style-name="T6">private</text:span><text:span text:style-name="T10"> ?</text:span><text:span text:style-name="T6">int</text:span><text:span text:style-name="T10"> </text:span><text:span text:style-name="T3">$NombreStagiaires</text:span><text:span text:style-name="T10"> = </text:span><text:span text:style-name="T6">null</text:span><text:span text:style-name="T10">;</text:span></text:p>
      <text:p text:style-name="P7"/>
      <text:p text:style-name="P4">//#[ORM\Column(type: 'integer', nullable: true)]</text:p>
      <text:p text:style-name="P1"><text:span text:style-name="T6">private</text:span><text:span text:style-name="T10"> ?</text:span><text:span text:style-name="T6">int</text:span><text:span text:style-name="T10"> </text:span><text:span text:style-name="T3">$activeStagiaires</text:span><text:span text:style-name="T10"> = </text:span><text:span text:style-name="T6">null</text:span><text:span text:style-name="T10">;</text:span></text:p>
      <text:p text:style-name="P4">// #[ORM\Column(length: 255)]</text:p>
      <text:p text:style-name="P4"><text:soft-page-break/>// private ?int $nbStagiairesPrevisionnel = null;</text:p>
      <text:p text:style-name="P6"/>
      <text:p text:style-name="P1"><text:span text:style-name="T10">#[ORM\Column(</text:span><text:span text:style-name="T3">length</text:span><text:span text:style-name="T10">: </text:span><text:span text:style-name="T8">255</text:span><text:span text:style-name="T10">, </text:span><text:span text:style-name="T3">nullable</text:span><text:span text:style-name="T10">:</text:span><text:span text:style-name="T6">true</text:span><text:span text:style-name="T10">)]</text:span></text:p>
      <text:p text:style-name="P1"><text:span text:style-name="T6">private</text:span><text:span text:style-name="T10"> ?</text:span><text:span text:style-name="T6">string</text:span><text:span text:style-name="T10"> </text:span><text:span text:style-name="T3">$groupeRattachement</text:span><text:span text:style-name="T10"> = </text:span><text:span text:style-name="T6">null</text:span><text:span text:style-name="T10">;</text:span></text:p>
      <text:p text:style-name="P6"/>
      <text:p text:style-name="P1"><text:span text:style-name="T10">#[ORM\Column(</text:span><text:span text:style-name="T3">type</text:span><text:span text:style-name="T10">: </text:span><text:span text:style-name="T2">'integer'</text:span><text:span text:style-name="T10">, </text:span><text:span text:style-name="T3">nullable</text:span><text:span text:style-name="T10">:</text:span><text:span text:style-name="T6">true</text:span><text:span text:style-name="T10">)]</text:span></text:p>
      <text:p text:style-name="P1"><text:span text:style-name="T6">private</text:span><text:span text:style-name="T10"> ?</text:span><text:span text:style-name="T6">int</text:span><text:span text:style-name="T10"> </text:span><text:span text:style-name="T3">$nombreHeures</text:span><text:span text:style-name="T10"> = </text:span><text:span text:style-name="T6">null</text:span><text:span text:style-name="T10">; </text:span><text:span text:style-name="T9">// added at 12062025</text:span></text:p>
      <text:p text:style-name="P6"/>
      <text:p text:style-name="P1"><text:span text:style-name="T10">#[ORM\Column(</text:span><text:span text:style-name="T3">type</text:span><text:span text:style-name="T10">: </text:span><text:span text:style-name="T12">Types</text:span><text:span text:style-name="T10">::DATE_MUTABLE)]</text:span></text:p>
      <text:p text:style-name="P1"><text:span text:style-name="T6">private</text:span><text:span text:style-name="T10"> ?</text:span><text:span text:style-name="T12">\DateTime</text:span><text:span text:style-name="T10"> </text:span><text:span text:style-name="T3">$dateDebut</text:span><text:span text:style-name="T10"> = </text:span><text:span text:style-name="T6">null</text:span><text:span text:style-name="T10">;</text:span></text:p>
      <text:p text:style-name="P7"/>
      <text:p text:style-name="P1"><text:span text:style-name="T10">#[ORM\Column(</text:span><text:span text:style-name="T3">type</text:span><text:span text:style-name="T10">: </text:span><text:span text:style-name="T12">Types</text:span><text:span text:style-name="T10">::DATE_MUTABLE, </text:span><text:span text:style-name="T3">nullable</text:span><text:span text:style-name="T10">: </text:span><text:span text:style-name="T6">true</text:span><text:span text:style-name="T10">)]</text:span></text:p>
      <text:p text:style-name="P1"><text:span text:style-name="T6">private</text:span><text:span text:style-name="T10"> ?</text:span><text:span text:style-name="T12">\DateTime</text:span><text:span text:style-name="T10"> </text:span><text:span text:style-name="T3">$dateFin</text:span><text:span text:style-name="T10"> = </text:span><text:span text:style-name="T6">null</text:span><text:span text:style-name="T10">;</text:span></text:p>
      <text:p text:style-name="P4">// #[ORM\Column(type: Types::DATE_MUTABLE)]</text:p>
      <text:p text:style-name="P4">// private ?\DateTime $dateFin = null;</text:p>
      <text:p text:style-name="P6"/>
      <text:p text:style-name="P1"><text:span text:style-name="T10">#[ORM\ManyToMany(</text:span><text:span text:style-name="T3">targetEntity</text:span><text:span text:style-name="T10">: </text:span><text:span text:style-name="T12">Formateur</text:span><text:span text:style-name="T10">::</text:span><text:span text:style-name="T6">class</text:span><text:span text:style-name="T10">, </text:span><text:span text:style-name="T3">inversedBy</text:span><text:span text:style-name="T10">: </text:span><text:span text:style-name="T2">'formations'</text:span><text:span text:style-name="T10">)]</text:span></text:p>
      <text:p text:style-name="P1"><text:span text:style-name="T6">private</text:span><text:span text:style-name="T10"> </text:span><text:span text:style-name="T12">Collection</text:span><text:span text:style-name="T10"> </text:span><text:span text:style-name="T3">$formateurs</text:span><text:span text:style-name="T10">;</text:span></text:p>
      <text:p text:style-name="P6"/>
      <text:p text:style-name="P1"><text:span text:style-name="T10">#[ORM\OneToMany(</text:span><text:span text:style-name="T3">targetEntity</text:span><text:span text:style-name="T10">: </text:span><text:span text:style-name="T12">Interruption</text:span><text:span text:style-name="T10">::</text:span><text:span text:style-name="T6">class</text:span><text:span text:style-name="T10">, </text:span><text:span text:style-name="T3">mappedBy</text:span><text:span text:style-name="T10">: </text:span><text:span text:style-name="T2">'formation'</text:span><text:span text:style-name="T10">)]</text:span></text:p>
      <text:p text:style-name="P1"><text:span text:style-name="T6">private</text:span><text:span text:style-name="T10"> </text:span><text:span text:style-name="T12">Collection</text:span><text:span text:style-name="T10"> </text:span><text:span text:style-name="T3">$interruptions</text:span><text:span text:style-name="T10">;</text:span></text:p>
      <text:p text:style-name="P6"/>
      <text:p text:style-name="P1"><text:span text:style-name="T10">#[ORM\OneToMany(</text:span><text:span text:style-name="T3">targetEntity</text:span><text:span text:style-name="T10">: </text:span><text:span text:style-name="T12">PeriodEnEntreprise</text:span><text:span text:style-name="T10">::</text:span><text:span text:style-name="T6">class</text:span><text:span text:style-name="T10">, </text:span><text:span text:style-name="T3">mappedBy</text:span><text:span text:style-name="T10">: </text:span><text:span text:style-name="T2">'formation'</text:span><text:span text:style-name="T10">)]</text:span></text:p>
      <text:p text:style-name="P1"><text:span text:style-name="T6">private</text:span><text:span text:style-name="T10"> </text:span><text:span text:style-name="T12">Collection</text:span><text:span text:style-name="T10"> </text:span><text:span text:style-name="T3">$periodEnEntreprises</text:span><text:span text:style-name="T10">;</text:span></text:p>
      <text:p text:style-name="P6"/>
      <text:p text:style-name="P1"><text:span text:style-name="T6">public</text:span><text:span text:style-name="T10"> </text:span><text:span text:style-name="T6">function</text:span><text:span text:style-name="T10"> </text:span><text:span text:style-name="T4">__construct</text:span><text:span text:style-name="T10">()</text:span></text:p>
      <text:p text:style-name="P10">{</text:p>
      <text:p text:style-name="P1"><text:span text:style-name="T6">$this</text:span><text:span text:style-name="T10">-&gt;</text:span><text:span text:style-name="T3">interruptions</text:span><text:span text:style-name="T10"> = </text:span><text:span text:style-name="T6">new</text:span><text:span text:style-name="T10"> </text:span><text:span text:style-name="T12">ArrayCollection</text:span><text:span text:style-name="T10">();</text:span></text:p>
      <text:p text:style-name="P1"><text:span text:style-name="T6">$this</text:span><text:span text:style-name="T10">-&gt;</text:span><text:span text:style-name="T3">periodEnEntreprises</text:span><text:span text:style-name="T10"> = </text:span><text:span text:style-name="T6">new</text:span><text:span text:style-name="T10"> </text:span><text:span text:style-name="T12">ArrayCollection</text:span><text:span text:style-name="T10">();</text:span></text:p>
      <text:p text:style-name="P1"><text:span text:style-name="T6">$this</text:span><text:span text:style-name="T10">-&gt;</text:span><text:span text:style-name="T3">formateurs</text:span><text:span text:style-name="T10"> = </text:span><text:span text:style-name="T6">new</text:span><text:span text:style-name="T10"> </text:span><text:span text:style-name="T12">ArrayCollection</text:span><text:span text:style-name="T10">();</text:span></text:p>
      <text:p text:style-name="P10">}</text:p>
      <text:p text:style-name="P6"/>
      <text:p text:style-name="P1"><text:span text:style-name="T6">public</text:span><text:span text:style-name="T10"> </text:span><text:span text:style-name="T6">function</text:span><text:span text:style-name="T10"> </text:span><text:span text:style-name="T4">getId</text:span><text:span text:style-name="T10">(): ?</text:span><text:span text:style-name="T6">int</text:span></text:p>
      <text:p text:style-name="P10">{</text:p>
      <text:p text:style-name="P1"><text:span text:style-name="T1">return</text:span><text:span text:style-name="T10"> </text:span><text:span text:style-name="T6">$this</text:span><text:span text:style-name="T10">-&gt;</text:span><text:span text:style-name="T3">id</text:span><text:span text:style-name="T10">;</text:span></text:p>
      <text:p text:style-name="P10">}</text:p>
      <text:p text:style-name="P6"/>
      <text:p text:style-name="P1"><text:span text:style-name="T6">public</text:span><text:span text:style-name="T10"> </text:span><text:span text:style-name="T6">function</text:span><text:span text:style-name="T10"> </text:span><text:span text:style-name="T4">isActifFormation</text:span><text:span text:style-name="T10">(): ?</text:span><text:span text:style-name="T6">bool</text:span></text:p>
      <text:p text:style-name="P10">{</text:p>
      <text:p text:style-name="P1"><text:span text:style-name="T1">return</text:span><text:span text:style-name="T10"> </text:span><text:span text:style-name="T6">$this</text:span><text:span text:style-name="T10">-&gt;</text:span><text:span text:style-name="T3">actifFormation</text:span><text:span text:style-name="T10">;</text:span></text:p>
      <text:p text:style-name="P10">}</text:p>
      <text:p text:style-name="P6"/>
      <text:p text:style-name="P1"><text:span text:style-name="T6">public</text:span><text:span text:style-name="T10"> </text:span><text:span text:style-name="T6">function</text:span><text:span text:style-name="T10"> </text:span><text:span text:style-name="T4">setActifFormation</text:span><text:span text:style-name="T10">(</text:span><text:span text:style-name="T6">bool</text:span><text:span text:style-name="T10"> </text:span><text:span text:style-name="T3">$actifFormation</text:span><text:span text:style-name="T10">): </text:span><text:span text:style-name="T6">static</text:span></text:p>
      <text:p text:style-name="P10">{</text:p>
      <text:p text:style-name="P1"><text:span text:style-name="T6">$this</text:span><text:span text:style-name="T10">-&gt;</text:span><text:span text:style-name="T3">actifFormation</text:span><text:span text:style-name="T10"> = </text:span><text:span text:style-name="T3">$actifFormation</text:span><text:span text:style-name="T10">;</text:span></text:p>
      <text:p text:style-name="P1"><text:span text:style-name="T1">return</text:span><text:span text:style-name="T10"> </text:span><text:span text:style-name="T6">$this</text:span><text:span text:style-name="T10">;</text:span></text:p>
      <text:p text:style-name="P10">}</text:p>
      <text:p text:style-name="P6"><text:soft-page-break/></text:p>
      <text:p text:style-name="P1"><text:span text:style-name="T6">public</text:span><text:span text:style-name="T10"> </text:span><text:span text:style-name="T6">function</text:span><text:span text:style-name="T10"> </text:span><text:span text:style-name="T4">getNom</text:span><text:span text:style-name="T10">(): ?</text:span><text:span text:style-name="T6">string</text:span></text:p>
      <text:p text:style-name="P10">{</text:p>
      <text:p text:style-name="P1"><text:span text:style-name="T1">return</text:span><text:span text:style-name="T10"> </text:span><text:span text:style-name="T6">$this</text:span><text:span text:style-name="T10">-&gt;</text:span><text:span text:style-name="T3">nom</text:span><text:span text:style-name="T10">;</text:span></text:p>
      <text:p text:style-name="P10">}</text:p>
      <text:p text:style-name="P6"/>
      <text:p text:style-name="P1"><text:span text:style-name="T6">public</text:span><text:span text:style-name="T10"> </text:span><text:span text:style-name="T6">function</text:span><text:span text:style-name="T10"> </text:span><text:span text:style-name="T4">setNom</text:span><text:span text:style-name="T10">(</text:span><text:span text:style-name="T6">string</text:span><text:span text:style-name="T10"> </text:span><text:span text:style-name="T3">$nom</text:span><text:span text:style-name="T10">): </text:span><text:span text:style-name="T6">static</text:span></text:p>
      <text:p text:style-name="P10">{</text:p>
      <text:p text:style-name="P1"><text:span text:style-name="T6">$this</text:span><text:span text:style-name="T10">-&gt;</text:span><text:span text:style-name="T3">nom</text:span><text:span text:style-name="T10"> = </text:span><text:span text:style-name="T3">$nom</text:span><text:span text:style-name="T10">;</text:span></text:p>
      <text:p text:style-name="P1"><text:span text:style-name="T1">return</text:span><text:span text:style-name="T10"> </text:span><text:span text:style-name="T6">$this</text:span><text:span text:style-name="T10">;</text:span></text:p>
      <text:p text:style-name="P10">}</text:p>
      <text:p text:style-name="P6"/>
      <text:p text:style-name="P1"><text:span text:style-name="T6">public</text:span><text:span text:style-name="T10"> </text:span><text:span text:style-name="T6">function</text:span><text:span text:style-name="T10"> </text:span><text:span text:style-name="T4">getNumero</text:span><text:span text:style-name="T10">(): ?</text:span><text:span text:style-name="T6">string</text:span></text:p>
      <text:p text:style-name="P10">{</text:p>
      <text:p text:style-name="P1"><text:span text:style-name="T1">return</text:span><text:span text:style-name="T10"> </text:span><text:span text:style-name="T6">$this</text:span><text:span text:style-name="T10">-&gt;</text:span><text:span text:style-name="T3">numero</text:span><text:span text:style-name="T10">;</text:span></text:p>
      <text:p text:style-name="P10">}</text:p>
      <text:p text:style-name="P6"/>
      <text:p text:style-name="P1"><text:span text:style-name="T6">public</text:span><text:span text:style-name="T10"> </text:span><text:span text:style-name="T6">function</text:span><text:span text:style-name="T10"> </text:span><text:span text:style-name="T4">setNumero</text:span><text:span text:style-name="T10">(</text:span><text:span text:style-name="T6">string</text:span><text:span text:style-name="T10"> </text:span><text:span text:style-name="T3">$numero</text:span><text:span text:style-name="T10">): </text:span><text:span text:style-name="T6">static</text:span></text:p>
      <text:p text:style-name="P10">{</text:p>
      <text:p text:style-name="P1"><text:span text:style-name="T6">$this</text:span><text:span text:style-name="T10">-&gt;</text:span><text:span text:style-name="T3">numero</text:span><text:span text:style-name="T10"> = </text:span><text:span text:style-name="T3">$numero</text:span><text:span text:style-name="T10">;</text:span></text:p>
      <text:p text:style-name="P1"><text:span text:style-name="T1">return</text:span><text:span text:style-name="T10"> </text:span><text:span text:style-name="T6">$this</text:span><text:span text:style-name="T10">;</text:span></text:p>
      <text:p text:style-name="P10">}</text:p>
      <text:p text:style-name="P6"/>
      <text:p text:style-name="P1"><text:span text:style-name="T6">public</text:span><text:span text:style-name="T10"> </text:span><text:span text:style-name="T6">function</text:span><text:span text:style-name="T10"> </text:span><text:span text:style-name="T4">getDateDebutValidation</text:span><text:span text:style-name="T10">(): ?</text:span><text:span text:style-name="T12">\DateTime</text:span></text:p>
      <text:p text:style-name="P10">{</text:p>
      <text:p text:style-name="P1"><text:span text:style-name="T1">return</text:span><text:span text:style-name="T10"> </text:span><text:span text:style-name="T6">$this</text:span><text:span text:style-name="T10">-&gt;</text:span><text:span text:style-name="T3">dateDebutValidation</text:span><text:span text:style-name="T10">;</text:span></text:p>
      <text:p text:style-name="P10">}</text:p>
      <text:p text:style-name="P6"/>
      <text:p text:style-name="P1"><text:span text:style-name="T6">public</text:span><text:span text:style-name="T10"> </text:span><text:span text:style-name="T6">function</text:span><text:span text:style-name="T10"> </text:span><text:span text:style-name="T4">setDateDebutValidation</text:span><text:span text:style-name="T10">(?</text:span><text:span text:style-name="T12">\DateTime</text:span><text:span text:style-name="T10"> </text:span><text:span text:style-name="T3">$dateDebutValidation</text:span><text:span text:style-name="T10">): </text:span><text:span text:style-name="T6">static</text:span></text:p>
      <text:p text:style-name="P10">{</text:p>
      <text:p text:style-name="P1"><text:span text:style-name="T6">$this</text:span><text:span text:style-name="T10">-&gt;</text:span><text:span text:style-name="T3">dateDebutValidation</text:span><text:span text:style-name="T10"> = </text:span><text:span text:style-name="T3">$dateDebutValidation</text:span><text:span text:style-name="T10">;</text:span></text:p>
      <text:p text:style-name="P1"><text:span text:style-name="T1">return</text:span><text:span text:style-name="T10"> </text:span><text:span text:style-name="T6">$this</text:span><text:span text:style-name="T10">;</text:span></text:p>
      <text:p text:style-name="P10">}</text:p>
      <text:p text:style-name="P6"/>
      <text:p text:style-name="P1"><text:span text:style-name="T6">public</text:span><text:span text:style-name="T10"> </text:span><text:span text:style-name="T6">function</text:span><text:span text:style-name="T10"> </text:span><text:span text:style-name="T4">getDateFinValidation</text:span><text:span text:style-name="T10">(): ?</text:span><text:span text:style-name="T12">\DateTime</text:span></text:p>
      <text:p text:style-name="P10">{</text:p>
      <text:p text:style-name="P1"><text:span text:style-name="T1">return</text:span><text:span text:style-name="T10"> </text:span><text:span text:style-name="T6">$this</text:span><text:span text:style-name="T10">-&gt;</text:span><text:span text:style-name="T3">dateFinValidation</text:span><text:span text:style-name="T10">;</text:span></text:p>
      <text:p text:style-name="P10">}</text:p>
      <text:p text:style-name="P6"/>
      <text:p text:style-name="P1"><text:span text:style-name="T6">public</text:span><text:span text:style-name="T10"> </text:span><text:span text:style-name="T6">function</text:span><text:span text:style-name="T10"> </text:span><text:span text:style-name="T4">setDateFinValidation</text:span><text:span text:style-name="T10">(?</text:span><text:span text:style-name="T12">\DateTime</text:span><text:span text:style-name="T10"> </text:span><text:span text:style-name="T3">$dateFinValidation</text:span><text:span text:style-name="T10">): </text:span><text:span text:style-name="T6">static</text:span></text:p>
      <text:p text:style-name="P10">{</text:p>
      <text:p text:style-name="P1"><text:span text:style-name="T6">$this</text:span><text:span text:style-name="T10">-&gt;</text:span><text:span text:style-name="T3">dateFinValidation</text:span><text:span text:style-name="T10"> = </text:span><text:span text:style-name="T3">$dateFinValidation</text:span><text:span text:style-name="T10">;</text:span></text:p>
      <text:p text:style-name="P1"><text:span text:style-name="T1">return</text:span><text:span text:style-name="T10"> </text:span><text:span text:style-name="T6">$this</text:span><text:span text:style-name="T10">;</text:span></text:p>
      <text:p text:style-name="P10">}</text:p>
      <text:p text:style-name="P2"><text:line-break/><text:line-break/></text:p>
      <text:p text:style-name="P4"><text:soft-page-break/>// public function setDateDebutValidation(?\DateTime $dateDebutValidation): static</text:p>
      <text:p text:style-name="P4">// {</text:p>
      <text:p text:style-name="P4">// $this-&gt;dateDebutValidation = $dateDebutValidation;</text:p>
      <text:p text:style-name="P4">// return $this;</text:p>
      <text:p text:style-name="P4">// }</text:p>
      <text:p text:style-name="P6"/>
      <text:p text:style-name="P4">// public function getDateFinValidation(): ?\DateTime</text:p>
      <text:p text:style-name="P4">// {</text:p>
      <text:p text:style-name="P4">// return $this-&gt;dateFinValidation;</text:p>
      <text:p text:style-name="P4">// }</text:p>
      <text:p text:style-name="P6"/>
      <text:p text:style-name="P4">// public function setDateFinValidation(?\DateTime $dateFinValidation): static</text:p>
      <text:p text:style-name="P4">// {</text:p>
      <text:p text:style-name="P4">// $this-&gt;dateFinValidation = $dateFinValidation;</text:p>
      <text:p text:style-name="P4">// return $this;</text:p>
      <text:p text:style-name="P4">// }</text:p>
      <text:p text:style-name="P2"><text:line-break/><text:line-break/><text:line-break/></text:p>
      <text:p text:style-name="P1"><text:span text:style-name="T6">public</text:span><text:span text:style-name="T10"> </text:span><text:span text:style-name="T6">function</text:span><text:span text:style-name="T10"> </text:span><text:span text:style-name="T4">getNombreHeures</text:span><text:span text:style-name="T10">(): ?</text:span><text:span text:style-name="T6">int</text:span></text:p>
      <text:p text:style-name="P10">{</text:p>
      <text:p text:style-name="P1"><text:span text:style-name="T1">return</text:span><text:span text:style-name="T10"> </text:span><text:span text:style-name="T6">$this</text:span><text:span text:style-name="T10">-&gt;</text:span><text:span text:style-name="T3">nombreHeures</text:span><text:span text:style-name="T10">;</text:span></text:p>
      <text:p text:style-name="P10">}</text:p>
      <text:p text:style-name="P6"/>
      <text:p text:style-name="P1"><text:span text:style-name="T6">public</text:span><text:span text:style-name="T10"> </text:span><text:span text:style-name="T6">function</text:span><text:span text:style-name="T10"> </text:span><text:span text:style-name="T4">setNombreHeures</text:span><text:span text:style-name="T10">(</text:span><text:span text:style-name="T6">int</text:span><text:span text:style-name="T10"> </text:span><text:span text:style-name="T3">$nombreHeures</text:span><text:span text:style-name="T10">): </text:span><text:span text:style-name="T6">static</text:span></text:p>
      <text:p text:style-name="P10">{</text:p>
      <text:p text:style-name="P1"><text:span text:style-name="T6">$this</text:span><text:span text:style-name="T10">-&gt;</text:span><text:span text:style-name="T3">nombreHeures</text:span><text:span text:style-name="T10"> = </text:span><text:span text:style-name="T3">$nombreHeures</text:span><text:span text:style-name="T10">;</text:span></text:p>
      <text:p text:style-name="P1"><text:span text:style-name="T1">return</text:span><text:span text:style-name="T10"> </text:span><text:span text:style-name="T6">$this</text:span><text:span text:style-name="T10">;</text:span></text:p>
      <text:p text:style-name="P10">}</text:p>
      <text:p text:style-name="P2"><text:line-break/><text:line-break/><text:line-break/></text:p>
      <text:p text:style-name="P1"><text:span text:style-name="T6">public</text:span><text:span text:style-name="T10"> </text:span><text:span text:style-name="T6">function</text:span><text:span text:style-name="T10"> </text:span><text:span text:style-name="T4">getTitreProfessionnel</text:span><text:span text:style-name="T10">(): ?</text:span><text:span text:style-name="T6">string</text:span></text:p>
      <text:p text:style-name="P10">{</text:p>
      <text:p text:style-name="P1"><text:span text:style-name="T1">return</text:span><text:span text:style-name="T10"> </text:span><text:span text:style-name="T6">$this</text:span><text:span text:style-name="T10">-&gt;</text:span><text:span text:style-name="T3">titreProfessionnel</text:span><text:span text:style-name="T10">;</text:span></text:p>
      <text:p text:style-name="P10">}</text:p>
      <text:p text:style-name="P6"/>
      <text:p text:style-name="P1"><text:span text:style-name="T6">public</text:span><text:span text:style-name="T10"> </text:span><text:span text:style-name="T6">function</text:span><text:span text:style-name="T10"> </text:span><text:span text:style-name="T4">setTitreProfessionnel</text:span><text:span text:style-name="T10">(</text:span><text:span text:style-name="T6">string</text:span><text:span text:style-name="T10"> </text:span><text:span text:style-name="T3">$titreProfessionnel</text:span><text:span text:style-name="T10">): </text:span><text:span text:style-name="T6">static</text:span></text:p>
      <text:p text:style-name="P10">{</text:p>
      <text:p text:style-name="P1"><text:span text:style-name="T6">$this</text:span><text:span text:style-name="T10">-&gt;</text:span><text:span text:style-name="T3">titreProfessionnel</text:span><text:span text:style-name="T10"> = </text:span><text:span text:style-name="T3">$titreProfessionnel</text:span><text:span text:style-name="T10">;</text:span></text:p>
      <text:p text:style-name="P1"><text:span text:style-name="T1">return</text:span><text:span text:style-name="T10"> </text:span><text:span text:style-name="T6">$this</text:span><text:span text:style-name="T10">;</text:span></text:p>
      <text:p text:style-name="P10">}</text:p>
      <text:p text:style-name="P6"/>
      <text:p text:style-name="P1"><text:span text:style-name="T6">public</text:span><text:span text:style-name="T10"> </text:span><text:span text:style-name="T6">function</text:span><text:span text:style-name="T10"> </text:span><text:span text:style-name="T4">getNiveau</text:span><text:span text:style-name="T10">(): ?</text:span><text:span text:style-name="T6">int</text:span></text:p>
      <text:p text:style-name="P10"><text:soft-page-break/>{</text:p>
      <text:p text:style-name="P1"><text:span text:style-name="T1">return</text:span><text:span text:style-name="T10"> </text:span><text:span text:style-name="T6">$this</text:span><text:span text:style-name="T10">-&gt;</text:span><text:span text:style-name="T3">niveau</text:span><text:span text:style-name="T10">;</text:span></text:p>
      <text:p text:style-name="P10">}</text:p>
      <text:p text:style-name="P6"/>
      <text:p text:style-name="P1"><text:span text:style-name="T6">public</text:span><text:span text:style-name="T10"> </text:span><text:span text:style-name="T6">function</text:span><text:span text:style-name="T10"> </text:span><text:span text:style-name="T4">setNiveau</text:span><text:span text:style-name="T10">(</text:span><text:span text:style-name="T6">int</text:span><text:span text:style-name="T10"> </text:span><text:span text:style-name="T3">$niveau</text:span><text:span text:style-name="T10">): </text:span><text:span text:style-name="T6">static</text:span></text:p>
      <text:p text:style-name="P10">{</text:p>
      <text:p text:style-name="P1"><text:span text:style-name="T6">$this</text:span><text:span text:style-name="T10">-&gt;</text:span><text:span text:style-name="T3">niveau</text:span><text:span text:style-name="T10"> = </text:span><text:span text:style-name="T3">$niveau</text:span><text:span text:style-name="T10">;</text:span></text:p>
      <text:p text:style-name="P1"><text:span text:style-name="T1">return</text:span><text:span text:style-name="T10"> </text:span><text:span text:style-name="T6">$this</text:span><text:span text:style-name="T10">;</text:span></text:p>
      <text:p text:style-name="P10">}</text:p>
      <text:p text:style-name="P6"/>
      <text:p text:style-name="P1"><text:span text:style-name="T6">public</text:span><text:span text:style-name="T10"> </text:span><text:span text:style-name="T6">function</text:span><text:span text:style-name="T10"> </text:span><text:span text:style-name="T4">getNombreStagiaires</text:span><text:span text:style-name="T10">(): ?</text:span><text:span text:style-name="T6">int</text:span></text:p>
      <text:p text:style-name="P10">{</text:p>
      <text:p text:style-name="P1"><text:span text:style-name="T1">return</text:span><text:span text:style-name="T10"> </text:span><text:span text:style-name="T6">$this</text:span><text:span text:style-name="T10">-&gt;</text:span><text:span text:style-name="T3">NombreStagiaires</text:span><text:span text:style-name="T10">;</text:span></text:p>
      <text:p text:style-name="P10">}</text:p>
      <text:p text:style-name="P6"/>
      <text:p text:style-name="P1"><text:span text:style-name="T6">public</text:span><text:span text:style-name="T10"> </text:span><text:span text:style-name="T6">function</text:span><text:span text:style-name="T10"> </text:span><text:span text:style-name="T4">setNombreStagiaires</text:span><text:span text:style-name="T10">(</text:span><text:span text:style-name="T6">int</text:span><text:span text:style-name="T10"> </text:span><text:span text:style-name="T3">$NombreStagiaires</text:span><text:span text:style-name="T10">): </text:span><text:span text:style-name="T6">static</text:span></text:p>
      <text:p text:style-name="P10">{</text:p>
      <text:p text:style-name="P1"><text:span text:style-name="T6">$this</text:span><text:span text:style-name="T10">-&gt;</text:span><text:span text:style-name="T3">NombreStagiaires</text:span><text:span text:style-name="T10"> = </text:span><text:span text:style-name="T3">$NombreStagiaires</text:span><text:span text:style-name="T10">;</text:span></text:p>
      <text:p text:style-name="P1"><text:span text:style-name="T1">return</text:span><text:span text:style-name="T10"> </text:span><text:span text:style-name="T6">$this</text:span><text:span text:style-name="T10">;</text:span></text:p>
      <text:p text:style-name="P10">}</text:p>
      <text:p text:style-name="P7"/>
      <text:p text:style-name="P1"><text:span text:style-name="T6">public</text:span><text:span text:style-name="T10"> </text:span><text:span text:style-name="T6">function</text:span><text:span text:style-name="T10"> </text:span><text:span text:style-name="T4">getActiveStagiaires</text:span><text:span text:style-name="T10">(): ?</text:span><text:span text:style-name="T6">int</text:span></text:p>
      <text:p text:style-name="P10">{</text:p>
      <text:p text:style-name="P1"><text:span text:style-name="T1">return</text:span><text:span text:style-name="T10"> </text:span><text:span text:style-name="T6">$this</text:span><text:span text:style-name="T10">-&gt;</text:span><text:span text:style-name="T3">activeStagiaires</text:span><text:span text:style-name="T10">;</text:span></text:p>
      <text:p text:style-name="P10">}</text:p>
      <text:p text:style-name="P6"/>
      <text:p text:style-name="P1"><text:span text:style-name="T6">public</text:span><text:span text:style-name="T10"> </text:span><text:span text:style-name="T6">function</text:span><text:span text:style-name="T10"> </text:span><text:span text:style-name="T4">setActiveStagiaires</text:span><text:span text:style-name="T10">(?</text:span><text:span text:style-name="T6">int</text:span><text:span text:style-name="T10"> </text:span><text:span text:style-name="T3">$count</text:span><text:span text:style-name="T10">): </text:span><text:span text:style-name="T6">static</text:span></text:p>
      <text:p text:style-name="P10">{</text:p>
      <text:p text:style-name="P1"><text:span text:style-name="T6">$this</text:span><text:span text:style-name="T10">-&gt;</text:span><text:span text:style-name="T3">activeStagiaires</text:span><text:span text:style-name="T10"> = </text:span><text:span text:style-name="T3">$count</text:span><text:span text:style-name="T10">;</text:span></text:p>
      <text:p text:style-name="P1"><text:span text:style-name="T1">return</text:span><text:span text:style-name="T10"> </text:span><text:span text:style-name="T6">$this</text:span><text:span text:style-name="T10">;</text:span></text:p>
      <text:p text:style-name="P10">}</text:p>
      <text:p text:style-name="P6"/>
      <text:p text:style-name="P1"><text:span text:style-name="T6">public</text:span><text:span text:style-name="T10"> </text:span><text:span text:style-name="T6">function</text:span><text:span text:style-name="T10"> </text:span><text:span text:style-name="T4">getGroupeRattachement</text:span><text:span text:style-name="T10">(): ?</text:span><text:span text:style-name="T6">string</text:span></text:p>
      <text:p text:style-name="P10">{</text:p>
      <text:p text:style-name="P1"><text:span text:style-name="T1">return</text:span><text:span text:style-name="T10"> </text:span><text:span text:style-name="T6">$this</text:span><text:span text:style-name="T10">-&gt;</text:span><text:span text:style-name="T3">groupeRattachement</text:span><text:span text:style-name="T10">;</text:span></text:p>
      <text:p text:style-name="P10">}</text:p>
      <text:p text:style-name="P6"/>
      <text:p text:style-name="P1"><text:span text:style-name="T6">public</text:span><text:span text:style-name="T10"> </text:span><text:span text:style-name="T6">function</text:span><text:span text:style-name="T10"> </text:span><text:span text:style-name="T4">setGroupeRattachement</text:span><text:span text:style-name="T10">(</text:span><text:span text:style-name="T6">string</text:span><text:span text:style-name="T10"> </text:span><text:span text:style-name="T3">$groupeRattachement</text:span><text:span text:style-name="T10">): </text:span><text:span text:style-name="T6">static</text:span></text:p>
      <text:p text:style-name="P10">{</text:p>
      <text:p text:style-name="P1"><text:span text:style-name="T6">$this</text:span><text:span text:style-name="T10">-&gt;</text:span><text:span text:style-name="T3">groupeRattachement</text:span><text:span text:style-name="T10"> = </text:span><text:span text:style-name="T3">$groupeRattachement</text:span><text:span text:style-name="T10">;</text:span></text:p>
      <text:p text:style-name="P1"><text:span text:style-name="T1">return</text:span><text:span text:style-name="T10"> </text:span><text:span text:style-name="T6">$this</text:span><text:span text:style-name="T10">;</text:span></text:p>
      <text:p text:style-name="P10">}</text:p>
      <text:p text:style-name="P6"/>
      <text:p text:style-name="P1"><text:span text:style-name="T6">public</text:span><text:span text:style-name="T10"> </text:span><text:span text:style-name="T6">function</text:span><text:span text:style-name="T10"> </text:span><text:span text:style-name="T4">getDateDebut</text:span><text:span text:style-name="T10">(): ?</text:span><text:span text:style-name="T12">\DateTime</text:span></text:p>
      <text:p text:style-name="P10">{</text:p>
      <text:p text:style-name="P1"><text:span text:style-name="T1">return</text:span><text:span text:style-name="T10"> </text:span><text:span text:style-name="T6">$this</text:span><text:span text:style-name="T10">-&gt;</text:span><text:span text:style-name="T3">dateDebut</text:span><text:span text:style-name="T10">;</text:span></text:p>
      <text:p text:style-name="P10">}</text:p>
      <text:p text:style-name="P6"><text:soft-page-break/></text:p>
      <text:p text:style-name="P1"><text:span text:style-name="T6">public</text:span><text:span text:style-name="T10"> </text:span><text:span text:style-name="T6">function</text:span><text:span text:style-name="T10"> </text:span><text:span text:style-name="T4">setDateDebut</text:span><text:span text:style-name="T10">(</text:span><text:span text:style-name="T12">\DateTime</text:span><text:span text:style-name="T10"> </text:span><text:span text:style-name="T3">$dateDebut</text:span><text:span text:style-name="T10">): </text:span><text:span text:style-name="T6">static</text:span></text:p>
      <text:p text:style-name="P10">{</text:p>
      <text:p text:style-name="P1"><text:span text:style-name="T6">$this</text:span><text:span text:style-name="T10">-&gt;</text:span><text:span text:style-name="T3">dateDebut</text:span><text:span text:style-name="T10"> = </text:span><text:span text:style-name="T3">$dateDebut</text:span><text:span text:style-name="T10">;</text:span></text:p>
      <text:p text:style-name="P1"><text:span text:style-name="T1">return</text:span><text:span text:style-name="T10"> </text:span><text:span text:style-name="T6">$this</text:span><text:span text:style-name="T10">;</text:span></text:p>
      <text:p text:style-name="P10">}</text:p>
      <text:p text:style-name="P7"/>
      <text:p text:style-name="P1"><text:span text:style-name="T6">public</text:span><text:span text:style-name="T10"> </text:span><text:span text:style-name="T6">function</text:span><text:span text:style-name="T10"> </text:span><text:span text:style-name="T4">getDateFin</text:span><text:span text:style-name="T10">(): ?</text:span><text:span text:style-name="T12">\DateTime</text:span></text:p>
      <text:p text:style-name="P10">{</text:p>
      <text:p text:style-name="P1"><text:span text:style-name="T1">return</text:span><text:span text:style-name="T10"> </text:span><text:span text:style-name="T6">$this</text:span><text:span text:style-name="T10">-&gt;</text:span><text:span text:style-name="T3">dateFin</text:span><text:span text:style-name="T10">;</text:span></text:p>
      <text:p text:style-name="P10">}</text:p>
      <text:p text:style-name="P6"/>
      <text:p text:style-name="P1"><text:span text:style-name="T6">public</text:span><text:span text:style-name="T10"> </text:span><text:span text:style-name="T6">function</text:span><text:span text:style-name="T10"> </text:span><text:span text:style-name="T4">setDateFin</text:span><text:span text:style-name="T10">(?</text:span><text:span text:style-name="T12">\DateTime</text:span><text:span text:style-name="T10"> </text:span><text:span text:style-name="T3">$dateFin</text:span><text:span text:style-name="T10">): </text:span><text:span text:style-name="T6">static</text:span></text:p>
      <text:p text:style-name="P10">{</text:p>
      <text:p text:style-name="P1"><text:span text:style-name="T6">$this</text:span><text:span text:style-name="T10">-&gt;</text:span><text:span text:style-name="T3">dateFin</text:span><text:span text:style-name="T10"> = </text:span><text:span text:style-name="T3">$dateFin</text:span><text:span text:style-name="T10">;</text:span></text:p>
      <text:p text:style-name="P1"><text:span text:style-name="T1">return</text:span><text:span text:style-name="T10"> </text:span><text:span text:style-name="T6">$this</text:span><text:span text:style-name="T10">;</text:span></text:p>
      <text:p text:style-name="P10">}</text:p>
      <text:p text:style-name="P2"><text:line-break/><text:line-break/><text:line-break/></text:p>
      <text:p text:style-name="P4">// public function getDateFin(): ?\DateTime</text:p>
      <text:p text:style-name="P4">// {</text:p>
      <text:p text:style-name="P4">// return $this-&gt;dateFin;</text:p>
      <text:p text:style-name="P4">// }</text:p>
      <text:p text:style-name="P6"/>
      <text:p text:style-name="P4">// public function setDateFin(\DateTime $dateFin): static</text:p>
      <text:p text:style-name="P4">// {</text:p>
      <text:p text:style-name="P4">// $this-&gt;dateFin = $dateFin;</text:p>
      <text:p text:style-name="P4">// return $this;</text:p>
      <text:p text:style-name="P4">// }</text:p>
      <text:p text:style-name="P6"/>
      <text:p text:style-name="P4">/**</text:p>
      <text:p text:style-name="P1"><text:span text:style-name="T9">* </text:span><text:span text:style-name="T6">@return</text:span><text:span text:style-name="T9"> </text:span><text:span text:style-name="T12">Collection</text:span><text:span text:style-name="T9">&lt;</text:span><text:span text:style-name="T6">int</text:span><text:span text:style-name="T9">, Formateur&gt;</text:span></text:p>
      <text:p text:style-name="P4">*/</text:p>
      <text:p text:style-name="P1"><text:span text:style-name="T6">public</text:span><text:span text:style-name="T10"> </text:span><text:span text:style-name="T6">function</text:span><text:span text:style-name="T10"> </text:span><text:span text:style-name="T4">getFormateurs</text:span><text:span text:style-name="T10">(): </text:span><text:span text:style-name="T12">Collection</text:span></text:p>
      <text:p text:style-name="P10">{</text:p>
      <text:p text:style-name="P1"><text:span text:style-name="T1">return</text:span><text:span text:style-name="T10"> </text:span><text:span text:style-name="T6">$this</text:span><text:span text:style-name="T10">-&gt;</text:span><text:span text:style-name="T3">formateurs</text:span><text:span text:style-name="T10">;</text:span></text:p>
      <text:p text:style-name="P10">}</text:p>
      <text:p text:style-name="P6"/>
      <text:p text:style-name="P1"><text:span text:style-name="T6">public</text:span><text:span text:style-name="T10"> </text:span><text:span text:style-name="T6">function</text:span><text:span text:style-name="T10"> </text:span><text:span text:style-name="T4">addFormateur</text:span><text:span text:style-name="T10">(</text:span><text:span text:style-name="T12">Formateur</text:span><text:span text:style-name="T10"> </text:span><text:span text:style-name="T3">$formateur</text:span><text:span text:style-name="T10">): </text:span><text:span text:style-name="T6">static</text:span></text:p>
      <text:p text:style-name="P10">{</text:p>
      <text:p text:style-name="P1"><text:span text:style-name="T1">if</text:span><text:span text:style-name="T10"> (!</text:span><text:span text:style-name="T6">$this</text:span><text:span text:style-name="T10">-&gt;</text:span><text:span text:style-name="T3">formateurs</text:span><text:span text:style-name="T10">-&gt;</text:span><text:span text:style-name="T4">contains</text:span><text:span text:style-name="T10">(</text:span><text:span text:style-name="T3">$formateur</text:span><text:span text:style-name="T10">)) {</text:span></text:p>
      <text:p text:style-name="P1"><text:span text:style-name="T6">$this</text:span><text:span text:style-name="T10">-&gt;</text:span><text:span text:style-name="T3">formateurs</text:span><text:span text:style-name="T10">[] = </text:span><text:span text:style-name="T3">$formateur</text:span><text:span text:style-name="T10">;</text:span></text:p>
      <text:p text:style-name="P10">}</text:p>
      <text:p text:style-name="P6"/>
      <text:p text:style-name="P1"><text:soft-page-break/><text:span text:style-name="T1">return</text:span><text:span text:style-name="T10"> </text:span><text:span text:style-name="T6">$this</text:span><text:span text:style-name="T10">;</text:span></text:p>
      <text:p text:style-name="P10">}</text:p>
      <text:p text:style-name="P6"/>
      <text:p text:style-name="P1"><text:span text:style-name="T6">public</text:span><text:span text:style-name="T10"> </text:span><text:span text:style-name="T6">function</text:span><text:span text:style-name="T10"> </text:span><text:span text:style-name="T4">removeFormateur</text:span><text:span text:style-name="T10">(</text:span><text:span text:style-name="T12">Formateur</text:span><text:span text:style-name="T10"> </text:span><text:span text:style-name="T3">$formateur</text:span><text:span text:style-name="T10">): </text:span><text:span text:style-name="T6">static</text:span></text:p>
      <text:p text:style-name="P10">{</text:p>
      <text:p text:style-name="P1"><text:span text:style-name="T6">$this</text:span><text:span text:style-name="T10">-&gt;</text:span><text:span text:style-name="T3">formateurs</text:span><text:span text:style-name="T10">-&gt;</text:span><text:span text:style-name="T4">removeElement</text:span><text:span text:style-name="T10">(</text:span><text:span text:style-name="T3">$formateur</text:span><text:span text:style-name="T10">);</text:span></text:p>
      <text:p text:style-name="P1"><text:span text:style-name="T1">return</text:span><text:span text:style-name="T10"> </text:span><text:span text:style-name="T6">$this</text:span><text:span text:style-name="T10">;</text:span></text:p>
      <text:p text:style-name="P10">}</text:p>
      <text:p text:style-name="P6"/>
      <text:p text:style-name="P4">/**</text:p>
      <text:p text:style-name="P1"><text:span text:style-name="T9">* </text:span><text:span text:style-name="T6">@return</text:span><text:span text:style-name="T9"> </text:span><text:span text:style-name="T12">Collection</text:span><text:span text:style-name="T9">&lt;</text:span><text:span text:style-name="T6">int</text:span><text:span text:style-name="T9">, Interruption&gt;</text:span></text:p>
      <text:p text:style-name="P4">*/</text:p>
      <text:p text:style-name="P1"><text:span text:style-name="T6">public</text:span><text:span text:style-name="T10"> </text:span><text:span text:style-name="T6">function</text:span><text:span text:style-name="T10"> </text:span><text:span text:style-name="T4">getInterruptions</text:span><text:span text:style-name="T10">(): </text:span><text:span text:style-name="T12">Collection</text:span></text:p>
      <text:p text:style-name="P10">{</text:p>
      <text:p text:style-name="P1"><text:span text:style-name="T1">return</text:span><text:span text:style-name="T10"> </text:span><text:span text:style-name="T6">$this</text:span><text:span text:style-name="T10">-&gt;</text:span><text:span text:style-name="T3">interruptions</text:span><text:span text:style-name="T10">;</text:span></text:p>
      <text:p text:style-name="P10">}</text:p>
      <text:p text:style-name="P6"/>
      <text:p text:style-name="P1"><text:span text:style-name="T6">public</text:span><text:span text:style-name="T10"> </text:span><text:span text:style-name="T6">function</text:span><text:span text:style-name="T10"> </text:span><text:span text:style-name="T4">addInterruption</text:span><text:span text:style-name="T10">(</text:span><text:span text:style-name="T12">Interruption</text:span><text:span text:style-name="T10"> </text:span><text:span text:style-name="T3">$interruption</text:span><text:span text:style-name="T10">): </text:span><text:span text:style-name="T6">static</text:span></text:p>
      <text:p text:style-name="P10">{</text:p>
      <text:p text:style-name="P1"><text:span text:style-name="T1">if</text:span><text:span text:style-name="T10"> (!</text:span><text:span text:style-name="T6">$this</text:span><text:span text:style-name="T10">-&gt;</text:span><text:span text:style-name="T3">interruptions</text:span><text:span text:style-name="T10">-&gt;</text:span><text:span text:style-name="T4">contains</text:span><text:span text:style-name="T10">(</text:span><text:span text:style-name="T3">$interruption</text:span><text:span text:style-name="T10">)) {</text:span></text:p>
      <text:p text:style-name="P1"><text:span text:style-name="T6">$this</text:span><text:span text:style-name="T10">-&gt;</text:span><text:span text:style-name="T3">interruptions</text:span><text:span text:style-name="T10">-&gt;</text:span><text:span text:style-name="T4">add</text:span><text:span text:style-name="T10">(</text:span><text:span text:style-name="T3">$interruption</text:span><text:span text:style-name="T10">);</text:span></text:p>
      <text:p text:style-name="P1"><text:span text:style-name="T3">$interruption</text:span><text:span text:style-name="T10">-&gt;</text:span><text:span text:style-name="T4">setFormation</text:span><text:span text:style-name="T10">(</text:span><text:span text:style-name="T6">$this</text:span><text:span text:style-name="T10">);</text:span></text:p>
      <text:p text:style-name="P10">}</text:p>
      <text:p text:style-name="P6"/>
      <text:p text:style-name="P1"><text:span text:style-name="T1">return</text:span><text:span text:style-name="T10"> </text:span><text:span text:style-name="T6">$this</text:span><text:span text:style-name="T10">;</text:span></text:p>
      <text:p text:style-name="P10">}</text:p>
      <text:p text:style-name="P6"/>
      <text:p text:style-name="P1"><text:span text:style-name="T6">public</text:span><text:span text:style-name="T10"> </text:span><text:span text:style-name="T6">function</text:span><text:span text:style-name="T10"> </text:span><text:span text:style-name="T4">removeInterruption</text:span><text:span text:style-name="T10">(</text:span><text:span text:style-name="T12">Interruption</text:span><text:span text:style-name="T10"> </text:span><text:span text:style-name="T3">$interruption</text:span><text:span text:style-name="T10">): </text:span><text:span text:style-name="T6">static</text:span></text:p>
      <text:p text:style-name="P10">{</text:p>
      <text:p text:style-name="P1"><text:span text:style-name="T1">if</text:span><text:span text:style-name="T10"> (</text:span><text:span text:style-name="T6">$this</text:span><text:span text:style-name="T10">-&gt;</text:span><text:span text:style-name="T3">interruptions</text:span><text:span text:style-name="T10">-&gt;</text:span><text:span text:style-name="T4">removeElement</text:span><text:span text:style-name="T10">(</text:span><text:span text:style-name="T3">$interruption</text:span><text:span text:style-name="T10">)) {</text:span></text:p>
      <text:p text:style-name="P1"><text:span text:style-name="T1">if</text:span><text:span text:style-name="T10"> (</text:span><text:span text:style-name="T3">$interruption</text:span><text:span text:style-name="T10">-&gt;</text:span><text:span text:style-name="T4">getFormation</text:span><text:span text:style-name="T10">() === </text:span><text:span text:style-name="T6">$this</text:span><text:span text:style-name="T10">) {</text:span></text:p>
      <text:p text:style-name="P1"><text:span text:style-name="T3">$interruption</text:span><text:span text:style-name="T10">-&gt;</text:span><text:span text:style-name="T4">setFormation</text:span><text:span text:style-name="T10">(</text:span><text:span text:style-name="T6">null</text:span><text:span text:style-name="T10">);</text:span></text:p>
      <text:p text:style-name="P10">}</text:p>
      <text:p text:style-name="P10">}</text:p>
      <text:p text:style-name="P6"/>
      <text:p text:style-name="P1"><text:span text:style-name="T1">return</text:span><text:span text:style-name="T10"> </text:span><text:span text:style-name="T6">$this</text:span><text:span text:style-name="T10">;</text:span></text:p>
      <text:p text:style-name="P10">}</text:p>
      <text:p text:style-name="P6"/>
      <text:p text:style-name="P4">/**</text:p>
      <text:p text:style-name="P1"><text:span text:style-name="T9">* </text:span><text:span text:style-name="T6">@return</text:span><text:span text:style-name="T9"> </text:span><text:span text:style-name="T12">Collection</text:span><text:span text:style-name="T9">&lt;</text:span><text:span text:style-name="T6">int</text:span><text:span text:style-name="T9">, PeriodEnEntreprise&gt;</text:span></text:p>
      <text:p text:style-name="P4">*/</text:p>
      <text:p text:style-name="P1"><text:span text:style-name="T6">public</text:span><text:span text:style-name="T10"> </text:span><text:span text:style-name="T6">function</text:span><text:span text:style-name="T10"> </text:span><text:span text:style-name="T4">getPeriodEnEntreprises</text:span><text:span text:style-name="T10">(): </text:span><text:span text:style-name="T12">Collection</text:span></text:p>
      <text:p text:style-name="P10">{</text:p>
      <text:p text:style-name="P1"><text:span text:style-name="T1">return</text:span><text:span text:style-name="T10"> </text:span><text:span text:style-name="T6">$this</text:span><text:span text:style-name="T10">-&gt;</text:span><text:span text:style-name="T3">periodEnEntreprises</text:span><text:span text:style-name="T10">;</text:span></text:p>
      <text:p text:style-name="P10">}</text:p>
      <text:p text:style-name="P6"/>
      <text:p text:style-name="P1"><text:span text:style-name="T6">public</text:span><text:span text:style-name="T10"> </text:span><text:span text:style-name="T6">function</text:span><text:span text:style-name="T10"> </text:span><text:span text:style-name="T4">addPeriodEnEntreprise</text:span><text:span text:style-name="T10">(</text:span><text:span text:style-name="T12">PeriodEnEntreprise</text:span><text:span text:style-name="T10"> </text:span><text:span text:style-name="T3">$periodEnEntreprise</text:span><text:span text:style-name="T10">): </text:span><text:span text:style-name="T6">static</text:span></text:p>
      <text:p text:style-name="P10"><text:soft-page-break/>{</text:p>
      <text:p text:style-name="P1"><text:span text:style-name="T1">if</text:span><text:span text:style-name="T10"> (!</text:span><text:span text:style-name="T6">$this</text:span><text:span text:style-name="T10">-&gt;</text:span><text:span text:style-name="T3">periodEnEntreprises</text:span><text:span text:style-name="T10">-&gt;</text:span><text:span text:style-name="T4">contains</text:span><text:span text:style-name="T10">(</text:span><text:span text:style-name="T3">$periodEnEntreprise</text:span><text:span text:style-name="T10">)) {</text:span></text:p>
      <text:p text:style-name="P1"><text:span text:style-name="T6">$this</text:span><text:span text:style-name="T10">-&gt;</text:span><text:span text:style-name="T3">periodEnEntreprises</text:span><text:span text:style-name="T10">-&gt;</text:span><text:span text:style-name="T4">add</text:span><text:span text:style-name="T10">(</text:span><text:span text:style-name="T3">$periodEnEntreprise</text:span><text:span text:style-name="T10">);</text:span></text:p>
      <text:p text:style-name="P1"><text:span text:style-name="T3">$periodEnEntreprise</text:span><text:span text:style-name="T10">-&gt;</text:span><text:span text:style-name="T4">setFormation</text:span><text:span text:style-name="T10">(</text:span><text:span text:style-name="T6">$this</text:span><text:span text:style-name="T10">);</text:span></text:p>
      <text:p text:style-name="P10">}</text:p>
      <text:p text:style-name="P6"/>
      <text:p text:style-name="P1"><text:span text:style-name="T1">return</text:span><text:span text:style-name="T10"> </text:span><text:span text:style-name="T6">$this</text:span><text:span text:style-name="T10">;</text:span></text:p>
      <text:p text:style-name="P10">}</text:p>
      <text:p text:style-name="P6"/>
      <text:p text:style-name="P1"><text:span text:style-name="T6">public</text:span><text:span text:style-name="T10"> </text:span><text:span text:style-name="T6">function</text:span><text:span text:style-name="T10"> </text:span><text:span text:style-name="T4">removePeriodEnEntreprise</text:span><text:span text:style-name="T10">(</text:span><text:span text:style-name="T12">PeriodEnEntreprise</text:span><text:span text:style-name="T10"> </text:span><text:span text:style-name="T3">$periodEnEntreprise</text:span><text:span text:style-name="T10">): </text:span><text:span text:style-name="T6">static</text:span></text:p>
      <text:p text:style-name="P10">{</text:p>
      <text:p text:style-name="P1"><text:span text:style-name="T1">if</text:span><text:span text:style-name="T10"> (</text:span><text:span text:style-name="T6">$this</text:span><text:span text:style-name="T10">-&gt;</text:span><text:span text:style-name="T3">periodEnEntreprises</text:span><text:span text:style-name="T10">-&gt;</text:span><text:span text:style-name="T4">removeElement</text:span><text:span text:style-name="T10">(</text:span><text:span text:style-name="T3">$periodEnEntreprise</text:span><text:span text:style-name="T10">)) {</text:span></text:p>
      <text:p text:style-name="P1"><text:span text:style-name="T1">if</text:span><text:span text:style-name="T10"> (</text:span><text:span text:style-name="T3">$periodEnEntreprise</text:span><text:span text:style-name="T10">-&gt;</text:span><text:span text:style-name="T4">getFormation</text:span><text:span text:style-name="T10">() === </text:span><text:span text:style-name="T6">$this</text:span><text:span text:style-name="T10">) {</text:span></text:p>
      <text:p text:style-name="P1"><text:span text:style-name="T3">$periodEnEntreprise</text:span><text:span text:style-name="T10">-&gt;</text:span><text:span text:style-name="T4">setFormation</text:span><text:span text:style-name="T10">(</text:span><text:span text:style-name="T6">null</text:span><text:span text:style-name="T10">);</text:span></text:p>
      <text:p text:style-name="P10">}</text:p>
      <text:p text:style-name="P10">}</text:p>
      <text:p text:style-name="P6"/>
      <text:p text:style-name="P1"><text:span text:style-name="T1">return</text:span><text:span text:style-name="T10"> </text:span><text:span text:style-name="T6">$this</text:span><text:span text:style-name="T10">;</text:span></text:p>
      <text:p text:style-name="P10">}</text:p>
      <text:p text:style-name="P10">}</text:p>
      <text:p text:style-name="P1"/>
      <text:p text:style-name="P8">this is formation entity</text:p>
      <text:p text:style-name="P8">***************************************</text:p>
      <text:p text:style-name="P9">&lt;?php</text:p>
      <text:p text:style-name="P7"/>
      <text:p text:style-name="P1"><text:span text:style-name="T6">namespace</text:span><text:span text:style-name="T10"> </text:span><text:span text:style-name="T12">App\Form</text:span><text:span text:style-name="T10">;</text:span></text:p>
      <text:p text:style-name="P6"/>
      <text:p text:style-name="P1"><text:span text:style-name="T6">use</text:span><text:span text:style-name="T10"> App\Entity\</text:span><text:span text:style-name="T12">Formateur</text:span><text:span text:style-name="T10">;</text:span></text:p>
      <text:p text:style-name="P1"><text:span text:style-name="T6">use</text:span><text:span text:style-name="T10"> App\Entity\</text:span><text:span text:style-name="T12">Formation</text:span><text:span text:style-name="T10">;</text:span></text:p>
      <text:p text:style-name="P1"><text:span text:style-name="T6">use</text:span><text:span text:style-name="T10"> Symfony\Bridge\Doctrine\Form\Type\</text:span><text:span text:style-name="T12">EntityType</text:span><text:span text:style-name="T10">;</text:span></text:p>
      <text:p text:style-name="P1"><text:span text:style-name="T6">use</text:span><text:span text:style-name="T10"> Symfony\Component\Form\</text:span><text:span text:style-name="T12">AbstractType</text:span><text:span text:style-name="T10">;</text:span></text:p>
      <text:p text:style-name="P1"><text:span text:style-name="T6">use</text:span><text:span text:style-name="T10"> Symfony\Component\Form\Extension\Core\Type\</text:span><text:span text:style-name="T12">DateType</text:span><text:span text:style-name="T10">;</text:span></text:p>
      <text:p text:style-name="P1"><text:span text:style-name="T6">use</text:span><text:span text:style-name="T10"> Symfony\Component\Form\Extension\Core\Type\</text:span><text:span text:style-name="T12">IntegerType</text:span><text:span text:style-name="T10">;</text:span></text:p>
      <text:p text:style-name="P1"><text:span text:style-name="T6">use</text:span><text:span text:style-name="T10"> Symfony\Component\Form\Extension\Core\Type\</text:span><text:span text:style-name="T12">TextType</text:span><text:span text:style-name="T10">;</text:span></text:p>
      <text:p text:style-name="P1"><text:span text:style-name="T6">use</text:span><text:span text:style-name="T10"> Symfony\Component\Form\</text:span><text:span text:style-name="T12">FormBuilderInterface</text:span><text:span text:style-name="T10">;</text:span></text:p>
      <text:p text:style-name="P1"><text:span text:style-name="T6">use</text:span><text:span text:style-name="T10"> Symfony\Component\OptionsResolver\</text:span><text:span text:style-name="T12">OptionsResolver</text:span><text:span text:style-name="T10">;</text:span></text:p>
      <text:p text:style-name="P1"><text:span text:style-name="T6">use</text:span><text:span text:style-name="T10"> Symfony\Component\Validator\Constraints\</text:span><text:span text:style-name="T12">NotBlank</text:span><text:span text:style-name="T10">;</text:span></text:p>
      <text:p text:style-name="P4">// use Symfony\Component\Form\Extension\Core\Type\ChoiceType;</text:p>
      <text:p text:style-name="P7"/>
      <text:p text:style-name="P1"><text:span text:style-name="T6">class</text:span><text:span text:style-name="T10"> </text:span><text:span text:style-name="T12">FormationForm</text:span><text:span text:style-name="T10"> </text:span><text:span text:style-name="T6">extends</text:span><text:span text:style-name="T10"> </text:span><text:span text:style-name="T12">AbstractType</text:span></text:p>
      <text:p text:style-name="P10">{</text:p>
      <text:p text:style-name="P1"><text:span text:style-name="T6">public</text:span><text:span text:style-name="T10"> </text:span><text:span text:style-name="T6">function</text:span><text:span text:style-name="T10"> </text:span><text:span text:style-name="T4">buildForm</text:span><text:span text:style-name="T10">(</text:span><text:span text:style-name="T12">FormBuilderInterface</text:span><text:span text:style-name="T10"> </text:span><text:span text:style-name="T3">$builder</text:span><text:span text:style-name="T10">, </text:span><text:span text:style-name="T6">array</text:span><text:span text:style-name="T10"> </text:span><text:span text:style-name="T3">$options</text:span><text:span text:style-name="T10">): </text:span><text:span text:style-name="T6">void</text:span></text:p>
      <text:p text:style-name="P10">{</text:p>
      <text:p text:style-name="P11">$builder</text:p>
      <text:p text:style-name="P1"><text:span text:style-name="T10">-&gt;</text:span><text:span text:style-name="T4">add</text:span><text:span text:style-name="T10">(</text:span><text:span text:style-name="T2">'actifFormation'</text:span><text:span text:style-name="T10">, </text:span><text:span text:style-name="T6">null</text:span><text:span text:style-name="T10">, [</text:span></text:p>
      <text:p text:style-name="P1"><text:soft-page-break/><text:span text:style-name="T2">'label'</text:span><text:span text:style-name="T10"> =&gt; </text:span><text:span text:style-name="T2">'Formation active'</text:span><text:span text:style-name="T10">,</text:span></text:p>
      <text:p text:style-name="P1"><text:span text:style-name="T2">'attr'</text:span><text:span text:style-name="T10"> =&gt; [</text:span><text:span text:style-name="T2">'class'</text:span><text:span text:style-name="T10"> =&gt; </text:span><text:span text:style-name="T2">'form-check-input'</text:span><text:span text:style-name="T10">]</text:span></text:p>
      <text:p text:style-name="P10">])</text:p>
      <text:p text:style-name="P1"><text:span text:style-name="T10">-&gt;</text:span><text:span text:style-name="T4">add</text:span><text:span text:style-name="T10">(</text:span><text:span text:style-name="T2">'nom'</text:span><text:span text:style-name="T10">, </text:span><text:span text:style-name="T12">TextType</text:span><text:span text:style-name="T10">::</text:span><text:span text:style-name="T6">class</text:span><text:span text:style-name="T10">, [</text:span></text:p>
      <text:p text:style-name="P1"><text:span text:style-name="T2">'label'</text:span><text:span text:style-name="T10"> =&gt; </text:span><text:span text:style-name="T2">'Nom de la formation'</text:span><text:span text:style-name="T10">,</text:span></text:p>
      <text:p text:style-name="P1"><text:span text:style-name="T2">'constraints'</text:span><text:span text:style-name="T10"> =&gt; [</text:span><text:span text:style-name="T6">new</text:span><text:span text:style-name="T10"> </text:span><text:span text:style-name="T12">NotBlank</text:span><text:span text:style-name="T10">()],</text:span></text:p>
      <text:p text:style-name="P1"><text:span text:style-name="T2">'attr'</text:span><text:span text:style-name="T10"> =&gt; [</text:span><text:span text:style-name="T2">'placeholder'</text:span><text:span text:style-name="T10"> =&gt; </text:span><text:span text:style-name="T2">'Ex: Développement Web Avancé'</text:span><text:span text:style-name="T10">]</text:span></text:p>
      <text:p text:style-name="P10">])</text:p>
      <text:p text:style-name="P1"><text:span text:style-name="T10">-&gt;</text:span><text:span text:style-name="T4">add</text:span><text:span text:style-name="T10">(</text:span><text:span text:style-name="T2">'numero'</text:span><text:span text:style-name="T10">, </text:span><text:span text:style-name="T12">TextType</text:span><text:span text:style-name="T10">::</text:span><text:span text:style-name="T6">class</text:span><text:span text:style-name="T10">, [</text:span></text:p>
      <text:p text:style-name="P1"><text:span text:style-name="T2">'label'</text:span><text:span text:style-name="T10"> =&gt; </text:span><text:span text:style-name="T2">'Numéro de formation'</text:span><text:span text:style-name="T10">,</text:span></text:p>
      <text:p text:style-name="P1"><text:span text:style-name="T2">'required'</text:span><text:span text:style-name="T10"> =&gt; </text:span><text:span text:style-name="T6">false</text:span><text:span text:style-name="T10">,</text:span></text:p>
      <text:p text:style-name="P1"><text:span text:style-name="T2">'attr'</text:span><text:span text:style-name="T10"> =&gt; [</text:span><text:span text:style-name="T2">'placeholder'</text:span><text:span text:style-name="T10"> =&gt; </text:span><text:span text:style-name="T2">'Optionnel'</text:span><text:span text:style-name="T10">]</text:span></text:p>
      <text:p text:style-name="P10">])</text:p>
      <text:p text:style-name="P1"><text:span text:style-name="T10">-&gt;</text:span><text:span text:style-name="T4">add</text:span><text:span text:style-name="T10">(</text:span><text:span text:style-name="T2">'nombreHeures'</text:span><text:span text:style-name="T10">, </text:span><text:span text:style-name="T12">IntegerType</text:span><text:span text:style-name="T10">::</text:span><text:span text:style-name="T6">class</text:span><text:span text:style-name="T10">, [</text:span></text:p>
      <text:p text:style-name="P1"><text:span text:style-name="T2">'label'</text:span><text:span text:style-name="T10"> =&gt; </text:span><text:span text:style-name="T2">'Numbre d</text:span><text:span text:style-name="T7">\'</text:span><text:span text:style-name="T2">heures'</text:span><text:span text:style-name="T10">,</text:span></text:p>
      <text:p text:style-name="P1"><text:span text:style-name="T2">'attr'</text:span><text:span text:style-name="T10"> =&gt; [</text:span><text:span text:style-name="T2">'min'</text:span><text:span text:style-name="T10"> =&gt; </text:span><text:span text:style-name="T8">1</text:span><text:span text:style-name="T10">]</text:span></text:p>
      <text:p text:style-name="P10">])</text:p>
      <text:p text:style-name="P6"/>
      <text:p text:style-name="P1"><text:span text:style-name="T10">-&gt;</text:span><text:span text:style-name="T4">add</text:span><text:span text:style-name="T10">(</text:span><text:span text:style-name="T2">'dateDebutValidation'</text:span><text:span text:style-name="T10">, </text:span><text:span text:style-name="T12">DateType</text:span><text:span text:style-name="T10">::</text:span><text:span text:style-name="T6">class</text:span><text:span text:style-name="T10">, [</text:span></text:p>
      <text:p text:style-name="P1"><text:span text:style-name="T2">'widget'</text:span><text:span text:style-name="T10"> =&gt; </text:span><text:span text:style-name="T2">'single_text'</text:span><text:span text:style-name="T10">,</text:span></text:p>
      <text:p text:style-name="P1"><text:span text:style-name="T2">'label'</text:span><text:span text:style-name="T10"> =&gt; </text:span><text:span text:style-name="T2">'Date de debut validation'</text:span><text:span text:style-name="T10">,</text:span></text:p>
      <text:p text:style-name="P1"><text:span text:style-name="T2">'required'</text:span><text:span text:style-name="T10"> =&gt; </text:span><text:span text:style-name="T6">false</text:span><text:span text:style-name="T10">,</text:span></text:p>
      <text:p text:style-name="P10">])</text:p>
      <text:p text:style-name="P1"><text:span text:style-name="T10">-&gt;</text:span><text:span text:style-name="T4">add</text:span><text:span text:style-name="T10">(</text:span><text:span text:style-name="T2">'dateFinValidation'</text:span><text:span text:style-name="T10">, </text:span><text:span text:style-name="T12">DateType</text:span><text:span text:style-name="T10">::</text:span><text:span text:style-name="T6">class</text:span><text:span text:style-name="T10">, [</text:span></text:p>
      <text:p text:style-name="P1"><text:span text:style-name="T2">'widget'</text:span><text:span text:style-name="T10"> =&gt; </text:span><text:span text:style-name="T2">'single_text'</text:span><text:span text:style-name="T10">,</text:span></text:p>
      <text:p text:style-name="P1"><text:span text:style-name="T2">'label'</text:span><text:span text:style-name="T10"> =&gt; </text:span><text:span text:style-name="T2">'Date de fin validation'</text:span><text:span text:style-name="T10">,</text:span></text:p>
      <text:p text:style-name="P1"><text:span text:style-name="T2">'required'</text:span><text:span text:style-name="T10"> =&gt; </text:span><text:span text:style-name="T6">false</text:span><text:span text:style-name="T10">,</text:span></text:p>
      <text:p text:style-name="P10">])</text:p>
      <text:p text:style-name="P2"><text:line-break/></text:p>
      <text:p text:style-name="P4">// -&gt;add('dateDebutValidation', TextType::class, [</text:p>
      <text:p text:style-name="P4">// 'label' =&gt; 'Date de debut validation',</text:p>
      <text:p text:style-name="P4">// 'required' =&gt; false,</text:p>
      <text:p text:style-name="P4">// 'attr' =&gt; ['placeholder' =&gt; 'JJ/MM/AAAA']</text:p>
      <text:p text:style-name="P4">// ])</text:p>
      <text:p text:style-name="P4">// -&gt;add('dateFinValidation', TextType::class, [</text:p>
      <text:p text:style-name="P4">// 'label' =&gt; 'Date de fin validation',</text:p>
      <text:p text:style-name="P4">// 'required' =&gt; false,</text:p>
      <text:p text:style-name="P4">// 'attr' =&gt; ['placeholder' =&gt; 'JJ/MM/AAAA']</text:p>
      <text:p text:style-name="P4">// ])</text:p>
      <text:p text:style-name="P7"/>
      <text:p text:style-name="P1"><text:span text:style-name="T10">-&gt;</text:span><text:span text:style-name="T4">add</text:span><text:span text:style-name="T10">(</text:span><text:span text:style-name="T2">'titreProfessionnel'</text:span><text:span text:style-name="T10">, </text:span><text:span text:style-name="T12">TextType</text:span><text:span text:style-name="T10">::</text:span><text:span text:style-name="T6">class</text:span><text:span text:style-name="T10">, [</text:span></text:p>
      <text:p text:style-name="P1"><text:span text:style-name="T2">'label'</text:span><text:span text:style-name="T10"> =&gt; </text:span><text:span text:style-name="T2">'Titre professionnel'</text:span><text:span text:style-name="T10">,</text:span></text:p>
      <text:p text:style-name="P1"><text:span text:style-name="T2">'required'</text:span><text:span text:style-name="T10"> =&gt; </text:span><text:span text:style-name="T6">false</text:span></text:p>
      <text:p text:style-name="P10">])</text:p>
      <text:p text:style-name="P1"><text:span text:style-name="T10">-&gt;</text:span><text:span text:style-name="T4">add</text:span><text:span text:style-name="T10">(</text:span><text:span text:style-name="T2">'niveau'</text:span><text:span text:style-name="T10">, </text:span><text:span text:style-name="T12">IntegerType</text:span><text:span text:style-name="T10">::</text:span><text:span text:style-name="T6">class</text:span><text:span text:style-name="T10">, [</text:span></text:p>
      <text:p text:style-name="P1"><text:soft-page-break/><text:span text:style-name="T2">'label'</text:span><text:span text:style-name="T10"> =&gt; </text:span><text:span text:style-name="T2">'Niveau'</text:span><text:span text:style-name="T10">,</text:span></text:p>
      <text:p text:style-name="P1"><text:span text:style-name="T2">'required'</text:span><text:span text:style-name="T10"> =&gt; </text:span><text:span text:style-name="T6">false</text:span><text:span text:style-name="T10">,</text:span></text:p>
      <text:p text:style-name="P1"><text:span text:style-name="T2">'attr'</text:span><text:span text:style-name="T10"> =&gt; [</text:span><text:span text:style-name="T2">'min'</text:span><text:span text:style-name="T10"> =&gt; </text:span><text:span text:style-name="T8">1</text:span><text:span text:style-name="T10">, </text:span><text:span text:style-name="T2">'max'</text:span><text:span text:style-name="T10"> =&gt; </text:span><text:span text:style-name="T8">5</text:span><text:span text:style-name="T10">]</text:span></text:p>
      <text:p text:style-name="P4">// 'constraints' =&gt; [</text:p>
      <text:p text:style-name="P4">// new NotBlank([</text:p>
      <text:p text:style-name="P4">// 'message' =&gt; 'Le niveau est obligatoire.'</text:p>
      <text:p text:style-name="P10">])</text:p>
      <text:p text:style-name="P6"/>
      <text:p text:style-name="P1"><text:span text:style-name="T10">-&gt;</text:span><text:span text:style-name="T4">add</text:span><text:span text:style-name="T10">(</text:span><text:span text:style-name="T2">'NombreStagiaires'</text:span><text:span text:style-name="T10">, </text:span><text:span text:style-name="T12">IntegerType</text:span><text:span text:style-name="T10">::</text:span><text:span text:style-name="T6">class</text:span><text:span text:style-name="T10">, [</text:span></text:p>
      <text:p text:style-name="P1"><text:span text:style-name="T2">'label'</text:span><text:span text:style-name="T10"> =&gt; </text:span><text:span text:style-name="T2">'Nombre de stagiaires'</text:span><text:span text:style-name="T10">,</text:span></text:p>
      <text:p text:style-name="P1"><text:span text:style-name="T2">'attr'</text:span><text:span text:style-name="T10"> =&gt; [</text:span><text:span text:style-name="T2">'min'</text:span><text:span text:style-name="T10"> =&gt; </text:span><text:span text:style-name="T8">1</text:span><text:span text:style-name="T10">]</text:span></text:p>
      <text:p text:style-name="P10">])</text:p>
      <text:p text:style-name="P1"><text:span text:style-name="T10">-&gt;</text:span><text:span text:style-name="T4">add</text:span><text:span text:style-name="T10">(</text:span><text:span text:style-name="T2">'groupeRattachement'</text:span><text:span text:style-name="T10">, </text:span><text:span text:style-name="T12">TextType</text:span><text:span text:style-name="T10">::</text:span><text:span text:style-name="T6">class</text:span><text:span text:style-name="T10">, [</text:span></text:p>
      <text:p text:style-name="P1"><text:span text:style-name="T2">'label'</text:span><text:span text:style-name="T10"> =&gt; </text:span><text:span text:style-name="T2">'Groupe de rattachement'</text:span></text:p>
      <text:p text:style-name="P10">])</text:p>
      <text:p text:style-name="P1"><text:span text:style-name="T10">-&gt;</text:span><text:span text:style-name="T4">add</text:span><text:span text:style-name="T10">(</text:span><text:span text:style-name="T2">'dateDebut'</text:span><text:span text:style-name="T10">, </text:span><text:span text:style-name="T12">DateType</text:span><text:span text:style-name="T10">::</text:span><text:span text:style-name="T6">class</text:span><text:span text:style-name="T10">, [</text:span></text:p>
      <text:p text:style-name="P1"><text:span text:style-name="T2">'widget'</text:span><text:span text:style-name="T10"> =&gt; </text:span><text:span text:style-name="T2">'single_text'</text:span><text:span text:style-name="T10">,</text:span></text:p>
      <text:p text:style-name="P1"><text:span text:style-name="T2">'label'</text:span><text:span text:style-name="T10"> =&gt; </text:span><text:span text:style-name="T2">'Date de début'</text:span><text:span text:style-name="T10">,</text:span></text:p>
      <text:p text:style-name="P1"><text:span text:style-name="T2">'required'</text:span><text:span text:style-name="T10"> =&gt; </text:span><text:span text:style-name="T6">false</text:span><text:span text:style-name="T10">,</text:span></text:p>
      <text:p text:style-name="P4">// 'required' =&gt; false</text:p>
      <text:p text:style-name="P10">])</text:p>
      <text:p text:style-name="P1"><text:span text:style-name="T10">-&gt;</text:span><text:span text:style-name="T4">add</text:span><text:span text:style-name="T10">(</text:span><text:span text:style-name="T2">'dateFin'</text:span><text:span text:style-name="T10">, </text:span><text:span text:style-name="T12">DateType</text:span><text:span text:style-name="T10">::</text:span><text:span text:style-name="T6">class</text:span><text:span text:style-name="T10">, [</text:span></text:p>
      <text:p text:style-name="P1"><text:span text:style-name="T2">'widget'</text:span><text:span text:style-name="T10"> =&gt; </text:span><text:span text:style-name="T2">'single_text'</text:span><text:span text:style-name="T10">,</text:span></text:p>
      <text:p text:style-name="P1"><text:span text:style-name="T2">'label'</text:span><text:span text:style-name="T10"> =&gt; </text:span><text:span text:style-name="T2">'Date de fin'</text:span><text:span text:style-name="T10">,</text:span></text:p>
      <text:p text:style-name="P1"><text:span text:style-name="T2">'required'</text:span><text:span text:style-name="T10"> =&gt; </text:span><text:span text:style-name="T6">false</text:span><text:span text:style-name="T10">,</text:span></text:p>
      <text:p text:style-name="P4">// 'required' =&gt; false</text:p>
      <text:p text:style-name="P10">])</text:p>
      <text:p text:style-name="P1"><text:span text:style-name="T10">-&gt;</text:span><text:span text:style-name="T4">add</text:span><text:span text:style-name="T10">(</text:span><text:span text:style-name="T2">'formateurs'</text:span><text:span text:style-name="T10">, </text:span><text:span text:style-name="T12">EntityType</text:span><text:span text:style-name="T10">::</text:span><text:span text:style-name="T6">class</text:span><text:span text:style-name="T10">, [</text:span></text:p>
      <text:p text:style-name="P1"><text:span text:style-name="T2">'class'</text:span><text:span text:style-name="T10"> =&gt; </text:span><text:span text:style-name="T12">Formateur</text:span><text:span text:style-name="T10">::</text:span><text:span text:style-name="T6">class</text:span><text:span text:style-name="T10">,</text:span></text:p>
      <text:p text:style-name="P1"><text:span text:style-name="T2">'multiple'</text:span><text:span text:style-name="T10"> =&gt; </text:span><text:span text:style-name="T6">true</text:span><text:span text:style-name="T10">,</text:span></text:p>
      <text:p text:style-name="P1"><text:span text:style-name="T2">'expanded'</text:span><text:span text:style-name="T10"> =&gt; </text:span><text:span text:style-name="T6">false</text:span><text:span text:style-name="T10">, </text:span><text:span text:style-name="T9">// Set to true for checkboxes</text:span></text:p>
      <text:p text:style-name="P1"><text:span text:style-name="T2">'choice_label'</text:span><text:span text:style-name="T10"> =&gt; </text:span><text:span text:style-name="T6">fn</text:span><text:span text:style-name="T10">(</text:span><text:span text:style-name="T12">Formateur</text:span><text:span text:style-name="T10"> </text:span><text:span text:style-name="T3">$formateur</text:span><text:span text:style-name="T10">) =&gt; </text:span><text:span text:style-name="T3">$formateur</text:span><text:span text:style-name="T10">-&gt;</text:span><text:span text:style-name="T4">getPrenom</text:span><text:span text:style-name="T10">() . </text:span><text:span text:style-name="T2">' '</text:span><text:span text:style-name="T10"> . </text:span><text:span text:style-name="T3">$formateur</text:span><text:span text:style-name="T10">-&gt;</text:span><text:span text:style-name="T4">getNom</text:span><text:span text:style-name="T10">(),</text:span></text:p>
      <text:p text:style-name="P1"><text:span text:style-name="T2">'label'</text:span><text:span text:style-name="T10"> =&gt; </text:span><text:span text:style-name="T2">'Formateur'</text:span><text:span text:style-name="T10">,</text:span></text:p>
      <text:p text:style-name="P1"><text:span text:style-name="T2">'placeholder'</text:span><text:span text:style-name="T10"> =&gt; </text:span><text:span text:style-name="T2">'Sélectionner un ou plusieurs formateurs'</text:span><text:span text:style-name="T10">,</text:span></text:p>
      <text:p text:style-name="P1"><text:span text:style-name="T2">'required'</text:span><text:span text:style-name="T10"> =&gt; </text:span><text:span text:style-name="T6">false</text:span><text:span text:style-name="T10">,</text:span></text:p>
      <text:p text:style-name="P1"><text:span text:style-name="T2">'attr'</text:span><text:span text:style-name="T10"> =&gt; [</text:span><text:span text:style-name="T2">'class'</text:span><text:span text:style-name="T10"> =&gt; </text:span><text:span text:style-name="T2">'select2'</text:span><text:span text:style-name="T10">]</text:span></text:p>
      <text:p text:style-name="P7"/>
      <text:p text:style-name="P10">]);</text:p>
      <text:p text:style-name="P10">}</text:p>
      <text:p text:style-name="P6"/>
      <text:p text:style-name="P1"><text:span text:style-name="T6">public</text:span><text:span text:style-name="T10"> </text:span><text:span text:style-name="T6">function</text:span><text:span text:style-name="T10"> </text:span><text:span text:style-name="T4">configureOptions</text:span><text:span text:style-name="T10">(</text:span><text:span text:style-name="T12">OptionsResolver</text:span><text:span text:style-name="T10"> </text:span><text:span text:style-name="T3">$resolver</text:span><text:span text:style-name="T10">): </text:span><text:span text:style-name="T6">void</text:span></text:p>
      <text:p text:style-name="P10">{</text:p>
      <text:p text:style-name="P1"><text:span text:style-name="T3">$resolver</text:span><text:span text:style-name="T10">-&gt;</text:span><text:span text:style-name="T4">setDefaults</text:span><text:span text:style-name="T10">([</text:span></text:p>
      <text:p text:style-name="P1"><text:span text:style-name="T2">'data_class'</text:span><text:span text:style-name="T10"> =&gt; </text:span><text:span text:style-name="T12">Formation</text:span><text:span text:style-name="T10">::</text:span><text:span text:style-name="T6">class</text:span><text:span text:style-name="T10">,</text:span></text:p>
      <text:p text:style-name="P1"><text:span text:style-name="T2">'attr'</text:span><text:span text:style-name="T10"> =&gt; [</text:span><text:span text:style-name="T2">'novalidate'</text:span><text:span text:style-name="T10"> =&gt; </text:span><text:span text:style-name="T2">'novalidate'</text:span><text:span text:style-name="T10">]</text:span></text:p>
      <text:p text:style-name="P10">]);</text:p>
      <text:p text:style-name="P10"><text:soft-page-break/>}</text:p>
      <text:p text:style-name="P10">}</text:p>
      <text:p text:style-name="P1"/>
      <text:p text:style-name="P8">this is formationForm</text:p>
      <text:p text:style-name="P8">****************************************</text:p>
      <text:p text:style-name="P9">&lt;?php</text:p>
      <text:p text:style-name="P6"/>
      <text:p text:style-name="P1"><text:span text:style-name="T6">namespace</text:span><text:span text:style-name="T10"> </text:span><text:span text:style-name="T12">App\Form</text:span><text:span text:style-name="T10">;</text:span></text:p>
      <text:p text:style-name="P6"/>
      <text:p text:style-name="P1"><text:span text:style-name="T6">use</text:span><text:span text:style-name="T10"> App\Entity\</text:span><text:span text:style-name="T12">Utilisateurs</text:span><text:span text:style-name="T10">;</text:span></text:p>
      <text:p text:style-name="P1"><text:span text:style-name="T6">use</text:span><text:span text:style-name="T10"> Symfony\Component\Form\</text:span><text:span text:style-name="T12">AbstractType</text:span><text:span text:style-name="T10">;</text:span></text:p>
      <text:p text:style-name="P1"><text:span text:style-name="T6">use</text:span><text:span text:style-name="T10"> Symfony\Component\Form\</text:span><text:span text:style-name="T12">FormBuilderInterface</text:span><text:span text:style-name="T10">;</text:span></text:p>
      <text:p text:style-name="P1"><text:span text:style-name="T6">use</text:span><text:span text:style-name="T10"> Symfony\Component\OptionsResolver\</text:span><text:span text:style-name="T12">OptionsResolver</text:span><text:span text:style-name="T10">;</text:span></text:p>
      <text:p text:style-name="P1"><text:span text:style-name="T6">use</text:span><text:span text:style-name="T10"> Symfony\Component\Form\Extension\Core\Type\</text:span><text:span text:style-name="T12">ChoiceType</text:span><text:span text:style-name="T10">;</text:span></text:p>
      <text:p text:style-name="P1"><text:span text:style-name="T6">use</text:span><text:span text:style-name="T10"> Symfony\Component\Form\Extension\Core\Type\</text:span><text:span text:style-name="T12">PasswordType</text:span><text:span text:style-name="T10">;</text:span></text:p>
      <text:p text:style-name="P1"><text:span text:style-name="T6">use</text:span><text:span text:style-name="T10"> Symfony\Component\Form\Extension\Core\Type\</text:span><text:span text:style-name="T12">DateTimeType</text:span><text:span text:style-name="T10">;</text:span></text:p>
      <text:p text:style-name="P6"/>
      <text:p text:style-name="P1"><text:span text:style-name="T6">class</text:span><text:span text:style-name="T10"> </text:span><text:span text:style-name="T12">UtilisateursForm</text:span><text:span text:style-name="T10"> </text:span><text:span text:style-name="T6">extends</text:span><text:span text:style-name="T10"> </text:span><text:span text:style-name="T12">AbstractType</text:span></text:p>
      <text:p text:style-name="P10">{</text:p>
      <text:p text:style-name="P1"><text:span text:style-name="T6">public</text:span><text:span text:style-name="T10"> </text:span><text:span text:style-name="T6">function</text:span><text:span text:style-name="T10"> </text:span><text:span text:style-name="T4">buildForm</text:span><text:span text:style-name="T10">(</text:span><text:span text:style-name="T12">FormBuilderInterface</text:span><text:span text:style-name="T10"> </text:span><text:span text:style-name="T3">$builder</text:span><text:span text:style-name="T10">, </text:span><text:span text:style-name="T6">array</text:span><text:span text:style-name="T10"> </text:span><text:span text:style-name="T3">$options</text:span><text:span text:style-name="T10">): </text:span><text:span text:style-name="T6">void</text:span></text:p>
      <text:p text:style-name="P10">{</text:p>
      <text:p text:style-name="P11">$builder</text:p>
      <text:p text:style-name="P1"><text:span text:style-name="T10">-&gt;</text:span><text:span text:style-name="T4">add</text:span><text:span text:style-name="T10">(</text:span><text:span text:style-name="T2">'nom'</text:span><text:span text:style-name="T10">)</text:span></text:p>
      <text:p text:style-name="P1"><text:span text:style-name="T10">-&gt;</text:span><text:span text:style-name="T4">add</text:span><text:span text:style-name="T10">(</text:span><text:span text:style-name="T2">'prenom'</text:span><text:span text:style-name="T10">)</text:span></text:p>
      <text:p text:style-name="P1"><text:span text:style-name="T10">-&gt;</text:span><text:span text:style-name="T4">add</text:span><text:span text:style-name="T10">(</text:span><text:span text:style-name="T2">'codepostal'</text:span><text:span text:style-name="T10">)</text:span></text:p>
      <text:p text:style-name="P1"><text:span text:style-name="T10">-&gt;</text:span><text:span text:style-name="T4">add</text:span><text:span text:style-name="T10">(</text:span><text:span text:style-name="T2">'ville'</text:span><text:span text:style-name="T10">)</text:span></text:p>
      <text:p text:style-name="P1"><text:span text:style-name="T10">-&gt;</text:span><text:span text:style-name="T4">add</text:span><text:span text:style-name="T10">(</text:span><text:span text:style-name="T2">'email'</text:span><text:span text:style-name="T10">)</text:span></text:p>
      <text:p text:style-name="P1"><text:span text:style-name="T10">-&gt;</text:span><text:span text:style-name="T4">add</text:span><text:span text:style-name="T10">(</text:span><text:span text:style-name="T2">'role'</text:span><text:span text:style-name="T10">, </text:span><text:span text:style-name="T12">ChoiceType</text:span><text:span text:style-name="T10">::</text:span><text:span text:style-name="T6">class</text:span><text:span text:style-name="T10">, [</text:span></text:p>
      <text:p text:style-name="P1"><text:span text:style-name="T2">'choices'</text:span><text:span text:style-name="T10"> =&gt; [</text:span></text:p>
      <text:p text:style-name="P1"><text:span text:style-name="T2">'Administrateur'</text:span><text:span text:style-name="T10"> =&gt; </text:span><text:span text:style-name="T2">'ROLE_ADMIN'</text:span><text:span text:style-name="T10">,</text:span></text:p>
      <text:p text:style-name="P1"><text:span text:style-name="T2">'Gestionnaire'</text:span><text:span text:style-name="T10"> =&gt; </text:span><text:span text:style-name="T2">'ROLE_GESTIONNAIRE'</text:span><text:span text:style-name="T10">,</text:span></text:p>
      <text:p text:style-name="P1"><text:span text:style-name="T2">'Consultation'</text:span><text:span text:style-name="T10"> =&gt; </text:span><text:span text:style-name="T2">'ROLE_CONSULTATION'</text:span><text:span text:style-name="T10">,</text:span></text:p>
      <text:p text:style-name="P10">],</text:p>
      <text:p text:style-name="P1"><text:span text:style-name="T2">'label'</text:span><text:span text:style-name="T10"> =&gt; </text:span><text:span text:style-name="T2">'Rôle'</text:span><text:span text:style-name="T10">,</text:span></text:p>
      <text:p text:style-name="P1"><text:span text:style-name="T2">'attr'</text:span><text:span text:style-name="T10"> =&gt; [</text:span></text:p>
      <text:p text:style-name="P1"><text:span text:style-name="T2">'class'</text:span><text:span text:style-name="T10"> =&gt; </text:span><text:span text:style-name="T2">'form-select'</text:span></text:p>
      <text:p text:style-name="P10">]</text:p>
      <text:p text:style-name="P10">])</text:p>
      <text:p text:style-name="P1"><text:span text:style-name="T10">-&gt;</text:span><text:span text:style-name="T4">add</text:span><text:span text:style-name="T10">(</text:span><text:span text:style-name="T2">'dateInvitation'</text:span><text:span text:style-name="T10">, </text:span><text:span text:style-name="T12">DateTimeType</text:span><text:span text:style-name="T10">::</text:span><text:span text:style-name="T6">class</text:span><text:span text:style-name="T10">, [</text:span></text:p>
      <text:p text:style-name="P1"><text:span text:style-name="T2">'widget'</text:span><text:span text:style-name="T10"> =&gt; </text:span><text:span text:style-name="T2">'single_text'</text:span><text:span text:style-name="T10">,</text:span></text:p>
      <text:p text:style-name="P1"><text:span text:style-name="T2">'html5'</text:span><text:span text:style-name="T10"> =&gt; </text:span><text:span text:style-name="T6">true</text:span><text:span text:style-name="T10">,</text:span></text:p>
      <text:p text:style-name="P1"><text:span text:style-name="T2">'label'</text:span><text:span text:style-name="T10"> =&gt; </text:span><text:span text:style-name="T2">'Date d</text:span><text:span text:style-name="T7">\'</text:span><text:span text:style-name="T2">invitation'</text:span><text:span text:style-name="T10">,</text:span></text:p>
      <text:p text:style-name="P1"><text:span text:style-name="T2">'attr'</text:span><text:span text:style-name="T10"> =&gt; [</text:span></text:p>
      <text:p text:style-name="P1"><text:span text:style-name="T2">'class'</text:span><text:span text:style-name="T10"> =&gt; </text:span><text:span text:style-name="T2">'form-control datetimepicker'</text:span></text:p>
      <text:p text:style-name="P10">]</text:p>
      <text:p text:style-name="P10">])</text:p>
      <text:p text:style-name="P1"><text:span text:style-name="T10">-&gt;</text:span><text:span text:style-name="T4">add</text:span><text:span text:style-name="T10">(</text:span><text:span text:style-name="T2">'password'</text:span><text:span text:style-name="T10">, </text:span><text:span text:style-name="T12">PasswordType</text:span><text:span text:style-name="T10">::</text:span><text:span text:style-name="T6">class</text:span><text:span text:style-name="T10">, [</text:span></text:p>
      <text:p text:style-name="P1"><text:span text:style-name="T2">'label'</text:span><text:span text:style-name="T10"> =&gt; </text:span><text:span text:style-name="T2">'Mot de passe'</text:span><text:span text:style-name="T10">,</text:span></text:p>
      <text:p text:style-name="P1"><text:soft-page-break/><text:span text:style-name="T2">'attr'</text:span><text:span text:style-name="T10"> =&gt; [</text:span></text:p>
      <text:p text:style-name="P1"><text:span text:style-name="T2">'autocomplete'</text:span><text:span text:style-name="T10"> =&gt; </text:span><text:span text:style-name="T2">'new-password'</text:span><text:span text:style-name="T10">,</text:span></text:p>
      <text:p text:style-name="P1"><text:span text:style-name="T2">'class'</text:span><text:span text:style-name="T10"> =&gt; </text:span><text:span text:style-name="T2">'form-control'</text:span></text:p>
      <text:p text:style-name="P10">],</text:p>
      <text:p text:style-name="P1"><text:span text:style-name="T2">'required'</text:span><text:span text:style-name="T10"> =&gt; </text:span><text:span text:style-name="T3">$options</text:span><text:span text:style-name="T10">[</text:span><text:span text:style-name="T2">'password_required'</text:span><text:span text:style-name="T10">]</text:span></text:p>
      <text:p text:style-name="P10">]);</text:p>
      <text:p text:style-name="P10">}</text:p>
      <text:p text:style-name="P6"/>
      <text:p text:style-name="P1"><text:span text:style-name="T6">public</text:span><text:span text:style-name="T10"> </text:span><text:span text:style-name="T6">function</text:span><text:span text:style-name="T10"> </text:span><text:span text:style-name="T4">configureOptions</text:span><text:span text:style-name="T10">(</text:span><text:span text:style-name="T12">OptionsResolver</text:span><text:span text:style-name="T10"> </text:span><text:span text:style-name="T3">$resolver</text:span><text:span text:style-name="T10">): </text:span><text:span text:style-name="T6">void</text:span></text:p>
      <text:p text:style-name="P10">{</text:p>
      <text:p text:style-name="P1"><text:span text:style-name="T3">$resolver</text:span><text:span text:style-name="T10">-&gt;</text:span><text:span text:style-name="T4">setDefaults</text:span><text:span text:style-name="T10">([</text:span></text:p>
      <text:p text:style-name="P1"><text:span text:style-name="T2">'data_class'</text:span><text:span text:style-name="T10"> =&gt; </text:span><text:span text:style-name="T12">Utilisateurs</text:span><text:span text:style-name="T10">::</text:span><text:span text:style-name="T6">class</text:span><text:span text:style-name="T10">,</text:span></text:p>
      <text:p text:style-name="P1"><text:span text:style-name="T2">'password_required'</text:span><text:span text:style-name="T10"> =&gt; </text:span><text:span text:style-name="T6">true</text:span><text:span text:style-name="T10">, </text:span><text:span text:style-name="T9">// Default to true, can be overridden when creating the form</text:span></text:p>
      <text:p text:style-name="P10">]);</text:p>
      <text:p text:style-name="P1"><text:span text:style-name="T3">$resolver</text:span><text:span text:style-name="T10">-&gt;</text:span><text:span text:style-name="T4">setAllowedTypes</text:span><text:span text:style-name="T10">(</text:span><text:span text:style-name="T2">'password_required'</text:span><text:span text:style-name="T10">, </text:span><text:span text:style-name="T2">'bool'</text:span><text:span text:style-name="T10">);</text:span></text:p>
      <text:p text:style-name="P10">}</text:p>
      <text:p text:style-name="P10">}</text:p>
      <text:p text:style-name="P1"/>
      <text:p text:style-name="P8">this is utilisateurForm</text:p>
      <text:p text:style-name="P8">******************************************</text:p>
      <text:p text:style-name="P3"><text:span text:style-name="T6">security</text:span>:</text:p>
      <text:p text:style-name="P1"><text:span text:style-name="T6">password_hashers</text:span>:</text:p>
      <text:p text:style-name="P1"><text:span text:style-name="T6">Symfony\Component\Security\Core\User\PasswordAuthenticatedUserInterface</text:span>: <text:span text:style-name="T2">"auto"</text:span></text:p>
      <text:p text:style-name="P1"><text:span text:style-name="T6">App\Entity\Utilisateurs</text:span>: <text:span text:style-name="T2">"auto"</text:span></text:p>
      <text:p text:style-name="P6"/>
      <text:p text:style-name="P1"><text:span text:style-name="T6">providers</text:span>:</text:p>
      <text:p text:style-name="P1"><text:span text:style-name="T6">app_user_provider</text:span>:</text:p>
      <text:p text:style-name="P1"><text:span text:style-name="T6">entity</text:span>:</text:p>
      <text:p text:style-name="P1"><text:span text:style-name="T6">class</text:span>: <text:span text:style-name="T2">App\Entity\Utilisateurs</text:span></text:p>
      <text:p text:style-name="P1"><text:span text:style-name="T6">property</text:span>: <text:span text:style-name="T2">email</text:span></text:p>
      <text:p text:style-name="P6"/>
      <text:p text:style-name="P1"><text:span text:style-name="T6">firewalls</text:span>:</text:p>
      <text:p text:style-name="P1"><text:span text:style-name="T6">dev</text:span>:</text:p>
      <text:p text:style-name="P1"><text:span text:style-name="T6">pattern</text:span>: <text:span text:style-name="T2">^/(_(profiler|wdt)|css|images|js)/</text:span></text:p>
      <text:p text:style-name="P1"><text:span text:style-name="T6">security</text:span>: <text:span text:style-name="T6">false</text:span></text:p>
      <text:p text:style-name="P6"/>
      <text:p text:style-name="P1"><text:span text:style-name="T6">main</text:span>:</text:p>
      <text:p text:style-name="P1"><text:span text:style-name="T6">lazy</text:span>: <text:span text:style-name="T6">true</text:span></text:p>
      <text:p text:style-name="P1"><text:span text:style-name="T6">provider</text:span>: <text:span text:style-name="T2">app_user_provider</text:span></text:p>
      <text:p text:style-name="P1"><text:span text:style-name="T6">custom_authenticator</text:span>: <text:span text:style-name="T2">App\Security\UsersAuthenticator</text:span></text:p>
      <text:p text:style-name="P1"><text:span text:style-name="T6">logout</text:span>:</text:p>
      <text:p text:style-name="P1"><text:span text:style-name="T6">path</text:span>: <text:span text:style-name="T2">app_logout</text:span></text:p>
      <text:p text:style-name="P1"><text:span text:style-name="T6">target</text:span>: <text:span text:style-name="T2">app_connexion</text:span></text:p>
      <text:p text:style-name="P1"><text:span text:style-name="T6">remember_me</text:span>:</text:p>
      <text:p text:style-name="P1"><text:span text:style-name="T6">secret</text:span>: <text:span text:style-name="T2">"%kernel.secret%"</text:span></text:p>
      <text:p text:style-name="P1"><text:span text:style-name="T6">lifetime</text:span>: <text:span text:style-name="T8">604800</text:span> <text:span text:style-name="T9"># 1 week</text:span></text:p>
      <text:p text:style-name="P1"><text:soft-page-break/><text:span text:style-name="T6">path</text:span>: <text:span text:style-name="T2">/</text:span></text:p>
      <text:p text:style-name="P1"><text:span text:style-name="T6">secure</text:span>: <text:span text:style-name="T6">true</text:span></text:p>
      <text:p text:style-name="P6"/>
      <text:p text:style-name="P1"><text:span text:style-name="T6">access_control</text:span>:</text:p>
      <text:p text:style-name="P4"># Public routes</text:p>
      <text:p text:style-name="P1">- { <text:span text:style-name="T6">path</text:span>: <text:span text:style-name="T2">^/connexion$</text:span>, <text:span text:style-name="T6">roles</text:span>: <text:span text:style-name="T2">PUBLIC_ACCESS</text:span> }</text:p>
      <text:p text:style-name="P6"/>
      <text:p text:style-name="P4"># Invitation system (admin only)</text:p>
      <text:p text:style-name="P1">- { <text:span text:style-name="T6">path</text:span>: <text:span text:style-name="T2">^/invitation</text:span>, <text:span text:style-name="T6">roles</text:span>: <text:span text:style-name="T2">ROLE_ADMIN</text:span> }</text:p>
      <text:p text:style-name="P6"/>
      <text:p text:style-name="P4"># ADMIN exclusive</text:p>
      <text:p text:style-name="P1">- { <text:span text:style-name="T6">path</text:span>: <text:span text:style-name="T2">^/admin</text:span>, <text:span text:style-name="T6">roles</text:span>: <text:span text:style-name="T2">ROLE_ADMIN</text:span> }</text:p>
      <text:p text:style-name="P1">- { <text:span text:style-name="T6">path</text:span>: <text:span text:style-name="T2">^/planning/edit</text:span>, <text:span text:style-name="T6">roles</text:span>: <text:span text:style-name="T2">ROLE_ADMIN</text:span> }</text:p>
      <text:p text:style-name="P1">- { <text:span text:style-name="T6">path</text:span>: <text:span text:style-name="T2">^/formation/dates</text:span>, <text:span text:style-name="T6">roles</text:span>: <text:span text:style-name="T2">ROLE_ADMIN</text:span> }</text:p>
      <text:p text:style-name="P1">- { <text:span text:style-name="T6">path</text:span>: <text:span text:style-name="T2">^/jour-ferie/sync</text:span>, <text:span text:style-name="T6">roles</text:span>: <text:span text:style-name="T2">ROLE_ADMIN</text:span>, <text:span text:style-name="T6">methods</text:span>: [<text:span text:style-name="T2">POST</text:span>] }</text:p>
      <text:p text:style-name="P1">- { <text:span text:style-name="T6">path</text:span>: <text:span text:style-name="T2">^/jour-ferie/delete</text:span>, <text:span text:style-name="T6">roles</text:span>: <text:span text:style-name="T2">ROLE_ADMIN</text:span> }</text:p>
      <text:p text:style-name="P6"/>
      <text:p text:style-name="P4"># GESTIONNAIRE permissions</text:p>
      <text:p text:style-name="P1">- { <text:span text:style-name="T6">path</text:span>: <text:span text:style-name="T2">^/formation/content</text:span>, <text:span text:style-name="T6">roles</text:span>: <text:span text:style-name="T2">ROLE_GESTIONNAIRE</text:span> }</text:p>
      <text:p text:style-name="P1">- { <text:span text:style-name="T6">path</text:span>: <text:span text:style-name="T2">^/jour-ferie/local/add</text:span>, <text:span text:style-name="T6">roles</text:span>: <text:span text:style-name="T2">ROLE_GESTIONNAIRE</text:span> }</text:p>
      <text:p text:style-name="P6"/>
      <text:p text:style-name="P4"># CONSULTATION access</text:p>
      <text:p text:style-name="P1">- { <text:span text:style-name="T6">path</text:span>: <text:span text:style-name="T2">^/planning</text:span>, <text:span text:style-name="T6">roles</text:span>: <text:span text:style-name="T2">ROLE_CONSULTATION</text:span> }</text:p>
      <text:p text:style-name="P1">- { <text:span text:style-name="T6">path</text:span>: <text:span text:style-name="T2">^/formation</text:span>, <text:span text:style-name="T6">roles</text:span>: <text:span text:style-name="T2">ROLE_CONSULTATION</text:span> }</text:p>
      <text:p text:style-name="P1">- { <text:span text:style-name="T6">path</text:span>: <text:span text:style-name="T2">^/jour-ferie</text:span>, <text:span text:style-name="T6">roles</text:span>: <text:span text:style-name="T2">ROLE_CONSULTATION</text:span> }</text:p>
      <text:p text:style-name="P6"/>
      <text:p text:style-name="P4"># Shared authenticated routes</text:p>
      <text:p text:style-name="P1">- { <text:span text:style-name="T6">path</text:span>: <text:span text:style-name="T2">^/profile</text:span>, <text:span text:style-name="T6">roles</text:span>: <text:span text:style-name="T2">IS_AUTHENTICATED_FULLY</text:span> }</text:p>
      <text:p text:style-name="P6"/>
      <text:p text:style-name="P1"><text:span text:style-name="T6">role_hierarchy</text:span>:</text:p>
      <text:p text:style-name="P1"><text:span text:style-name="T6">ROLE_ADMIN</text:span>: <text:span text:style-name="T2">ROLE_GESTIONNAIRE</text:span></text:p>
      <text:p text:style-name="P1"><text:span text:style-name="T6">ROLE_GESTIONNAIRE</text:span>: <text:span text:style-name="T2">ROLE_CONSULTATION</text:span></text:p>
      <text:p text:style-name="P1"><text:span text:style-name="T6">ROLE_CONSULTATION</text:span>: <text:span text:style-name="T2">ROLE_USER</text:span></text:p>
      <text:p text:style-name="P8">this is security.yaml</text:p>
      <text:p text:style-name="P8">**********************************************</text:p>
      <text:p text:style-name="P9">&lt;?php</text:p>
      <text:p text:style-name="P6"/>
      <text:p text:style-name="P1"><text:span text:style-name="T6">namespace</text:span><text:span text:style-name="T10"> </text:span><text:span text:style-name="T12">App\Controller</text:span><text:span text:style-name="T10">;</text:span></text:p>
      <text:p text:style-name="P6"/>
      <text:p text:style-name="P1"><text:span text:style-name="T6">use</text:span><text:span text:style-name="T10"> App\Entity\</text:span><text:span text:style-name="T12">Formation</text:span><text:span text:style-name="T10">;</text:span></text:p>
      <text:p text:style-name="P1"><text:span text:style-name="T6">use</text:span><text:span text:style-name="T10"> App\Form\</text:span><text:span text:style-name="T12">FormationForm</text:span><text:span text:style-name="T10">;</text:span></text:p>
      <text:p text:style-name="P1"><text:span text:style-name="T6">use</text:span><text:span text:style-name="T10"> App\Repository\</text:span><text:span text:style-name="T12">FormationRepository</text:span><text:span text:style-name="T10">;</text:span></text:p>
      <text:p text:style-name="P1"><text:span text:style-name="T6">use</text:span><text:span text:style-name="T10"> Doctrine\ORM\</text:span><text:span text:style-name="T12">EntityManagerInterface</text:span><text:span text:style-name="T10">;</text:span></text:p>
      <text:p text:style-name="P1"><text:span text:style-name="T6">use</text:span><text:span text:style-name="T10"> Symfony\Bundle\FrameworkBundle\Controller\</text:span><text:span text:style-name="T12">AbstractController</text:span><text:span text:style-name="T10">;</text:span></text:p>
      <text:p text:style-name="P1"><text:span text:style-name="T6">use</text:span><text:span text:style-name="T10"> Symfony\Component\HttpFoundation\</text:span><text:span text:style-name="T12">Request</text:span><text:span text:style-name="T10">;</text:span></text:p>
      <text:p text:style-name="P1"><text:span text:style-name="T6">use</text:span><text:span text:style-name="T10"> Symfony\Component\HttpFoundation\</text:span><text:span text:style-name="T12">Response</text:span><text:span text:style-name="T10">;</text:span></text:p>
      <text:p text:style-name="P1"><text:span text:style-name="T6">use</text:span><text:span text:style-name="T10"> Symfony\Component\Routing\Attribute\</text:span><text:span text:style-name="T12">Route</text:span><text:span text:style-name="T10">;</text:span></text:p>
      <text:p text:style-name="P6"/>
      <text:p text:style-name="P1"><text:soft-page-break/><text:span text:style-name="T10">#[Route(</text:span><text:span text:style-name="T2">'/formation'</text:span><text:span text:style-name="T10">)]</text:span></text:p>
      <text:p text:style-name="P1"><text:span text:style-name="T6">final</text:span><text:span text:style-name="T10"> </text:span><text:span text:style-name="T6">class</text:span><text:span text:style-name="T10"> </text:span><text:span text:style-name="T12">FormationController</text:span><text:span text:style-name="T10"> </text:span><text:span text:style-name="T6">extends</text:span><text:span text:style-name="T10"> </text:span><text:span text:style-name="T12">AbstractController</text:span></text:p>
      <text:p text:style-name="P10">{</text:p>
      <text:p text:style-name="P1"><text:span text:style-name="T10">#[Route(</text:span><text:span text:style-name="T3">name</text:span><text:span text:style-name="T10">: </text:span><text:span text:style-name="T2">'app_formation_index'</text:span><text:span text:style-name="T10">, </text:span><text:span text:style-name="T3">methods</text:span><text:span text:style-name="T10">: [</text:span><text:span text:style-name="T2">'GET'</text:span><text:span text:style-name="T10">])]</text:span></text:p>
      <text:p text:style-name="P1"><text:span text:style-name="T6">public</text:span><text:span text:style-name="T10"> </text:span><text:span text:style-name="T6">function</text:span><text:span text:style-name="T10"> </text:span><text:span text:style-name="T4">index</text:span><text:span text:style-name="T10">(</text:span><text:span text:style-name="T12">FormationRepository</text:span><text:span text:style-name="T10"> </text:span><text:span text:style-name="T3">$formationRepository</text:span><text:span text:style-name="T10">): </text:span><text:span text:style-name="T12">Response</text:span></text:p>
      <text:p text:style-name="P10">{</text:p>
      <text:p text:style-name="P1"><text:span text:style-name="T1">return</text:span><text:span text:style-name="T10"> </text:span><text:span text:style-name="T6">$this</text:span><text:span text:style-name="T10">-&gt;</text:span><text:span text:style-name="T4">render</text:span><text:span text:style-name="T10">(</text:span><text:span text:style-name="T2">'admin/formation/index.html.twig'</text:span><text:span text:style-name="T10">, [</text:span></text:p>
      <text:p text:style-name="P1"><text:span text:style-name="T2">'formations'</text:span><text:span text:style-name="T10"> =&gt; </text:span><text:span text:style-name="T3">$formationRepository</text:span><text:span text:style-name="T10">-&gt;</text:span><text:span text:style-name="T4">findAll</text:span><text:span text:style-name="T10">(),</text:span></text:p>
      <text:p text:style-name="P10">]);</text:p>
      <text:p text:style-name="P10">}</text:p>
      <text:p text:style-name="P6"/>
      <text:p text:style-name="P1"><text:span text:style-name="T10">#[Route(</text:span><text:span text:style-name="T2">'/new'</text:span><text:span text:style-name="T10">, </text:span><text:span text:style-name="T3">name</text:span><text:span text:style-name="T10">: </text:span><text:span text:style-name="T2">'app_formation_new'</text:span><text:span text:style-name="T10">, </text:span><text:span text:style-name="T3">methods</text:span><text:span text:style-name="T10">: [</text:span><text:span text:style-name="T2">'GET'</text:span><text:span text:style-name="T10">, </text:span><text:span text:style-name="T2">'POST'</text:span><text:span text:style-name="T10">])]</text:span></text:p>
      <text:p text:style-name="P1"><text:span text:style-name="T6">public</text:span><text:span text:style-name="T10"> </text:span><text:span text:style-name="T6">function</text:span><text:span text:style-name="T10"> </text:span><text:span text:style-name="T4">new</text:span><text:span text:style-name="T10">(</text:span><text:span text:style-name="T12">Request</text:span><text:span text:style-name="T10"> </text:span><text:span text:style-name="T3">$request</text:span><text:span text:style-name="T10">, </text:span><text:span text:style-name="T12">EntityManagerInterface</text:span><text:span text:style-name="T10"> </text:span><text:span text:style-name="T3">$entityManager</text:span><text:span text:style-name="T10">): </text:span><text:span text:style-name="T12">Response</text:span></text:p>
      <text:p text:style-name="P10">{</text:p>
      <text:p text:style-name="P1"><text:span text:style-name="T3">$formation</text:span><text:span text:style-name="T10"> = </text:span><text:span text:style-name="T6">new</text:span><text:span text:style-name="T10"> </text:span><text:span text:style-name="T12">Formation</text:span><text:span text:style-name="T10">();</text:span></text:p>
      <text:p text:style-name="P1"><text:span text:style-name="T3">$form</text:span><text:span text:style-name="T10"> = </text:span><text:span text:style-name="T6">$this</text:span><text:span text:style-name="T10">-&gt;</text:span><text:span text:style-name="T4">createForm</text:span><text:span text:style-name="T10">(</text:span><text:span text:style-name="T12">FormationForm</text:span><text:span text:style-name="T10">::</text:span><text:span text:style-name="T6">class</text:span><text:span text:style-name="T10">, </text:span><text:span text:style-name="T3">$formation</text:span><text:span text:style-name="T10">);</text:span></text:p>
      <text:p text:style-name="P1"><text:span text:style-name="T3">$form</text:span><text:span text:style-name="T10">-&gt;</text:span><text:span text:style-name="T4">handleRequest</text:span><text:span text:style-name="T10">(</text:span><text:span text:style-name="T3">$request</text:span><text:span text:style-name="T10">);</text:span></text:p>
      <text:p text:style-name="P6"/>
      <text:p text:style-name="P1"><text:span text:style-name="T1">if</text:span><text:span text:style-name="T10"> (</text:span><text:span text:style-name="T3">$form</text:span><text:span text:style-name="T10">-&gt;</text:span><text:span text:style-name="T4">isSubmitted</text:span><text:span text:style-name="T10">() &amp;&amp; </text:span><text:span text:style-name="T3">$form</text:span><text:span text:style-name="T10">-&gt;</text:span><text:span text:style-name="T4">isValid</text:span><text:span text:style-name="T10">()) {</text:span></text:p>
      <text:p text:style-name="P1"><text:span text:style-name="T3">$entityManager</text:span><text:span text:style-name="T10">-&gt;</text:span><text:span text:style-name="T4">persist</text:span><text:span text:style-name="T10">(</text:span><text:span text:style-name="T3">$formation</text:span><text:span text:style-name="T10">);</text:span></text:p>
      <text:p text:style-name="P1"><text:span text:style-name="T3">$entityManager</text:span><text:span text:style-name="T10">-&gt;</text:span><text:span text:style-name="T4">flush</text:span><text:span text:style-name="T10">();</text:span></text:p>
      <text:p text:style-name="P6"/>
      <text:p text:style-name="P1"><text:span text:style-name="T1">return</text:span><text:span text:style-name="T10"> </text:span><text:span text:style-name="T6">$this</text:span><text:span text:style-name="T10">-&gt;</text:span><text:span text:style-name="T4">redirectToRoute</text:span><text:span text:style-name="T10">(</text:span><text:span text:style-name="T2">'app_formation_index'</text:span><text:span text:style-name="T10">, [], </text:span><text:span text:style-name="T12">Response</text:span><text:span text:style-name="T10">::HTTP_SEE_OTHER);</text:span></text:p>
      <text:p text:style-name="P10">}</text:p>
      <text:p text:style-name="P6"/>
      <text:p text:style-name="P1"><text:span text:style-name="T1">return</text:span><text:span text:style-name="T10"> </text:span><text:span text:style-name="T6">$this</text:span><text:span text:style-name="T10">-&gt;</text:span><text:span text:style-name="T4">render</text:span><text:span text:style-name="T10">(</text:span><text:span text:style-name="T2">'admin/formation/new.html.twig'</text:span><text:span text:style-name="T10">, [</text:span></text:p>
      <text:p text:style-name="P1"><text:span text:style-name="T2">'formation'</text:span><text:span text:style-name="T10"> =&gt; </text:span><text:span text:style-name="T3">$formation</text:span><text:span text:style-name="T10">,</text:span></text:p>
      <text:p text:style-name="P1"><text:span text:style-name="T2">'form'</text:span><text:span text:style-name="T10"> =&gt; </text:span><text:span text:style-name="T3">$form</text:span><text:span text:style-name="T10">,</text:span></text:p>
      <text:p text:style-name="P10">]);</text:p>
      <text:p text:style-name="P10">}</text:p>
      <text:p text:style-name="P1"><text:span text:style-name="T10">#[Route(</text:span><text:span text:style-name="T2">'/{id}'</text:span><text:span text:style-name="T10">, </text:span><text:span text:style-name="T3">name</text:span><text:span text:style-name="T10">: </text:span><text:span text:style-name="T2">'app_formation_show'</text:span><text:span text:style-name="T10">, </text:span><text:span text:style-name="T3">methods</text:span><text:span text:style-name="T10">: [</text:span><text:span text:style-name="T2">'GET'</text:span><text:span text:style-name="T10">], </text:span><text:span text:style-name="T3">requirements</text:span><text:span text:style-name="T10">: [</text:span><text:span text:style-name="T2">'id'</text:span><text:span text:style-name="T10"> =&gt; </text:span><text:span text:style-name="T2">'\d+'</text:span><text:span text:style-name="T10">])]</text:span></text:p>
      <text:p text:style-name="P1"><text:span text:style-name="T6">public</text:span><text:span text:style-name="T10"> </text:span><text:span text:style-name="T6">function</text:span><text:span text:style-name="T10"> </text:span><text:span text:style-name="T4">show</text:span><text:span text:style-name="T10">(</text:span><text:span text:style-name="T6">int</text:span><text:span text:style-name="T10"> </text:span><text:span text:style-name="T3">$id</text:span><text:span text:style-name="T10">, </text:span><text:span text:style-name="T12">FormationRepository</text:span><text:span text:style-name="T10"> </text:span><text:span text:style-name="T3">$repository</text:span><text:span text:style-name="T10">): </text:span><text:span text:style-name="T12">Response</text:span></text:p>
      <text:p text:style-name="P10">{</text:p>
      <text:p text:style-name="P1"><text:span text:style-name="T3">$formation</text:span><text:span text:style-name="T10"> = </text:span><text:span text:style-name="T3">$repository</text:span><text:span text:style-name="T10">-&gt;</text:span><text:span text:style-name="T4">find</text:span><text:span text:style-name="T10">(</text:span><text:span text:style-name="T3">$id</text:span><text:span text:style-name="T10">);</text:span></text:p>
      <text:p text:style-name="P1"><text:span text:style-name="T1">if</text:span><text:span text:style-name="T10"> (!</text:span><text:span text:style-name="T3">$formation</text:span><text:span text:style-name="T10">) {</text:span></text:p>
      <text:p text:style-name="P1"><text:span text:style-name="T1">throw</text:span><text:span text:style-name="T10"> </text:span><text:span text:style-name="T6">$this</text:span><text:span text:style-name="T10">-&gt;</text:span><text:span text:style-name="T4">createNotFoundException</text:span><text:span text:style-name="T10">(</text:span><text:span text:style-name="T2">'Formation non trouvée.'</text:span><text:span text:style-name="T10">);</text:span></text:p>
      <text:p text:style-name="P10">}</text:p>
      <text:p text:style-name="P6"/>
      <text:p text:style-name="P1"><text:span text:style-name="T1">return</text:span><text:span text:style-name="T10"> </text:span><text:span text:style-name="T6">$this</text:span><text:span text:style-name="T10">-&gt;</text:span><text:span text:style-name="T4">render</text:span><text:span text:style-name="T10">(</text:span><text:span text:style-name="T2">'admin/formation/show.html.twig'</text:span><text:span text:style-name="T10">, [</text:span></text:p>
      <text:p text:style-name="P1"><text:span text:style-name="T2">'formation'</text:span><text:span text:style-name="T10"> =&gt; </text:span><text:span text:style-name="T3">$formation</text:span><text:span text:style-name="T10">,</text:span></text:p>
      <text:p text:style-name="P10">]);</text:p>
      <text:p text:style-name="P10">}</text:p>
      <text:p text:style-name="P7"/>
      <text:p text:style-name="P1"><text:soft-page-break/><text:span text:style-name="T10">#[Route(</text:span><text:span text:style-name="T2">'/{id}/edit'</text:span><text:span text:style-name="T10">, </text:span><text:span text:style-name="T3">name</text:span><text:span text:style-name="T10">: </text:span><text:span text:style-name="T2">'app_formation_edit'</text:span><text:span text:style-name="T10">, </text:span><text:span text:style-name="T3">methods</text:span><text:span text:style-name="T10">: [</text:span><text:span text:style-name="T2">'GET'</text:span><text:span text:style-name="T10">, </text:span><text:span text:style-name="T2">'POST'</text:span><text:span text:style-name="T10">], </text:span><text:span text:style-name="T3">requirements</text:span><text:span text:style-name="T10">: [</text:span><text:span text:style-name="T2">'id'</text:span><text:span text:style-name="T10"> =&gt; </text:span><text:span text:style-name="T2">'\d+'</text:span><text:span text:style-name="T10">])]</text:span></text:p>
      <text:p text:style-name="P1"><text:span text:style-name="T6">public</text:span><text:span text:style-name="T10"> </text:span><text:span text:style-name="T6">function</text:span><text:span text:style-name="T10"> </text:span><text:span text:style-name="T4">edit</text:span><text:span text:style-name="T10">(</text:span><text:span text:style-name="T12">Request</text:span><text:span text:style-name="T10"> </text:span><text:span text:style-name="T3">$request</text:span><text:span text:style-name="T10">, </text:span><text:span text:style-name="T6">int</text:span><text:span text:style-name="T10"> </text:span><text:span text:style-name="T3">$id</text:span><text:span text:style-name="T10">, </text:span><text:span text:style-name="T12">FormationRepository</text:span><text:span text:style-name="T10"> </text:span><text:span text:style-name="T3">$repository</text:span><text:span text:style-name="T10">, </text:span><text:span text:style-name="T12">EntityManagerInterface</text:span><text:span text:style-name="T10"> </text:span><text:span text:style-name="T3">$em</text:span><text:span text:style-name="T10">): </text:span><text:span text:style-name="T12">Response</text:span></text:p>
      <text:p text:style-name="P10">{</text:p>
      <text:p text:style-name="P1"><text:span text:style-name="T3">$formation</text:span><text:span text:style-name="T10"> = </text:span><text:span text:style-name="T3">$repository</text:span><text:span text:style-name="T10">-&gt;</text:span><text:span text:style-name="T4">find</text:span><text:span text:style-name="T10">(</text:span><text:span text:style-name="T3">$id</text:span><text:span text:style-name="T10">);</text:span></text:p>
      <text:p text:style-name="P1"><text:span text:style-name="T1">if</text:span><text:span text:style-name="T10"> (!</text:span><text:span text:style-name="T3">$formation</text:span><text:span text:style-name="T10">) {</text:span></text:p>
      <text:p text:style-name="P1"><text:span text:style-name="T1">throw</text:span><text:span text:style-name="T10"> </text:span><text:span text:style-name="T6">$this</text:span><text:span text:style-name="T10">-&gt;</text:span><text:span text:style-name="T4">createNotFoundException</text:span><text:span text:style-name="T10">(</text:span><text:span text:style-name="T2">'Formation non trouvée.'</text:span><text:span text:style-name="T10">);</text:span></text:p>
      <text:p text:style-name="P10">}</text:p>
      <text:p text:style-name="P6"/>
      <text:p text:style-name="P1"><text:span text:style-name="T3">$form</text:span><text:span text:style-name="T10"> = </text:span><text:span text:style-name="T6">$this</text:span><text:span text:style-name="T10">-&gt;</text:span><text:span text:style-name="T4">createForm</text:span><text:span text:style-name="T10">(</text:span><text:span text:style-name="T12">FormationForm</text:span><text:span text:style-name="T10">::</text:span><text:span text:style-name="T6">class</text:span><text:span text:style-name="T10">, </text:span><text:span text:style-name="T3">$formation</text:span><text:span text:style-name="T10">);</text:span></text:p>
      <text:p text:style-name="P1"><text:span text:style-name="T3">$form</text:span><text:span text:style-name="T10">-&gt;</text:span><text:span text:style-name="T4">handleRequest</text:span><text:span text:style-name="T10">(</text:span><text:span text:style-name="T3">$request</text:span><text:span text:style-name="T10">);</text:span></text:p>
      <text:p text:style-name="P6"/>
      <text:p text:style-name="P1"><text:span text:style-name="T1">if</text:span><text:span text:style-name="T10"> (</text:span><text:span text:style-name="T3">$form</text:span><text:span text:style-name="T10">-&gt;</text:span><text:span text:style-name="T4">isSubmitted</text:span><text:span text:style-name="T10">() &amp;&amp; </text:span><text:span text:style-name="T3">$form</text:span><text:span text:style-name="T10">-&gt;</text:span><text:span text:style-name="T4">isValid</text:span><text:span text:style-name="T10">()) {</text:span></text:p>
      <text:p text:style-name="P1"><text:span text:style-name="T3">$em</text:span><text:span text:style-name="T10">-&gt;</text:span><text:span text:style-name="T4">flush</text:span><text:span text:style-name="T10">();</text:span></text:p>
      <text:p text:style-name="P1"><text:span text:style-name="T1">return</text:span><text:span text:style-name="T10"> </text:span><text:span text:style-name="T6">$this</text:span><text:span text:style-name="T10">-&gt;</text:span><text:span text:style-name="T4">redirectToRoute</text:span><text:span text:style-name="T10">(</text:span><text:span text:style-name="T2">'app_formation_index'</text:span><text:span text:style-name="T10">);</text:span></text:p>
      <text:p text:style-name="P10">}</text:p>
      <text:p text:style-name="P6"/>
      <text:p text:style-name="P1"><text:span text:style-name="T1">return</text:span><text:span text:style-name="T10"> </text:span><text:span text:style-name="T6">$this</text:span><text:span text:style-name="T10">-&gt;</text:span><text:span text:style-name="T4">render</text:span><text:span text:style-name="T10">(</text:span><text:span text:style-name="T2">'admin/formation/edit.html.twig'</text:span><text:span text:style-name="T10">, [</text:span></text:p>
      <text:p text:style-name="P1"><text:span text:style-name="T2">'formation'</text:span><text:span text:style-name="T10"> =&gt; </text:span><text:span text:style-name="T3">$formation</text:span><text:span text:style-name="T10">,</text:span></text:p>
      <text:p text:style-name="P1"><text:span text:style-name="T2">'form'</text:span><text:span text:style-name="T10"> =&gt; </text:span><text:span text:style-name="T3">$form</text:span><text:span text:style-name="T10">,</text:span></text:p>
      <text:p text:style-name="P10">]);</text:p>
      <text:p text:style-name="P10">}</text:p>
      <text:p text:style-name="P7"/>
      <text:p text:style-name="P1"><text:span text:style-name="T10">#[Route(</text:span><text:span text:style-name="T2">'/{id}'</text:span><text:span text:style-name="T10">, </text:span><text:span text:style-name="T3">name</text:span><text:span text:style-name="T10">: </text:span><text:span text:style-name="T2">'app_formation_delete'</text:span><text:span text:style-name="T10">, </text:span><text:span text:style-name="T3">methods</text:span><text:span text:style-name="T10">: [</text:span><text:span text:style-name="T2">'POST'</text:span><text:span text:style-name="T10">], </text:span><text:span text:style-name="T3">requirements</text:span><text:span text:style-name="T10">: [</text:span><text:span text:style-name="T2">'id'</text:span><text:span text:style-name="T10"> =&gt; </text:span><text:span text:style-name="T2">'\d+'</text:span><text:span text:style-name="T10">])]</text:span></text:p>
      <text:p text:style-name="P1"><text:span text:style-name="T6">public</text:span><text:span text:style-name="T10"> </text:span><text:span text:style-name="T6">function</text:span><text:span text:style-name="T10"> </text:span><text:span text:style-name="T4">delete</text:span><text:span text:style-name="T10">(</text:span><text:span text:style-name="T12">Request</text:span><text:span text:style-name="T10"> </text:span><text:span text:style-name="T3">$request</text:span><text:span text:style-name="T10">, </text:span><text:span text:style-name="T6">int</text:span><text:span text:style-name="T10"> </text:span><text:span text:style-name="T3">$id</text:span><text:span text:style-name="T10">, </text:span><text:span text:style-name="T12">FormationRepository</text:span><text:span text:style-name="T10"> </text:span><text:span text:style-name="T3">$repository</text:span><text:span text:style-name="T10">, </text:span><text:span text:style-name="T12">EntityManagerInterface</text:span><text:span text:style-name="T10"> </text:span><text:span text:style-name="T3">$em</text:span><text:span text:style-name="T10">): </text:span><text:span text:style-name="T12">Response</text:span></text:p>
      <text:p text:style-name="P10">{</text:p>
      <text:p text:style-name="P1"><text:span text:style-name="T3">$formation</text:span><text:span text:style-name="T10"> = </text:span><text:span text:style-name="T3">$repository</text:span><text:span text:style-name="T10">-&gt;</text:span><text:span text:style-name="T4">find</text:span><text:span text:style-name="T10">(</text:span><text:span text:style-name="T3">$id</text:span><text:span text:style-name="T10">);</text:span></text:p>
      <text:p text:style-name="P1"><text:span text:style-name="T1">if</text:span><text:span text:style-name="T10"> (!</text:span><text:span text:style-name="T3">$formation</text:span><text:span text:style-name="T10">) {</text:span></text:p>
      <text:p text:style-name="P1"><text:span text:style-name="T1">throw</text:span><text:span text:style-name="T10"> </text:span><text:span text:style-name="T6">$this</text:span><text:span text:style-name="T10">-&gt;</text:span><text:span text:style-name="T4">createNotFoundException</text:span><text:span text:style-name="T10">(</text:span><text:span text:style-name="T2">'Formation non trouvée.'</text:span><text:span text:style-name="T10">);</text:span></text:p>
      <text:p text:style-name="P10">}</text:p>
      <text:p text:style-name="P6"/>
      <text:p text:style-name="P1"><text:span text:style-name="T1">if</text:span><text:span text:style-name="T10"> (</text:span><text:span text:style-name="T6">$this</text:span><text:span text:style-name="T10">-&gt;</text:span><text:span text:style-name="T4">isCsrfTokenValid</text:span><text:span text:style-name="T10">(</text:span><text:span text:style-name="T2">'delete'</text:span><text:span text:style-name="T10"> . </text:span><text:span text:style-name="T3">$formation</text:span><text:span text:style-name="T10">-&gt;</text:span><text:span text:style-name="T4">getId</text:span><text:span text:style-name="T10">(), </text:span><text:span text:style-name="T3">$request</text:span><text:span text:style-name="T10">-&gt;</text:span><text:span text:style-name="T4">getPayload</text:span><text:span text:style-name="T10">()-&gt;</text:span><text:span text:style-name="T4">getString</text:span><text:span text:style-name="T10">(</text:span><text:span text:style-name="T2">'_token'</text:span><text:span text:style-name="T10">))) {</text:span></text:p>
      <text:p text:style-name="P1"><text:span text:style-name="T3">$em</text:span><text:span text:style-name="T10">-&gt;</text:span><text:span text:style-name="T4">remove</text:span><text:span text:style-name="T10">(</text:span><text:span text:style-name="T3">$formation</text:span><text:span text:style-name="T10">);</text:span></text:p>
      <text:p text:style-name="P1"><text:span text:style-name="T3">$em</text:span><text:span text:style-name="T10">-&gt;</text:span><text:span text:style-name="T4">flush</text:span><text:span text:style-name="T10">();</text:span></text:p>
      <text:p text:style-name="P10">}</text:p>
      <text:p text:style-name="P6"/>
      <text:p text:style-name="P1"><text:span text:style-name="T1">return</text:span><text:span text:style-name="T10"> </text:span><text:span text:style-name="T6">$this</text:span><text:span text:style-name="T10">-&gt;</text:span><text:span text:style-name="T4">redirectToRoute</text:span><text:span text:style-name="T10">(</text:span><text:span text:style-name="T2">'app_formation_index'</text:span><text:span text:style-name="T10">);</text:span></text:p>
      <text:p text:style-name="P10">}</text:p>
      <text:p text:style-name="P6"/>
      <text:p text:style-name="P10">}</text:p>
      <text:p text:style-name="P1"/>
      <text:p text:style-name="P8">this is fomationcontroller</text:p>
      <text:p text:style-name="P8">*********************************************</text:p>
      <text:p text:style-name="P9"><text:soft-page-break/>&lt;?php</text:p>
      <text:p text:style-name="P4">// src/Controller/HolidayController.php</text:p>
      <text:p text:style-name="P1"><text:span text:style-name="T6">namespace</text:span><text:span text:style-name="T10"> </text:span><text:span text:style-name="T12">App\Controller</text:span><text:span text:style-name="T10">;</text:span></text:p>
      <text:p text:style-name="P6"/>
      <text:p text:style-name="P1"><text:span text:style-name="T6">use</text:span><text:span text:style-name="T10"> App\Repository\</text:span><text:span text:style-name="T12">JourFerieRepository</text:span><text:span text:style-name="T10">;</text:span></text:p>
      <text:p text:style-name="P1"><text:span text:style-name="T6">use</text:span><text:span text:style-name="T10"> Symfony\Bundle\FrameworkBundle\Controller\</text:span><text:span text:style-name="T12">AbstractController</text:span><text:span text:style-name="T10">;</text:span></text:p>
      <text:p text:style-name="P1"><text:span text:style-name="T6">use</text:span><text:span text:style-name="T10"> Symfony\Component\HttpFoundation\</text:span><text:span text:style-name="T12">Response</text:span><text:span text:style-name="T10">;</text:span></text:p>
      <text:p text:style-name="P6"/>
      <text:p text:style-name="P1"><text:span text:style-name="T6">class</text:span><text:span text:style-name="T10"> </text:span><text:span text:style-name="T12">HolidayController</text:span><text:span text:style-name="T10"> </text:span><text:span text:style-name="T6">extends</text:span><text:span text:style-name="T10"> </text:span><text:span text:style-name="T12">AbstractController</text:span></text:p>
      <text:p text:style-name="P10">{</text:p>
      <text:p text:style-name="P4">// In HolidayController</text:p>
      <text:p text:style-name="P1"><text:span text:style-name="T10">#[Route(</text:span><text:span text:style-name="T2">'/jours-feries'</text:span><text:span text:style-name="T10">, </text:span><text:span text:style-name="T3">name</text:span><text:span text:style-name="T10">: </text:span><text:span text:style-name="T2">'app_public_holidays'</text:span><text:span text:style-name="T10">)]</text:span></text:p>
      <text:p text:style-name="P1"><text:span text:style-name="T6">public</text:span><text:span text:style-name="T10"> </text:span><text:span text:style-name="T6">function</text:span><text:span text:style-name="T10"> </text:span><text:span text:style-name="T4">index</text:span><text:span text:style-name="T10">(</text:span><text:span text:style-name="T12">JourFerieRepository</text:span><text:span text:style-name="T10"> </text:span><text:span text:style-name="T3">$jourFerieRepository</text:span><text:span text:style-name="T10">): </text:span><text:span text:style-name="T12">Response</text:span></text:p>
      <text:p text:style-name="P10">{</text:p>
      <text:p text:style-name="P1"><text:span text:style-name="T3">$currentYear</text:span><text:span text:style-name="T10"> = </text:span><text:span text:style-name="T4">date</text:span><text:span text:style-name="T10">(</text:span><text:span text:style-name="T2">'Y'</text:span><text:span text:style-name="T10">);</text:span></text:p>
      <text:p text:style-name="P1"><text:span text:style-name="T3">$holidays</text:span><text:span text:style-name="T10"> = </text:span><text:span text:style-name="T3">$jourFerieRepository</text:span><text:span text:style-name="T10">-&gt;</text:span><text:span text:style-name="T4">findBy</text:span><text:span text:style-name="T10">(</text:span></text:p>
      <text:p text:style-name="P1"><text:span text:style-name="T10">[</text:span><text:span text:style-name="T2">'annee'</text:span><text:span text:style-name="T10"> =&gt; </text:span><text:span text:style-name="T3">$currentYear</text:span><text:span text:style-name="T10">],</text:span></text:p>
      <text:p text:style-name="P1"><text:span text:style-name="T10">[</text:span><text:span text:style-name="T2">'date'</text:span><text:span text:style-name="T10"> =&gt; </text:span><text:span text:style-name="T2">'ASC'</text:span><text:span text:style-name="T10">]</text:span></text:p>
      <text:p text:style-name="P10">);</text:p>
      <text:p text:style-name="P6"/>
      <text:p text:style-name="P1"><text:span text:style-name="T1">return</text:span><text:span text:style-name="T10"> </text:span><text:span text:style-name="T6">$this</text:span><text:span text:style-name="T10">-&gt;</text:span><text:span text:style-name="T4">render</text:span><text:span text:style-name="T10">(</text:span><text:span text:style-name="T2">'holiday/index.html.twig'</text:span><text:span text:style-name="T10">, [</text:span></text:p>
      <text:p text:style-name="P1"><text:span text:style-name="T2">'holidays'</text:span><text:span text:style-name="T10"> =&gt; </text:span><text:span text:style-name="T3">$holidays</text:span><text:span text:style-name="T10">,</text:span></text:p>
      <text:p text:style-name="P10">]);</text:p>
      <text:p text:style-name="P10">}</text:p>
      <text:p text:style-name="P10">}</text:p>
      <text:p text:style-name="P8">this is holidaycontroller</text:p>
      <text:p text:style-name="P8">********************************</text:p>
      <text:p text:style-name="P9">&lt;?php</text:p>
      <text:p text:style-name="P6"/>
      <text:p text:style-name="P1"><text:span text:style-name="T6">namespace</text:span><text:span text:style-name="T10"> </text:span><text:span text:style-name="T12">App\Entity</text:span><text:span text:style-name="T10">;</text:span></text:p>
      <text:p text:style-name="P1"><text:span text:style-name="T6">use</text:span><text:span text:style-name="T10"> </text:span><text:span text:style-name="T12">DateTimeInterface</text:span><text:span text:style-name="T10">;</text:span></text:p>
      <text:p text:style-name="P6"/>
      <text:p text:style-name="P1"><text:span text:style-name="T6">use</text:span><text:span text:style-name="T10"> App\Repository\</text:span><text:span text:style-name="T12">JourFerieRepository</text:span><text:span text:style-name="T10">;</text:span></text:p>
      <text:p text:style-name="P1"><text:span text:style-name="T6">use</text:span><text:span text:style-name="T10"> Doctrine\ORM\</text:span><text:span text:style-name="T12">Mapping</text:span><text:span text:style-name="T10"> </text:span><text:span text:style-name="T6">as</text:span><text:span text:style-name="T10"> ORM;</text:span></text:p>
      <text:p text:style-name="P6"/>
      <text:p text:style-name="P1"><text:span text:style-name="T10">#[ORM\Entity(</text:span><text:span text:style-name="T3">repositoryClass</text:span><text:span text:style-name="T10">: </text:span><text:span text:style-name="T12">JourFerieRepository</text:span><text:span text:style-name="T10">::</text:span><text:span text:style-name="T6">class</text:span><text:span text:style-name="T10">)]</text:span></text:p>
      <text:p text:style-name="P1"><text:span text:style-name="T6">class</text:span><text:span text:style-name="T10"> </text:span><text:span text:style-name="T12">JourFerie</text:span></text:p>
      <text:p text:style-name="P10">{</text:p>
      <text:p text:style-name="P10">#[ORM\Id]</text:p>
      <text:p text:style-name="P10">#[ORM\GeneratedValue]</text:p>
      <text:p text:style-name="P10">#[ORM\Column]</text:p>
      <text:p text:style-name="P1"><text:span text:style-name="T6">private</text:span><text:span text:style-name="T10"> ?</text:span><text:span text:style-name="T6">int</text:span><text:span text:style-name="T10"> </text:span><text:span text:style-name="T3">$id</text:span><text:span text:style-name="T10"> = </text:span><text:span text:style-name="T6">null</text:span><text:span text:style-name="T10">;</text:span></text:p>
      <text:p text:style-name="P6"/>
      <text:p text:style-name="P1"><text:span text:style-name="T10">#[ORM\Column(</text:span><text:span text:style-name="T3">type</text:span><text:span text:style-name="T10">: </text:span><text:span text:style-name="T2">'date'</text:span><text:span text:style-name="T10">)]</text:span></text:p>
      <text:p text:style-name="P1"><text:span text:style-name="T6">private</text:span><text:span text:style-name="T10"> ?</text:span><text:span text:style-name="T12">\DateTimeInterface</text:span><text:span text:style-name="T10"> </text:span><text:span text:style-name="T3">$date</text:span><text:span text:style-name="T10"> = </text:span><text:span text:style-name="T6">null</text:span><text:span text:style-name="T10">;</text:span></text:p>
      <text:p text:style-name="P7"/>
      <text:p text:style-name="P1"><text:span text:style-name="T10">#[ORM\Column(</text:span><text:span text:style-name="T3">length</text:span><text:span text:style-name="T10">: </text:span><text:span text:style-name="T8">255</text:span><text:span text:style-name="T10">)]</text:span></text:p>
      <text:p text:style-name="P1"><text:span text:style-name="T6">private</text:span><text:span text:style-name="T10"> ?</text:span><text:span text:style-name="T6">string</text:span><text:span text:style-name="T10"> </text:span><text:span text:style-name="T3">$nom</text:span><text:span text:style-name="T10"> = </text:span><text:span text:style-name="T6">null</text:span><text:span text:style-name="T10">;</text:span></text:p>
      <text:p text:style-name="P6"><text:soft-page-break/></text:p>
      <text:p text:style-name="P4">// src/Entity/JourFerie.php</text:p>
      <text:p text:style-name="P1"><text:span text:style-name="T10">#[ORM\Column(</text:span><text:span text:style-name="T3">length</text:span><text:span text:style-name="T10">: </text:span><text:span text:style-name="T8">50</text:span><text:span text:style-name="T10">)]</text:span></text:p>
      <text:p text:style-name="P1"><text:span text:style-name="T6">private</text:span><text:span text:style-name="T10"> ?</text:span><text:span text:style-name="T6">string</text:span><text:span text:style-name="T10"> </text:span><text:span text:style-name="T3">$zone</text:span><text:span text:style-name="T10"> = </text:span><text:span text:style-name="T2">'metropole'</text:span><text:span text:style-name="T10">;</text:span></text:p>
      <text:p text:style-name="P6"/>
      <text:p text:style-name="P1"><text:span text:style-name="T10">#[ORM\Column(</text:span><text:span text:style-name="T3">type</text:span><text:span text:style-name="T10">: </text:span><text:span text:style-name="T2">'integer'</text:span><text:span text:style-name="T10">, </text:span><text:span text:style-name="T3">nullable</text:span><text:span text:style-name="T10">: </text:span><text:span text:style-name="T6">true</text:span><text:span text:style-name="T10">)]</text:span></text:p>
      <text:p text:style-name="P1"><text:span text:style-name="T6">private</text:span><text:span text:style-name="T10"> ?</text:span><text:span text:style-name="T6">int</text:span><text:span text:style-name="T10"> </text:span><text:span text:style-name="T3">$annee</text:span><text:span text:style-name="T10"> = </text:span><text:span text:style-name="T6">null</text:span><text:span text:style-name="T10">;</text:span></text:p>
      <text:p text:style-name="P6"/>
      <text:p text:style-name="P1"><text:span text:style-name="T6">public</text:span><text:span text:style-name="T10"> </text:span><text:span text:style-name="T6">function</text:span><text:span text:style-name="T10"> </text:span><text:span text:style-name="T4">getId</text:span><text:span text:style-name="T10">(): ?</text:span><text:span text:style-name="T6">int</text:span></text:p>
      <text:p text:style-name="P10">{</text:p>
      <text:p text:style-name="P1"><text:span text:style-name="T1">return</text:span><text:span text:style-name="T10"> </text:span><text:span text:style-name="T6">$this</text:span><text:span text:style-name="T10">-&gt;</text:span><text:span text:style-name="T3">id</text:span><text:span text:style-name="T10">;</text:span></text:p>
      <text:p text:style-name="P10">}</text:p>
      <text:p text:style-name="P6"/>
      <text:p text:style-name="P1"><text:span text:style-name="T6">public</text:span><text:span text:style-name="T10"> </text:span><text:span text:style-name="T6">function</text:span><text:span text:style-name="T10"> </text:span><text:span text:style-name="T4">getDate</text:span><text:span text:style-name="T10">(): ?</text:span><text:span text:style-name="T12">DateTimeInterface</text:span></text:p>
      <text:p text:style-name="P10">{</text:p>
      <text:p text:style-name="P1"><text:span text:style-name="T1">return</text:span><text:span text:style-name="T10"> </text:span><text:span text:style-name="T6">$this</text:span><text:span text:style-name="T10">-&gt;</text:span><text:span text:style-name="T3">date</text:span><text:span text:style-name="T10">;</text:span></text:p>
      <text:p text:style-name="P10">}</text:p>
      <text:p text:style-name="P6"/>
      <text:p text:style-name="P1"><text:span text:style-name="T6">public</text:span><text:span text:style-name="T10"> </text:span><text:span text:style-name="T6">function</text:span><text:span text:style-name="T10"> </text:span><text:span text:style-name="T4">setDate</text:span><text:span text:style-name="T10">(</text:span><text:span text:style-name="T12">\DateTimeInterface</text:span><text:span text:style-name="T10"> </text:span><text:span text:style-name="T3">$date</text:span><text:span text:style-name="T10">): </text:span><text:span text:style-name="T6">static</text:span></text:p>
      <text:p text:style-name="P10">{</text:p>
      <text:p text:style-name="P1"><text:span text:style-name="T6">$this</text:span><text:span text:style-name="T10">-&gt;</text:span><text:span text:style-name="T3">date</text:span><text:span text:style-name="T10"> = </text:span><text:span text:style-name="T3">$date</text:span><text:span text:style-name="T10">;</text:span></text:p>
      <text:p text:style-name="P1"><text:span text:style-name="T1">return</text:span><text:span text:style-name="T10"> </text:span><text:span text:style-name="T6">$this</text:span><text:span text:style-name="T10">;</text:span></text:p>
      <text:p text:style-name="P10">}</text:p>
      <text:p text:style-name="P6"/>
      <text:p text:style-name="P1"><text:span text:style-name="T6">public</text:span><text:span text:style-name="T10"> </text:span><text:span text:style-name="T6">function</text:span><text:span text:style-name="T10"> </text:span><text:span text:style-name="T4">getNom</text:span><text:span text:style-name="T10">(): ?</text:span><text:span text:style-name="T6">string</text:span></text:p>
      <text:p text:style-name="P10">{</text:p>
      <text:p text:style-name="P1"><text:span text:style-name="T1">return</text:span><text:span text:style-name="T10"> </text:span><text:span text:style-name="T6">$this</text:span><text:span text:style-name="T10">-&gt;</text:span><text:span text:style-name="T3">nom</text:span><text:span text:style-name="T10">;</text:span></text:p>
      <text:p text:style-name="P10">}</text:p>
      <text:p text:style-name="P6"/>
      <text:p text:style-name="P1"><text:span text:style-name="T6">public</text:span><text:span text:style-name="T10"> </text:span><text:span text:style-name="T6">function</text:span><text:span text:style-name="T10"> </text:span><text:span text:style-name="T4">setNom</text:span><text:span text:style-name="T10">(</text:span><text:span text:style-name="T6">string</text:span><text:span text:style-name="T10"> </text:span><text:span text:style-name="T3">$nom</text:span><text:span text:style-name="T10">): </text:span><text:span text:style-name="T6">static</text:span></text:p>
      <text:p text:style-name="P10">{</text:p>
      <text:p text:style-name="P1"><text:span text:style-name="T6">$this</text:span><text:span text:style-name="T10">-&gt;</text:span><text:span text:style-name="T3">nom</text:span><text:span text:style-name="T10"> = </text:span><text:span text:style-name="T3">$nom</text:span><text:span text:style-name="T10">;</text:span></text:p>
      <text:p text:style-name="P1"><text:span text:style-name="T1">return</text:span><text:span text:style-name="T10"> </text:span><text:span text:style-name="T6">$this</text:span><text:span text:style-name="T10">;</text:span></text:p>
      <text:p text:style-name="P10">}</text:p>
      <text:p text:style-name="P6"/>
      <text:p text:style-name="P1"><text:span text:style-name="T6">public</text:span><text:span text:style-name="T10"> </text:span><text:span text:style-name="T6">function</text:span><text:span text:style-name="T10"> </text:span><text:span text:style-name="T4">getZone</text:span><text:span text:style-name="T10">(): ?</text:span><text:span text:style-name="T6">string</text:span></text:p>
      <text:p text:style-name="P10">{</text:p>
      <text:p text:style-name="P1"><text:span text:style-name="T1">return</text:span><text:span text:style-name="T10"> </text:span><text:span text:style-name="T6">$this</text:span><text:span text:style-name="T10">-&gt;</text:span><text:span text:style-name="T3">zone</text:span><text:span text:style-name="T10">;</text:span></text:p>
      <text:p text:style-name="P10">}</text:p>
      <text:p text:style-name="P6"/>
      <text:p text:style-name="P1"><text:span text:style-name="T6">public</text:span><text:span text:style-name="T10"> </text:span><text:span text:style-name="T6">function</text:span><text:span text:style-name="T10"> </text:span><text:span text:style-name="T4">setZone</text:span><text:span text:style-name="T10">(</text:span><text:span text:style-name="T6">string</text:span><text:span text:style-name="T10"> </text:span><text:span text:style-name="T3">$zone</text:span><text:span text:style-name="T10">): </text:span><text:span text:style-name="T6">static</text:span></text:p>
      <text:p text:style-name="P10">{</text:p>
      <text:p text:style-name="P1"><text:span text:style-name="T6">$this</text:span><text:span text:style-name="T10">-&gt;</text:span><text:span text:style-name="T3">zone</text:span><text:span text:style-name="T10"> = </text:span><text:span text:style-name="T3">$zone</text:span><text:span text:style-name="T10">;</text:span></text:p>
      <text:p text:style-name="P1"><text:span text:style-name="T1">return</text:span><text:span text:style-name="T10"> </text:span><text:span text:style-name="T6">$this</text:span><text:span text:style-name="T10">;</text:span></text:p>
      <text:p text:style-name="P10">}</text:p>
      <text:p text:style-name="P6"/>
      <text:p text:style-name="P1"><text:span text:style-name="T6">public</text:span><text:span text:style-name="T10"> </text:span><text:span text:style-name="T6">function</text:span><text:span text:style-name="T10"> </text:span><text:span text:style-name="T4">getAnnee</text:span><text:span text:style-name="T10">(): ?</text:span><text:span text:style-name="T6">int</text:span></text:p>
      <text:p text:style-name="P10">{</text:p>
      <text:p text:style-name="P1"><text:soft-page-break/><text:span text:style-name="T1">return</text:span><text:span text:style-name="T10"> </text:span><text:span text:style-name="T6">$this</text:span><text:span text:style-name="T10">-&gt;</text:span><text:span text:style-name="T3">annee</text:span><text:span text:style-name="T10">;</text:span></text:p>
      <text:p text:style-name="P10">}</text:p>
      <text:p text:style-name="P6"/>
      <text:p text:style-name="P1"><text:span text:style-name="T6">public</text:span><text:span text:style-name="T10"> </text:span><text:span text:style-name="T6">function</text:span><text:span text:style-name="T10"> </text:span><text:span text:style-name="T4">setAnnee</text:span><text:span text:style-name="T10">(?</text:span><text:span text:style-name="T6">int</text:span><text:span text:style-name="T10"> </text:span><text:span text:style-name="T3">$annee</text:span><text:span text:style-name="T10">): </text:span><text:span text:style-name="T6">static</text:span></text:p>
      <text:p text:style-name="P10">{</text:p>
      <text:p text:style-name="P1"><text:span text:style-name="T6">$this</text:span><text:span text:style-name="T10">-&gt;</text:span><text:span text:style-name="T3">annee</text:span><text:span text:style-name="T10"> = </text:span><text:span text:style-name="T3">$annee</text:span><text:span text:style-name="T10">;</text:span></text:p>
      <text:p text:style-name="P1"><text:span text:style-name="T1">return</text:span><text:span text:style-name="T10"> </text:span><text:span text:style-name="T6">$this</text:span><text:span text:style-name="T10">;</text:span></text:p>
      <text:p text:style-name="P10">}</text:p>
      <text:p text:style-name="P6"/>
      <text:p text:style-name="P10">}</text:p>
      <text:p text:style-name="P1"/>
      <text:p text:style-name="P8">this is jourFerie entity</text:p>
      <text:p text:style-name="P8">*******************************************</text:p>
      <text:p text:style-name="P9">&lt;?php</text:p>
      <text:p text:style-name="P7"/>
      <text:p text:style-name="P1"><text:span text:style-name="T6">namespace</text:span><text:span text:style-name="T10"> </text:span><text:span text:style-name="T12">App\Form</text:span><text:span text:style-name="T10">;</text:span></text:p>
      <text:p text:style-name="P6"/>
      <text:p text:style-name="P1"><text:span text:style-name="T6">use</text:span><text:span text:style-name="T10"> App\Entity\</text:span><text:span text:style-name="T12">JourFerie</text:span><text:span text:style-name="T10">;</text:span></text:p>
      <text:p text:style-name="P1"><text:span text:style-name="T6">use</text:span><text:span text:style-name="T10"> Symfony\Component\Form\</text:span><text:span text:style-name="T12">AbstractType</text:span><text:span text:style-name="T10">;</text:span></text:p>
      <text:p text:style-name="P1"><text:span text:style-name="T6">use</text:span><text:span text:style-name="T10"> Symfony\Component\Form\Extension\Core\Type\</text:span><text:span text:style-name="T12">DateType</text:span><text:span text:style-name="T10">;</text:span></text:p>
      <text:p text:style-name="P1"><text:span text:style-name="T6">use</text:span><text:span text:style-name="T10"> Symfony\Component\Form\Extension\Core\Type\</text:span><text:span text:style-name="T12">TextType</text:span><text:span text:style-name="T10">;</text:span></text:p>
      <text:p text:style-name="P1"><text:span text:style-name="T6">use</text:span><text:span text:style-name="T10"> Symfony\Component\Form\</text:span><text:span text:style-name="T12">FormBuilderInterface</text:span><text:span text:style-name="T10">;</text:span></text:p>
      <text:p text:style-name="P1"><text:span text:style-name="T6">use</text:span><text:span text:style-name="T10"> Symfony\Component\OptionsResolver\</text:span><text:span text:style-name="T12">OptionsResolver</text:span><text:span text:style-name="T10">;</text:span></text:p>
      <text:p text:style-name="P1"><text:span text:style-name="T6">use</text:span><text:span text:style-name="T10"> Symfony\Component\Validator\Constraints\</text:span><text:span text:style-name="T12">NotBlank</text:span><text:span text:style-name="T10">;</text:span></text:p>
      <text:p text:style-name="P6"/>
      <text:p text:style-name="P1"><text:span text:style-name="T6">class</text:span><text:span text:style-name="T10"> </text:span><text:span text:style-name="T12">JourFerieForm</text:span><text:span text:style-name="T10"> </text:span><text:span text:style-name="T6">extends</text:span><text:span text:style-name="T10"> </text:span><text:span text:style-name="T12">AbstractType</text:span></text:p>
      <text:p text:style-name="P10">{</text:p>
      <text:p text:style-name="P1"><text:span text:style-name="T6">public</text:span><text:span text:style-name="T10"> </text:span><text:span text:style-name="T6">function</text:span><text:span text:style-name="T10"> </text:span><text:span text:style-name="T4">buildForm</text:span><text:span text:style-name="T10">(</text:span><text:span text:style-name="T12">FormBuilderInterface</text:span><text:span text:style-name="T10"> </text:span><text:span text:style-name="T3">$builder</text:span><text:span text:style-name="T10">, </text:span><text:span text:style-name="T6">array</text:span><text:span text:style-name="T10"> </text:span><text:span text:style-name="T3">$options</text:span><text:span text:style-name="T10">): </text:span><text:span text:style-name="T6">void</text:span></text:p>
      <text:p text:style-name="P10">{</text:p>
      <text:p text:style-name="P11">$builder</text:p>
      <text:p text:style-name="P1"><text:span text:style-name="T10">-&gt;</text:span><text:span text:style-name="T4">add</text:span><text:span text:style-name="T10">(</text:span><text:span text:style-name="T2">'date'</text:span><text:span text:style-name="T10">, </text:span><text:span text:style-name="T12">DateType</text:span><text:span text:style-name="T10">::</text:span><text:span text:style-name="T6">class</text:span><text:span text:style-name="T10">, [</text:span></text:p>
      <text:p text:style-name="P1"><text:span text:style-name="T2">'widget'</text:span><text:span text:style-name="T10"> =&gt; </text:span><text:span text:style-name="T2">'single_text'</text:span><text:span text:style-name="T10">,</text:span></text:p>
      <text:p text:style-name="P1"><text:span text:style-name="T2">'html5'</text:span><text:span text:style-name="T10"> =&gt; </text:span><text:span text:style-name="T6">true</text:span><text:span text:style-name="T10">,</text:span></text:p>
      <text:p text:style-name="P1"><text:span text:style-name="T2">'label'</text:span><text:span text:style-name="T10"> =&gt; </text:span><text:span text:style-name="T2">'Date du jour férié'</text:span><text:span text:style-name="T10">,</text:span></text:p>
      <text:p text:style-name="P1"><text:span text:style-name="T2">'attr'</text:span><text:span text:style-name="T10"> =&gt; [</text:span><text:span text:style-name="T2">'class'</text:span><text:span text:style-name="T10"> =&gt; </text:span><text:span text:style-name="T2">'datepicker'</text:span><text:span text:style-name="T10">]</text:span></text:p>
      <text:p text:style-name="P10">])</text:p>
      <text:p text:style-name="P1"><text:span text:style-name="T10">-&gt;</text:span><text:span text:style-name="T4">add</text:span><text:span text:style-name="T10">(</text:span><text:span text:style-name="T2">'nom'</text:span><text:span text:style-name="T10">, </text:span><text:span text:style-name="T12">TextType</text:span><text:span text:style-name="T10">::</text:span><text:span text:style-name="T6">class</text:span><text:span text:style-name="T10">, [</text:span></text:p>
      <text:p text:style-name="P1"><text:span text:style-name="T2">'label'</text:span><text:span text:style-name="T10"> =&gt; </text:span><text:span text:style-name="T2">'Nom (ex: Noël)'</text:span><text:span text:style-name="T10">,</text:span></text:p>
      <text:p text:style-name="P1"><text:span text:style-name="T2">'constraints'</text:span><text:span text:style-name="T10"> =&gt; [</text:span><text:span text:style-name="T6">new</text:span><text:span text:style-name="T10"> </text:span><text:span text:style-name="T12">NotBlank</text:span><text:span text:style-name="T10">()]</text:span></text:p>
      <text:p text:style-name="P10">])</text:p>
      <text:p text:style-name="P1"><text:span text:style-name="T10">-&gt;</text:span><text:span text:style-name="T4">add</text:span><text:span text:style-name="T10">(</text:span><text:span text:style-name="T2">'zone'</text:span><text:span text:style-name="T10">, </text:span><text:span text:style-name="T12">TextType</text:span><text:span text:style-name="T10">::</text:span><text:span text:style-name="T6">class</text:span><text:span text:style-name="T10">, [</text:span></text:p>
      <text:p text:style-name="P1"><text:span text:style-name="T2">'label'</text:span><text:span text:style-name="T10"> =&gt; </text:span><text:span text:style-name="T2">'Zone géographique'</text:span><text:span text:style-name="T10">,</text:span></text:p>
      <text:p text:style-name="P1"><text:span text:style-name="T2">'required'</text:span><text:span text:style-name="T10"> =&gt; </text:span><text:span text:style-name="T6">false</text:span><text:span text:style-name="T10">,</text:span></text:p>
      <text:p text:style-name="P1"><text:span text:style-name="T2">'attr'</text:span><text:span text:style-name="T10"> =&gt; [</text:span><text:span text:style-name="T2">'placeholder'</text:span><text:span text:style-name="T10"> =&gt; </text:span><text:span text:style-name="T2">'Ex: Métropole'</text:span><text:span text:style-name="T10">]</text:span></text:p>
      <text:p text:style-name="P10">]);</text:p>
      <text:p text:style-name="P4">// Removed 'annee' as it can be derived from date</text:p>
      <text:p text:style-name="P10">}</text:p>
      <text:p text:style-name="P6"><text:soft-page-break/></text:p>
      <text:p text:style-name="P1"><text:span text:style-name="T6">public</text:span><text:span text:style-name="T10"> </text:span><text:span text:style-name="T6">function</text:span><text:span text:style-name="T10"> </text:span><text:span text:style-name="T4">configureOptions</text:span><text:span text:style-name="T10">(</text:span><text:span text:style-name="T12">OptionsResolver</text:span><text:span text:style-name="T10"> </text:span><text:span text:style-name="T3">$resolver</text:span><text:span text:style-name="T10">): </text:span><text:span text:style-name="T6">void</text:span></text:p>
      <text:p text:style-name="P10">{</text:p>
      <text:p text:style-name="P1"><text:span text:style-name="T3">$resolver</text:span><text:span text:style-name="T10">-&gt;</text:span><text:span text:style-name="T4">setDefaults</text:span><text:span text:style-name="T10">([</text:span></text:p>
      <text:p text:style-name="P1"><text:span text:style-name="T2">'data_class'</text:span><text:span text:style-name="T10"> =&gt; </text:span><text:span text:style-name="T12">JourFerie</text:span><text:span text:style-name="T10">::</text:span><text:span text:style-name="T6">class</text:span><text:span text:style-name="T10">,</text:span></text:p>
      <text:p text:style-name="P10">]);</text:p>
      <text:p text:style-name="P10">}</text:p>
      <text:p text:style-name="P10">}</text:p>
      <text:p text:style-name="P8">this is jourFerieForm</text:p>
      <text:p text:style-name="P8">**********************************************</text:p>
      <text:p text:style-name="P9">&lt;?php</text:p>
      <text:p text:style-name="P6"/>
      <text:p text:style-name="P4">// src/Service/JourFerieApiService.php</text:p>
      <text:p text:style-name="P1"><text:span text:style-name="T6">namespace</text:span><text:span text:style-name="T10"> </text:span><text:span text:style-name="T12">App\Service</text:span><text:span text:style-name="T10">;</text:span></text:p>
      <text:p text:style-name="P6"/>
      <text:p text:style-name="P1"><text:span text:style-name="T6">use</text:span><text:span text:style-name="T10"> Symfony\Contracts\HttpClient\</text:span><text:span text:style-name="T12">HttpClientInterface</text:span><text:span text:style-name="T10">;</text:span></text:p>
      <text:p text:style-name="P1"><text:span text:style-name="T6">use</text:span><text:span text:style-name="T10"> Doctrine\ORM\</text:span><text:span text:style-name="T12">EntityManagerInterface</text:span><text:span text:style-name="T10">;</text:span></text:p>
      <text:p text:style-name="P1"><text:span text:style-name="T6">use</text:span><text:span text:style-name="T10"> Psr\Log\</text:span><text:span text:style-name="T12">LoggerInterface</text:span><text:span text:style-name="T10">;</text:span></text:p>
      <text:p text:style-name="P1"><text:span text:style-name="T6">use</text:span><text:span text:style-name="T10"> App\Entity\</text:span><text:span text:style-name="T12">JourFerie</text:span><text:span text:style-name="T10">;</text:span></text:p>
      <text:p text:style-name="P6"/>
      <text:p text:style-name="P1"><text:span text:style-name="T6">class</text:span><text:span text:style-name="T10"> </text:span><text:span text:style-name="T12">JourFerieApiService</text:span></text:p>
      <text:p text:style-name="P10">{</text:p>
      <text:p text:style-name="P1"><text:span text:style-name="T6">public</text:span><text:span text:style-name="T10"> </text:span><text:span text:style-name="T6">function</text:span><text:span text:style-name="T10"> </text:span><text:span text:style-name="T4">__construct</text:span><text:span text:style-name="T10">(</text:span></text:p>
      <text:p text:style-name="P1"><text:span text:style-name="T6">private</text:span><text:span text:style-name="T10"> </text:span><text:span text:style-name="T12">HttpClientInterface</text:span><text:span text:style-name="T10"> </text:span><text:span text:style-name="T3">$httpClient</text:span><text:span text:style-name="T10">,</text:span></text:p>
      <text:p text:style-name="P1"><text:span text:style-name="T6">private</text:span><text:span text:style-name="T10"> </text:span><text:span text:style-name="T12">EntityManagerInterface</text:span><text:span text:style-name="T10"> </text:span><text:span text:style-name="T3">$entityManager</text:span><text:span text:style-name="T10">,</text:span></text:p>
      <text:p text:style-name="P1"><text:span text:style-name="T6">private</text:span><text:span text:style-name="T10"> ?</text:span><text:span text:style-name="T12">LoggerInterface</text:span><text:span text:style-name="T10"> </text:span><text:span text:style-name="T3">$logger</text:span><text:span text:style-name="T10"> = </text:span><text:span text:style-name="T6">null</text:span></text:p>
      <text:p text:style-name="P10">) {}</text:p>
      <text:p text:style-name="P6"/>
      <text:p text:style-name="P1"><text:span text:style-name="T6">public</text:span><text:span text:style-name="T10"> </text:span><text:span text:style-name="T6">function</text:span><text:span text:style-name="T10"> </text:span><text:span text:style-name="T4">syncHolidaysForZone</text:span><text:span text:style-name="T10">(</text:span><text:span text:style-name="T6">string</text:span><text:span text:style-name="T10"> </text:span><text:span text:style-name="T3">$zone</text:span><text:span text:style-name="T10">, </text:span><text:span text:style-name="T6">string</text:span><text:span text:style-name="T10"> </text:span><text:span text:style-name="T3">$year</text:span><text:span text:style-name="T10">, </text:span><text:span text:style-name="T6">bool</text:span><text:span text:style-name="T10"> </text:span><text:span text:style-name="T3">$force</text:span><text:span text:style-name="T10"> = </text:span><text:span text:style-name="T6">false</text:span><text:span text:style-name="T10">): </text:span><text:span text:style-name="T6">int</text:span></text:p>
      <text:p text:style-name="P10">{</text:p>
      <text:p text:style-name="P1"><text:span text:style-name="T1">try</text:span><text:span text:style-name="T10"> {</text:span></text:p>
      <text:p text:style-name="P1"><text:span text:style-name="T3">$apiUrl</text:span><text:span text:style-name="T10"> = </text:span><text:span text:style-name="T2">"https://calendrier.api.gouv.fr/jours-feries/{</text:span><text:span text:style-name="T3">$zone</text:span><text:span text:style-name="T2">}/{</text:span><text:span text:style-name="T3">$year</text:span><text:span text:style-name="T2">}.json"</text:span><text:span text:style-name="T10">;</text:span></text:p>
      <text:p text:style-name="P1"><text:span text:style-name="T3">$response</text:span><text:span text:style-name="T10"> = </text:span><text:span text:style-name="T6">$this</text:span><text:span text:style-name="T10">-&gt;</text:span><text:span text:style-name="T3">httpClient</text:span><text:span text:style-name="T10">-&gt;</text:span><text:span text:style-name="T4">request</text:span><text:span text:style-name="T10">(</text:span><text:span text:style-name="T2">'GET'</text:span><text:span text:style-name="T10">, </text:span><text:span text:style-name="T3">$apiUrl</text:span><text:span text:style-name="T10">);</text:span></text:p>
      <text:p text:style-name="P1"><text:span text:style-name="T3">$holidays</text:span><text:span text:style-name="T10"> = </text:span><text:span text:style-name="T3">$response</text:span><text:span text:style-name="T10">-&gt;</text:span><text:span text:style-name="T4">toArray</text:span><text:span text:style-name="T10">();</text:span></text:p>
      <text:p text:style-name="P1"><text:span text:style-name="T3">$importedCount</text:span><text:span text:style-name="T10"> = </text:span><text:span text:style-name="T8">0</text:span><text:span text:style-name="T10">;</text:span></text:p>
      <text:p text:style-name="P6"/>
      <text:p text:style-name="P1"><text:span text:style-name="T1">foreach</text:span><text:span text:style-name="T10"> (</text:span><text:span text:style-name="T3">$holidays</text:span><text:span text:style-name="T10"> as </text:span><text:span text:style-name="T3">$date</text:span><text:span text:style-name="T10"> =&gt; </text:span><text:span text:style-name="T3">$name</text:span><text:span text:style-name="T10">) {</text:span></text:p>
      <text:p text:style-name="P1"><text:span text:style-name="T3">$holidayDate</text:span><text:span text:style-name="T10"> = </text:span><text:span text:style-name="T6">new</text:span><text:span text:style-name="T10"> </text:span><text:span text:style-name="T12">\DateTime</text:span><text:span text:style-name="T10">(</text:span><text:span text:style-name="T3">$date</text:span><text:span text:style-name="T10">);</text:span></text:p>
      <text:p text:style-name="P1"><text:span text:style-name="T3">$existing</text:span><text:span text:style-name="T10"> = </text:span><text:span text:style-name="T6">$this</text:span><text:span text:style-name="T10">-&gt;</text:span><text:span text:style-name="T3">entityManager</text:span><text:span text:style-name="T10">-&gt;</text:span><text:span text:style-name="T4">getRepository</text:span><text:span text:style-name="T10">(</text:span><text:span text:style-name="T12">JourFerie</text:span><text:span text:style-name="T10">::</text:span><text:span text:style-name="T6">class</text:span><text:span text:style-name="T10">)</text:span></text:p>
      <text:p text:style-name="P1"><text:span text:style-name="T10">-&gt;</text:span><text:span text:style-name="T4">findOneBy</text:span><text:span text:style-name="T10">([</text:span><text:span text:style-name="T2">'date'</text:span><text:span text:style-name="T10"> =&gt; </text:span><text:span text:style-name="T3">$holidayDate</text:span><text:span text:style-name="T10">, </text:span><text:span text:style-name="T2">'zone'</text:span><text:span text:style-name="T10"> =&gt; </text:span><text:span text:style-name="T3">$zone</text:span><text:span text:style-name="T10">]);</text:span></text:p>
      <text:p text:style-name="P6"/>
      <text:p text:style-name="P1"><text:span text:style-name="T1">if</text:span><text:span text:style-name="T10"> (</text:span><text:span text:style-name="T3">$force</text:span><text:span text:style-name="T10"> || !</text:span><text:span text:style-name="T3">$existing</text:span><text:span text:style-name="T10">) {</text:span></text:p>
      <text:p text:style-name="P1"><text:span text:style-name="T1">if</text:span><text:span text:style-name="T10"> (</text:span><text:span text:style-name="T3">$existing</text:span><text:span text:style-name="T10">) {</text:span></text:p>
      <text:p text:style-name="P1"><text:span text:style-name="T3">$existing</text:span><text:span text:style-name="T10">-&gt;</text:span><text:span text:style-name="T4">setNom</text:span><text:span text:style-name="T10">(</text:span><text:span text:style-name="T3">$name</text:span><text:span text:style-name="T10">);</text:span></text:p>
      <text:p text:style-name="P1"><text:span text:style-name="T10">} </text:span><text:span text:style-name="T1">else</text:span><text:span text:style-name="T10"> {</text:span></text:p>
      <text:p text:style-name="P1"><text:span text:style-name="T3">$holiday</text:span><text:span text:style-name="T10"> = </text:span><text:span text:style-name="T6">new</text:span><text:span text:style-name="T10"> </text:span><text:span text:style-name="T12">JourFerie</text:span><text:span text:style-name="T10">();</text:span></text:p>
      <text:p text:style-name="P1"><text:span text:style-name="T3">$holiday</text:span><text:span text:style-name="T10">-&gt;</text:span><text:span text:style-name="T4">setDate</text:span><text:span text:style-name="T10">(</text:span><text:span text:style-name="T3">$holidayDate</text:span><text:span text:style-name="T10">)</text:span></text:p>
      <text:p text:style-name="P1"><text:soft-page-break/><text:span text:style-name="T10">-&gt;</text:span><text:span text:style-name="T4">setNom</text:span><text:span text:style-name="T10">(</text:span><text:span text:style-name="T3">$name</text:span><text:span text:style-name="T10">)</text:span></text:p>
      <text:p text:style-name="P1"><text:span text:style-name="T10">-&gt;</text:span><text:span text:style-name="T4">setZone</text:span><text:span text:style-name="T10">(</text:span><text:span text:style-name="T3">$zone</text:span><text:span text:style-name="T10">)</text:span></text:p>
      <text:p text:style-name="P1"><text:span text:style-name="T10">-&gt;</text:span><text:span text:style-name="T4">setAnnee</text:span><text:span text:style-name="T10">(</text:span><text:span text:style-name="T3">$year</text:span><text:span text:style-name="T10">);</text:span></text:p>
      <text:p text:style-name="P1"><text:span text:style-name="T6">$this</text:span><text:span text:style-name="T10">-&gt;</text:span><text:span text:style-name="T3">entityManager</text:span><text:span text:style-name="T10">-&gt;</text:span><text:span text:style-name="T4">persist</text:span><text:span text:style-name="T10">(</text:span><text:span text:style-name="T3">$holiday</text:span><text:span text:style-name="T10">);</text:span></text:p>
      <text:p text:style-name="P10">}</text:p>
      <text:p text:style-name="P1"><text:span text:style-name="T3">$importedCount</text:span><text:span text:style-name="T10">++;</text:span></text:p>
      <text:p text:style-name="P10">}</text:p>
      <text:p text:style-name="P10">}</text:p>
      <text:p text:style-name="P6"/>
      <text:p text:style-name="P1"><text:span text:style-name="T6">$this</text:span><text:span text:style-name="T10">-&gt;</text:span><text:span text:style-name="T3">entityManager</text:span><text:span text:style-name="T10">-&gt;</text:span><text:span text:style-name="T4">flush</text:span><text:span text:style-name="T10">();</text:span></text:p>
      <text:p text:style-name="P1"><text:span text:style-name="T1">return</text:span><text:span text:style-name="T10"> </text:span><text:span text:style-name="T3">$importedCount</text:span><text:span text:style-name="T10">;</text:span></text:p>
      <text:p text:style-name="P6"/>
      <text:p text:style-name="P1"><text:span text:style-name="T10">} </text:span><text:span text:style-name="T1">catch</text:span><text:span text:style-name="T10"> (\</text:span><text:span text:style-name="T12">Exception</text:span><text:span text:style-name="T10"> </text:span><text:span text:style-name="T3">$e</text:span><text:span text:style-name="T10">) {</text:span></text:p>
      <text:p text:style-name="P1"><text:span text:style-name="T6">$this</text:span><text:span text:style-name="T10">-&gt;</text:span><text:span text:style-name="T3">logger</text:span><text:span text:style-name="T10">?-&gt;</text:span><text:span text:style-name="T4">error</text:span><text:span text:style-name="T10">(</text:span><text:span text:style-name="T2">"Holiday sync failed for zone {</text:span><text:span text:style-name="T3">$zone</text:span><text:span text:style-name="T2">}, year {</text:span><text:span text:style-name="T3">$year</text:span><text:span text:style-name="T2">}: "</text:span><text:span text:style-name="T10"> . </text:span><text:span text:style-name="T3">$e</text:span><text:span text:style-name="T10">-&gt;</text:span><text:span text:style-name="T4">getMessage</text:span><text:span text:style-name="T10">());</text:span></text:p>
      <text:p text:style-name="P1"><text:span text:style-name="T1">throw</text:span><text:span text:style-name="T10"> </text:span><text:span text:style-name="T3">$e</text:span><text:span text:style-name="T10">;</text:span></text:p>
      <text:p text:style-name="P10">}</text:p>
      <text:p text:style-name="P10">}</text:p>
      <text:p text:style-name="P10">}</text:p>
      <text:p text:style-name="P8">this is jourFerieApiService</text:p>
      <text:p text:style-name="P8">************************************</text:p>
      <text:p text:style-name="P9">&lt;?php</text:p>
      <text:p text:style-name="P4">// src/Service/JourFerieCsvImporter.php</text:p>
      <text:p text:style-name="P1"><text:span text:style-name="T6">namespace</text:span><text:span text:style-name="T10"> </text:span><text:span text:style-name="T12">App\Service</text:span><text:span text:style-name="T10">;</text:span></text:p>
      <text:p text:style-name="P6"/>
      <text:p text:style-name="P1"><text:span text:style-name="T6">use</text:span><text:span text:style-name="T10"> App\Entity\</text:span><text:span text:style-name="T12">JourFerie</text:span><text:span text:style-name="T10">;</text:span></text:p>
      <text:p text:style-name="P1"><text:span text:style-name="T6">use</text:span><text:span text:style-name="T10"> Doctrine\ORM\</text:span><text:span text:style-name="T12">EntityManagerInterface</text:span><text:span text:style-name="T10">;</text:span></text:p>
      <text:p text:style-name="P1"><text:span text:style-name="T6">use</text:span><text:span text:style-name="T10"> League\Csv\</text:span><text:span text:style-name="T12">Reader</text:span><text:span text:style-name="T10">;</text:span></text:p>
      <text:p text:style-name="P6"/>
      <text:p text:style-name="P1"><text:span text:style-name="T6">class</text:span><text:span text:style-name="T10"> </text:span><text:span text:style-name="T12">JourFerieCsvImporter</text:span></text:p>
      <text:p text:style-name="P10">{</text:p>
      <text:p text:style-name="P1"><text:span text:style-name="T6">public</text:span><text:span text:style-name="T10"> </text:span><text:span text:style-name="T6">function</text:span><text:span text:style-name="T10"> </text:span><text:span text:style-name="T4">__construct</text:span><text:span text:style-name="T10">(</text:span></text:p>
      <text:p text:style-name="P1"><text:span text:style-name="T6">private</text:span><text:span text:style-name="T10"> </text:span><text:span text:style-name="T12">EntityManagerInterface</text:span><text:span text:style-name="T10"> </text:span><text:span text:style-name="T3">$em</text:span><text:span text:style-name="T10">,</text:span></text:p>
      <text:p text:style-name="P1"><text:span text:style-name="T6">private</text:span><text:span text:style-name="T10"> </text:span><text:span text:style-name="T6">string</text:span><text:span text:style-name="T10"> </text:span><text:span text:style-name="T3">$projectDir</text:span></text:p>
      <text:p text:style-name="P10">) {}</text:p>
      <text:p text:style-name="P6"/>
      <text:p text:style-name="P1"><text:span text:style-name="T6">public</text:span><text:span text:style-name="T10"> </text:span><text:span text:style-name="T6">function</text:span><text:span text:style-name="T10"> </text:span><text:span text:style-name="T4">import</text:span><text:span text:style-name="T10">(</text:span><text:span text:style-name="T6">string</text:span><text:span text:style-name="T10"> </text:span><text:span text:style-name="T3">$filePath</text:span><text:span text:style-name="T10">): </text:span><text:span text:style-name="T6">int</text:span></text:p>
      <text:p text:style-name="P10">{</text:p>
      <text:p text:style-name="P1"><text:span text:style-name="T3">$csv</text:span><text:span text:style-name="T10"> = </text:span><text:span text:style-name="T12">Reader</text:span><text:span text:style-name="T10">::</text:span><text:span text:style-name="T4">createFromPath</text:span><text:span text:style-name="T10">(</text:span><text:span text:style-name="T3">$filePath</text:span><text:span text:style-name="T10">);</text:span></text:p>
      <text:p text:style-name="P1"><text:span text:style-name="T3">$csv</text:span><text:span text:style-name="T10">-&gt;</text:span><text:span text:style-name="T4">setDelimiter</text:span><text:span text:style-name="T10">(</text:span><text:span text:style-name="T2">';'</text:span><text:span text:style-name="T10">);</text:span></text:p>
      <text:p text:style-name="P1"><text:span text:style-name="T3">$csv</text:span><text:span text:style-name="T10">-&gt;</text:span><text:span text:style-name="T4">setHeaderOffset</text:span><text:span text:style-name="T10">(</text:span><text:span text:style-name="T8">0</text:span><text:span text:style-name="T10">);</text:span></text:p>
      <text:p text:style-name="P6"/>
      <text:p text:style-name="P1"><text:span text:style-name="T3">$imported</text:span><text:span text:style-name="T10"> = </text:span><text:span text:style-name="T8">0</text:span><text:span text:style-name="T10">;</text:span></text:p>
      <text:p text:style-name="P1"><text:span text:style-name="T1">foreach</text:span><text:span text:style-name="T10"> (</text:span><text:span text:style-name="T3">$csv</text:span><text:span text:style-name="T10"> as </text:span><text:span text:style-name="T3">$record</text:span><text:span text:style-name="T10">) {</text:span></text:p>
      <text:p text:style-name="P1"><text:span text:style-name="T3">$date</text:span><text:span text:style-name="T10"> = </text:span><text:span text:style-name="T12">\DateTime</text:span><text:span text:style-name="T10">::</text:span><text:span text:style-name="T4">createFromFormat</text:span><text:span text:style-name="T10">(</text:span><text:span text:style-name="T2">'Y-m-d'</text:span><text:span text:style-name="T10">, </text:span><text:span text:style-name="T3">$record</text:span><text:span text:style-name="T10">[</text:span><text:span text:style-name="T2">'date'</text:span><text:span text:style-name="T10">]);</text:span></text:p>
      <text:p text:style-name="P1"><text:span text:style-name="T1">if</text:span><text:span text:style-name="T10"> (!</text:span><text:span text:style-name="T3">$date</text:span><text:span text:style-name="T10">) </text:span><text:span text:style-name="T1">continue</text:span><text:span text:style-name="T10">;</text:span></text:p>
      <text:p text:style-name="P6"/>
      <text:p text:style-name="P1"><text:span text:style-name="T3">$existing</text:span><text:span text:style-name="T10"> = </text:span><text:span text:style-name="T6">$this</text:span><text:span text:style-name="T10">-&gt;</text:span><text:span text:style-name="T3">em</text:span><text:span text:style-name="T10">-&gt;</text:span><text:span text:style-name="T4">getRepository</text:span><text:span text:style-name="T10">(</text:span><text:span text:style-name="T12">JourFerie</text:span><text:span text:style-name="T10">::</text:span><text:span text:style-name="T6">class</text:span><text:span text:style-name="T10">)-&gt;</text:span><text:span text:style-name="T4">findOneBy</text:span><text:span text:style-name="T10">([</text:span></text:p>
      <text:p text:style-name="P1"><text:soft-page-break/><text:span text:style-name="T2">'date'</text:span><text:span text:style-name="T10"> =&gt; </text:span><text:span text:style-name="T3">$date</text:span><text:span text:style-name="T10">,</text:span></text:p>
      <text:p text:style-name="P1"><text:span text:style-name="T2">'zone'</text:span><text:span text:style-name="T10"> =&gt; </text:span><text:span text:style-name="T3">$record</text:span><text:span text:style-name="T10">[</text:span><text:span text:style-name="T2">'zone'</text:span><text:span text:style-name="T10">] ?? </text:span><text:span text:style-name="T2">'metropole'</text:span></text:p>
      <text:p text:style-name="P10">]);</text:p>
      <text:p text:style-name="P6"/>
      <text:p text:style-name="P1"><text:span text:style-name="T1">if</text:span><text:span text:style-name="T10"> (!</text:span><text:span text:style-name="T3">$existing</text:span><text:span text:style-name="T10">) {</text:span></text:p>
      <text:p text:style-name="P1"><text:span text:style-name="T3">$jourFerie</text:span><text:span text:style-name="T10"> = </text:span><text:span text:style-name="T6">new</text:span><text:span text:style-name="T10"> </text:span><text:span text:style-name="T12">JourFerie</text:span><text:span text:style-name="T10">();</text:span></text:p>
      <text:p text:style-name="P1"><text:span text:style-name="T3">$jourFerie</text:span><text:span text:style-name="T10">-&gt;</text:span><text:span text:style-name="T4">setDate</text:span><text:span text:style-name="T10">(</text:span><text:span text:style-name="T3">$date</text:span><text:span text:style-name="T10">)</text:span></text:p>
      <text:p text:style-name="P1"><text:span text:style-name="T10">-&gt;</text:span><text:span text:style-name="T4">setNom</text:span><text:span text:style-name="T10">(</text:span><text:span text:style-name="T3">$record</text:span><text:span text:style-name="T10">[</text:span><text:span text:style-name="T2">'nom'</text:span><text:span text:style-name="T10">])</text:span></text:p>
      <text:p text:style-name="P1"><text:span text:style-name="T10">-&gt;</text:span><text:span text:style-name="T4">setZone</text:span><text:span text:style-name="T10">(</text:span><text:span text:style-name="T3">$record</text:span><text:span text:style-name="T10">[</text:span><text:span text:style-name="T2">'zone'</text:span><text:span text:style-name="T10">] ?? </text:span><text:span text:style-name="T2">'metropole'</text:span><text:span text:style-name="T10">);</text:span></text:p>
      <text:p text:style-name="P1"><text:span text:style-name="T6">$this</text:span><text:span text:style-name="T10">-&gt;</text:span><text:span text:style-name="T3">em</text:span><text:span text:style-name="T10">-&gt;</text:span><text:span text:style-name="T4">persist</text:span><text:span text:style-name="T10">(</text:span><text:span text:style-name="T3">$jourFerie</text:span><text:span text:style-name="T10">);</text:span></text:p>
      <text:p text:style-name="P1"><text:span text:style-name="T3">$imported</text:span><text:span text:style-name="T10">++;</text:span></text:p>
      <text:p text:style-name="P10">}</text:p>
      <text:p text:style-name="P10">}</text:p>
      <text:p text:style-name="P6"/>
      <text:p text:style-name="P1"><text:span text:style-name="T6">$this</text:span><text:span text:style-name="T10">-&gt;</text:span><text:span text:style-name="T3">em</text:span><text:span text:style-name="T10">-&gt;</text:span><text:span text:style-name="T4">flush</text:span><text:span text:style-name="T10">();</text:span></text:p>
      <text:p text:style-name="P1"><text:span text:style-name="T1">return</text:span><text:span text:style-name="T10"> </text:span><text:span text:style-name="T3">$imported</text:span><text:span text:style-name="T10">;</text:span></text:p>
      <text:p text:style-name="P10">}</text:p>
      <text:p text:style-name="P10">}</text:p>
      <text:p text:style-name="P8">this is jourFeriecsvimporter</text:p>
      <text:p text:style-name="P8">********************************************</text:p>
      <text:p text:style-name="P9">&lt;?php</text:p>
      <text:p text:style-name="P6"/>
      <text:p text:style-name="P4">// src/Service/JourFerieFetcher.php (your existing API fetcher)</text:p>
      <text:p text:style-name="P1"><text:span text:style-name="T6">namespace</text:span><text:span text:style-name="T10"> </text:span><text:span text:style-name="T12">App\Service</text:span><text:span text:style-name="T10">;</text:span></text:p>
      <text:p text:style-name="P6"/>
      <text:p text:style-name="P1"><text:span text:style-name="T6">use</text:span><text:span text:style-name="T10"> Symfony\Contracts\HttpClient\</text:span><text:span text:style-name="T12">HttpClientInterface</text:span><text:span text:style-name="T10">;</text:span></text:p>
      <text:p text:style-name="P6"/>
      <text:p text:style-name="P1"><text:span text:style-name="T6">class</text:span><text:span text:style-name="T10"> </text:span><text:span text:style-name="T12">JourFerieFetcher</text:span></text:p>
      <text:p text:style-name="P10">{</text:p>
      <text:p text:style-name="P1"><text:span text:style-name="T6">public</text:span><text:span text:style-name="T10"> </text:span><text:span text:style-name="T6">function</text:span><text:span text:style-name="T10"> </text:span><text:span text:style-name="T4">__construct</text:span><text:span text:style-name="T10">(</text:span></text:p>
      <text:p text:style-name="P1"><text:span text:style-name="T6">private</text:span><text:span text:style-name="T10"> </text:span><text:span text:style-name="T12">HttpClientInterface</text:span><text:span text:style-name="T10"> </text:span><text:span text:style-name="T3">$client</text:span></text:p>
      <text:p text:style-name="P10">) {}</text:p>
      <text:p text:style-name="P6"/>
      <text:p text:style-name="P1"><text:span text:style-name="T6">public</text:span><text:span text:style-name="T10"> </text:span><text:span text:style-name="T6">function</text:span><text:span text:style-name="T10"> </text:span><text:span text:style-name="T4">fetchZone</text:span><text:span text:style-name="T10">(</text:span><text:span text:style-name="T6">string</text:span><text:span text:style-name="T10"> </text:span><text:span text:style-name="T3">$zone</text:span><text:span text:style-name="T10">, </text:span><text:span text:style-name="T6">int</text:span><text:span text:style-name="T10"> </text:span><text:span text:style-name="T3">$year</text:span><text:span text:style-name="T10">): </text:span><text:span text:style-name="T6">array</text:span></text:p>
      <text:p text:style-name="P10">{</text:p>
      <text:p text:style-name="P1"><text:span text:style-name="T3">$url</text:span><text:span text:style-name="T10"> = </text:span><text:span text:style-name="T2">"https://calendrier.api.gouv.fr/jours-feries/{</text:span><text:span text:style-name="T3">$zone</text:span><text:span text:style-name="T2">}/{</text:span><text:span text:style-name="T3">$year</text:span><text:span text:style-name="T2">}.json"</text:span><text:span text:style-name="T10">;</text:span></text:p>
      <text:p text:style-name="P1"><text:span text:style-name="T1">return</text:span><text:span text:style-name="T10"> </text:span><text:span text:style-name="T6">$this</text:span><text:span text:style-name="T10">-&gt;</text:span><text:span text:style-name="T3">client</text:span><text:span text:style-name="T10">-&gt;</text:span><text:span text:style-name="T4">request</text:span><text:span text:style-name="T10">(</text:span><text:span text:style-name="T2">'GET'</text:span><text:span text:style-name="T10">, </text:span><text:span text:style-name="T3">$url</text:span><text:span text:style-name="T10">)-&gt;</text:span><text:span text:style-name="T4">toArray</text:span><text:span text:style-name="T10">();</text:span></text:p>
      <text:p text:style-name="P10">}</text:p>
      <text:p text:style-name="P10">} </text:p>
      <text:p text:style-name="P8">this is jourFerieFetcher</text:p>
      <text:p text:style-name="P8">*******************************</text:p>
      <text:p text:style-name="P9">&lt;?php</text:p>
      <text:p text:style-name="P7"/>
      <text:p text:style-name="P1"><text:span text:style-name="T6">namespace</text:span><text:span text:style-name="T10"> </text:span><text:span text:style-name="T12">App\Service</text:span><text:span text:style-name="T10">;</text:span></text:p>
      <text:p text:style-name="P6"/>
      <text:p text:style-name="P1"><text:span text:style-name="T6">use</text:span><text:span text:style-name="T10"> Symfony\Bridge\Twig\Mime\</text:span><text:span text:style-name="T12">TemplatedEmail</text:span><text:span text:style-name="T10">;</text:span></text:p>
      <text:p text:style-name="P1"><text:span text:style-name="T6">use</text:span><text:span text:style-name="T10"> Symfony\Component\Mailer\</text:span><text:span text:style-name="T12">MailerInterface</text:span><text:span text:style-name="T10">;</text:span></text:p>
      <text:p text:style-name="P1"><text:span text:style-name="T6">use</text:span><text:span text:style-name="T10"> Symfony\Component\Mime\</text:span><text:span text:style-name="T12">Email</text:span><text:span text:style-name="T10">; </text:span><text:span text:style-name="T9">// Import the Email class</text:span></text:p>
      <text:p text:style-name="P1"><text:soft-page-break/><text:span text:style-name="T6">use</text:span><text:span text:style-name="T10"> Psr\Log\</text:span><text:span text:style-name="T12">LoggerInterface</text:span><text:span text:style-name="T10">; </text:span><text:span text:style-name="T9">// Import the LoggerInterface</text:span></text:p>
      <text:p text:style-name="P6"/>
      <text:p text:style-name="P1"><text:span text:style-name="T6">class</text:span><text:span text:style-name="T10"> </text:span><text:span text:style-name="T12">SendMailService</text:span></text:p>
      <text:p text:style-name="P10">{</text:p>
      <text:p text:style-name="P1"><text:span text:style-name="T6">private</text:span><text:span text:style-name="T10"> </text:span><text:span text:style-name="T3">$mailer</text:span><text:span text:style-name="T10">;</text:span></text:p>
      <text:p text:style-name="P1"><text:span text:style-name="T6">private</text:span><text:span text:style-name="T10"> </text:span><text:span text:style-name="T3">$logger</text:span><text:span text:style-name="T10">; </text:span><text:span text:style-name="T9">// Add the logger</text:span></text:p>
      <text:p text:style-name="P6"/>
      <text:p text:style-name="P1"><text:span text:style-name="T6">public</text:span><text:span text:style-name="T10"> </text:span><text:span text:style-name="T6">function</text:span><text:span text:style-name="T10"> </text:span><text:span text:style-name="T4">__construct</text:span><text:span text:style-name="T10">(</text:span><text:span text:style-name="T12">MailerInterface</text:span><text:span text:style-name="T10"> </text:span><text:span text:style-name="T3">$mailer</text:span><text:span text:style-name="T10">, </text:span><text:span text:style-name="T12">LoggerInterface</text:span><text:span text:style-name="T10"> </text:span><text:span text:style-name="T3">$logger</text:span><text:span text:style-name="T10">) </text:span><text:span text:style-name="T9">// Inject the logger</text:span></text:p>
      <text:p text:style-name="P10">{</text:p>
      <text:p text:style-name="P1"><text:span text:style-name="T6">$this</text:span><text:span text:style-name="T10">-&gt;</text:span><text:span text:style-name="T3">mailer</text:span><text:span text:style-name="T10"> = </text:span><text:span text:style-name="T3">$mailer</text:span><text:span text:style-name="T10">;</text:span></text:p>
      <text:p text:style-name="P1"><text:span text:style-name="T6">$this</text:span><text:span text:style-name="T10">-&gt;</text:span><text:span text:style-name="T3">logger</text:span><text:span text:style-name="T10"> = </text:span><text:span text:style-name="T3">$logger</text:span><text:span text:style-name="T10">; </text:span><text:span text:style-name="T9">// Initialize the logger</text:span></text:p>
      <text:p text:style-name="P10">}</text:p>
      <text:p text:style-name="P6"/>
      <text:p text:style-name="P1"><text:span text:style-name="T6">public</text:span><text:span text:style-name="T10"> </text:span><text:span text:style-name="T6">function</text:span><text:span text:style-name="T10"> </text:span><text:span text:style-name="T4">send</text:span><text:span text:style-name="T10">(</text:span></text:p>
      <text:p text:style-name="P1"><text:span text:style-name="T6">string</text:span><text:span text:style-name="T10"> </text:span><text:span text:style-name="T3">$from</text:span><text:span text:style-name="T10">,</text:span></text:p>
      <text:p text:style-name="P1"><text:span text:style-name="T6">string</text:span><text:span text:style-name="T10"> </text:span><text:span text:style-name="T3">$to</text:span><text:span text:style-name="T10">,</text:span></text:p>
      <text:p text:style-name="P1"><text:span text:style-name="T6">string</text:span><text:span text:style-name="T10"> </text:span><text:span text:style-name="T3">$subject</text:span><text:span text:style-name="T10">,</text:span></text:p>
      <text:p text:style-name="P1"><text:span text:style-name="T6">string</text:span><text:span text:style-name="T10"> </text:span><text:span text:style-name="T3">$template</text:span><text:span text:style-name="T10">,</text:span></text:p>
      <text:p text:style-name="P1"><text:span text:style-name="T6">array</text:span><text:span text:style-name="T10"> </text:span><text:span text:style-name="T3">$context</text:span></text:p>
      <text:p text:style-name="P1"><text:span text:style-name="T10">): </text:span><text:span text:style-name="T6">void</text:span><text:span text:style-name="T10"> {</text:span></text:p>
      <text:p text:style-name="P1"><text:span text:style-name="T1">try</text:span><text:span text:style-name="T10"> {</text:span></text:p>
      <text:p text:style-name="P4">// For testing ONLY (uncomment when needed)</text:p>
      <text:p text:style-name="P4">/*</text:p>
      <text:p text:style-name="P4">$testEmail = (new Email())</text:p>
      <text:p text:style-name="P4">-&gt;from($from)</text:p>
      <text:p text:style-name="P4">-&gt;to($to)</text:p>
      <text:p text:style-name="P4">-&gt;subject('[TEST] ' . $subject)</text:p>
      <text:p text:style-name="P4">-&gt;text('This is a test email.');</text:p>
      <text:p text:style-name="P4">$this-&gt;mailer-&gt;send($testEmail);</text:p>
      <text:p text:style-name="P4">*/</text:p>
      <text:p text:style-name="P4">// Actual templated email</text:p>
      <text:p text:style-name="P1"><text:span text:style-name="T3">$email</text:span><text:span text:style-name="T10"> = (</text:span><text:span text:style-name="T6">new</text:span><text:span text:style-name="T10"> </text:span><text:span text:style-name="T12">TemplatedEmail</text:span><text:span text:style-name="T10">())</text:span></text:p>
      <text:p text:style-name="P1"><text:span text:style-name="T10">-&gt;</text:span><text:span text:style-name="T4">from</text:span><text:span text:style-name="T10">(</text:span><text:span text:style-name="T3">$from</text:span><text:span text:style-name="T10">)</text:span></text:p>
      <text:p text:style-name="P1"><text:span text:style-name="T10">-&gt;</text:span><text:span text:style-name="T4">to</text:span><text:span text:style-name="T10">(</text:span><text:span text:style-name="T3">$to</text:span><text:span text:style-name="T10">)</text:span></text:p>
      <text:p text:style-name="P1"><text:span text:style-name="T10">-&gt;</text:span><text:span text:style-name="T4">subject</text:span><text:span text:style-name="T10">(</text:span><text:span text:style-name="T3">$subject</text:span><text:span text:style-name="T10">)</text:span></text:p>
      <text:p text:style-name="P1"><text:span text:style-name="T10">-&gt;</text:span><text:span text:style-name="T4">htmlTemplate</text:span><text:span text:style-name="T10">(</text:span><text:span text:style-name="T2">"emails/</text:span><text:span text:style-name="T3">$template</text:span><text:span text:style-name="T2">.html.twig"</text:span><text:span text:style-name="T10">)</text:span></text:p>
      <text:p text:style-name="P1"><text:span text:style-name="T10">-&gt;</text:span><text:span text:style-name="T4">context</text:span><text:span text:style-name="T10">(</text:span><text:span text:style-name="T3">$context</text:span><text:span text:style-name="T10">);</text:span></text:p>
      <text:p text:style-name="P6"/>
      <text:p text:style-name="P1"><text:span text:style-name="T6">$this</text:span><text:span text:style-name="T10">-&gt;</text:span><text:span text:style-name="T3">mailer</text:span><text:span text:style-name="T10">-&gt;</text:span><text:span text:style-name="T4">send</text:span><text:span text:style-name="T10">(</text:span><text:span text:style-name="T3">$email</text:span><text:span text:style-name="T10">);</text:span></text:p>
      <text:p text:style-name="P1"><text:span text:style-name="T10">} </text:span><text:span text:style-name="T1">catch</text:span><text:span text:style-name="T10"> (\</text:span><text:span text:style-name="T12">Exception</text:span><text:span text:style-name="T10"> </text:span><text:span text:style-name="T3">$e</text:span><text:span text:style-name="T10">) {</text:span></text:p>
      <text:p text:style-name="P1"><text:span text:style-name="T6">$this</text:span><text:span text:style-name="T10">-&gt;</text:span><text:span text:style-name="T3">logger</text:span><text:span text:style-name="T10">-&gt;</text:span><text:span text:style-name="T4">error</text:span><text:span text:style-name="T10">(</text:span><text:span text:style-name="T2">'Email sending error: '</text:span><text:span text:style-name="T10"> . </text:span><text:span text:style-name="T3">$e</text:span><text:span text:style-name="T10">-&gt;</text:span><text:span text:style-name="T4">getMessage</text:span><text:span text:style-name="T10">(), [</text:span><text:span text:style-name="T2">'exception'</text:span><text:span text:style-name="T10"> =&gt; </text:span><text:span text:style-name="T3">$e</text:span><text:span text:style-name="T10">]);</text:span></text:p>
      <text:p text:style-name="P1"><text:span text:style-name="T1">throw</text:span><text:span text:style-name="T10"> </text:span><text:span text:style-name="T3">$e</text:span><text:span text:style-name="T10">;</text:span></text:p>
      <text:p text:style-name="P10">}</text:p>
      <text:p text:style-name="P10">}</text:p>
      <text:p text:style-name="P10">}</text:p>
      <text:p text:style-name="P8">this is sendmailservice</text:p>
      <text:p text:style-name="P8"><text:soft-page-break/>************************</text:p>
      <text:p text:style-name="P5">{# templates/holiday/index.html.twig #}</text:p>
      <text:p text:style-name="P1">{% <text:span text:style-name="T1">extends</text:span> <text:span text:style-name="T2">'base.html.twig'</text:span> %}</text:p>
      <text:p text:style-name="P6"/>
      <text:p text:style-name="P1">{% <text:span text:style-name="T1">block</text:span> <text:span text:style-name="T3">title</text:span> %}Jours Fériés</text:p>
      <text:p text:style-name="P1">{{ <text:span text:style-name="T2">"now"</text:span><text:span text:style-name="T10">|</text:span><text:span text:style-name="T4">date</text:span>(<text:span text:style-name="T2">'Y'</text:span>) }}</text:p>
      <text:p text:style-name="P1">{% <text:span text:style-name="T1">endblock</text:span> %}</text:p>
      <text:p text:style-name="P6"/>
      <text:p text:style-name="P1">{% <text:span text:style-name="T1">block</text:span> <text:span text:style-name="T3">body</text:span> %}</text:p>
      <text:p text:style-name="P1"><text:span text:style-name="T5">&lt;</text:span><text:span text:style-name="T6">div</text:span> <text:span text:style-name="T3">class</text:span>=<text:span text:style-name="T2">"container mt-4"</text:span><text:span text:style-name="T5">&gt;</text:span></text:p>
      <text:p text:style-name="P1"><text:span text:style-name="T5">&lt;</text:span><text:span text:style-name="T6">h1</text:span><text:span text:style-name="T5">&gt;</text:span>Jours Fériés</text:p>
      <text:p text:style-name="P1">{{ <text:span text:style-name="T2">"now"</text:span><text:span text:style-name="T10">|</text:span><text:span text:style-name="T4">date</text:span>(<text:span text:style-name="T2">'Y'</text:span>) }}<text:span text:style-name="T5">&lt;/</text:span><text:span text:style-name="T6">h1</text:span><text:span text:style-name="T5">&gt;</text:span></text:p>
      <text:p text:style-name="P6"/>
      <text:p text:style-name="P1"><text:span text:style-name="T5">&lt;</text:span><text:span text:style-name="T6">div</text:span> <text:span text:style-name="T3">class</text:span>=<text:span text:style-name="T2">"row"</text:span><text:span text:style-name="T5">&gt;</text:span></text:p>
      <text:p text:style-name="P1">{% <text:span text:style-name="T1">for</text:span> <text:span text:style-name="T3">holiday</text:span> <text:span text:style-name="T10">in</text:span> <text:span text:style-name="T3">holidays</text:span> %}</text:p>
      <text:p text:style-name="P1"><text:span text:style-name="T5">&lt;</text:span><text:span text:style-name="T6">div</text:span> <text:span text:style-name="T3">class</text:span>=<text:span text:style-name="T2">"col-md-4 mb-4"</text:span><text:span text:style-name="T5">&gt;</text:span></text:p>
      <text:p text:style-name="P1"><text:span text:style-name="T5">&lt;</text:span><text:span text:style-name="T6">div</text:span> <text:span text:style-name="T3">class</text:span>=<text:span text:style-name="T2">"card"</text:span><text:span text:style-name="T5">&gt;</text:span></text:p>
      <text:p text:style-name="P1"><text:span text:style-name="T5">&lt;</text:span><text:span text:style-name="T6">div</text:span> <text:span text:style-name="T3">class</text:span>=<text:span text:style-name="T2">"card-header bg-primary text-white"</text:span><text:span text:style-name="T5">&gt;</text:span></text:p>
      <text:p text:style-name="P1">{{ <text:span text:style-name="T3">holiday</text:span>.<text:span text:style-name="T3">date</text:span><text:span text:style-name="T10">|</text:span><text:span text:style-name="T4">date</text:span>(<text:span text:style-name="T2">'d/m/Y'</text:span>) }}</text:p>
      <text:p text:style-name="P1"><text:span text:style-name="T5">&lt;/</text:span><text:span text:style-name="T6">div</text:span><text:span text:style-name="T5">&gt;</text:span></text:p>
      <text:p text:style-name="P1"><text:span text:style-name="T5">&lt;</text:span><text:span text:style-name="T6">div</text:span> <text:span text:style-name="T3">class</text:span>=<text:span text:style-name="T2">"card-body"</text:span><text:span text:style-name="T5">&gt;</text:span></text:p>
      <text:p text:style-name="P1"><text:span text:style-name="T5">&lt;</text:span><text:span text:style-name="T6">h5</text:span> <text:span text:style-name="T3">class</text:span>=<text:span text:style-name="T2">"card-title"</text:span><text:span text:style-name="T5">&gt;</text:span>{{ <text:span text:style-name="T3">holiday</text:span>.<text:span text:style-name="T3">nom</text:span> }}<text:span text:style-name="T5">&lt;/</text:span><text:span text:style-name="T6">h5</text:span><text:span text:style-name="T5">&gt;</text:span></text:p>
      <text:p text:style-name="P1"><text:span text:style-name="T5">&lt;</text:span><text:span text:style-name="T6">span</text:span> <text:span text:style-name="T3">class</text:span>=<text:span text:style-name="T2">"badge bg-secondary"</text:span><text:span text:style-name="T5">&gt;</text:span>{{ <text:span text:style-name="T3">holiday</text:span>.<text:span text:style-name="T3">zone</text:span> }}<text:span text:style-name="T5">&lt;/</text:span><text:span text:style-name="T6">span</text:span><text:span text:style-name="T5">&gt;</text:span></text:p>
      <text:p text:style-name="P1"><text:span text:style-name="T5">&lt;/</text:span><text:span text:style-name="T6">div</text:span><text:span text:style-name="T5">&gt;</text:span></text:p>
      <text:p text:style-name="P1"><text:span text:style-name="T5">&lt;/</text:span><text:span text:style-name="T6">div</text:span><text:span text:style-name="T5">&gt;</text:span></text:p>
      <text:p text:style-name="P1"><text:span text:style-name="T5">&lt;/</text:span><text:span text:style-name="T6">div</text:span><text:span text:style-name="T5">&gt;</text:span></text:p>
      <text:p text:style-name="P1">{% <text:span text:style-name="T1">else</text:span> %}</text:p>
      <text:p text:style-name="P1"><text:span text:style-name="T5">&lt;</text:span><text:span text:style-name="T6">div</text:span> <text:span text:style-name="T3">class</text:span>=<text:span text:style-name="T2">"col-12"</text:span><text:span text:style-name="T5">&gt;</text:span></text:p>
      <text:p text:style-name="P1"><text:span text:style-name="T5">&lt;</text:span><text:span text:style-name="T6">div</text:span> <text:span text:style-name="T3">class</text:span>=<text:span text:style-name="T2">"alert alert-info"</text:span><text:span text:style-name="T5">&gt;</text:span>Aucun jour férié cette année<text:span text:style-name="T5">&lt;/</text:span><text:span text:style-name="T6">div</text:span><text:span text:style-name="T5">&gt;</text:span></text:p>
      <text:p text:style-name="P1"><text:span text:style-name="T5">&lt;/</text:span><text:span text:style-name="T6">div</text:span><text:span text:style-name="T5">&gt;</text:span></text:p>
      <text:p text:style-name="P1">{% <text:span text:style-name="T1">endfor</text:span> %}</text:p>
      <text:p text:style-name="P1"><text:span text:style-name="T5">&lt;/</text:span><text:span text:style-name="T6">div</text:span><text:span text:style-name="T5">&gt;</text:span></text:p>
      <text:p text:style-name="P1"><text:span text:style-name="T5">&lt;/</text:span><text:span text:style-name="T6">div</text:span><text:span text:style-name="T5">&gt;</text:span></text:p>
      <text:p text:style-name="P1">{% <text:span text:style-name="T1">endblock</text:span> %}</text:p>
      <text:p text:style-name="P8"><text:s/>this is index html twig of holiday</text:p>
      <text:p text:style-name="P8">*******************************************</text:p>
      <text:p text:style-name="P3">{{ form_start(<text:span text:style-name="T3">form</text:span>) }}</text:p>
      <text:p text:style-name="P6"/>
      <text:p text:style-name="P1">{{ form_widget(<text:span text:style-name="T3">form</text:span>) }}</text:p>
      <text:p text:style-name="P1"><text:span text:style-name="T5">&lt;</text:span><text:span text:style-name="T6">button</text:span> <text:span text:style-name="T3">class</text:span>=<text:span text:style-name="T2">"btn"</text:span><text:span text:style-name="T5">&gt;</text:span>{{ <text:span text:style-name="T3">button_label</text:span><text:span text:style-name="T10">|</text:span><text:span text:style-name="T4">default</text:span>(<text:span text:style-name="T2">'Save'</text:span>) }}<text:span text:style-name="T5">&lt;/</text:span><text:span text:style-name="T6">button</text:span><text:span text:style-name="T5">&gt;</text:span></text:p>
      <text:p text:style-name="P1">{{ form_end(<text:span text:style-name="T3">form</text:span>) }}</text:p>
      <text:p text:style-name="P8"/>
      <text:p text:style-name="P8">this is jour form twig</text:p>
      <text:p text:style-name="P8">*********************************</text:p>
      <text:p text:style-name="P5">{# templates/jour_ferie/index.html.twig #}</text:p>
      <text:p text:style-name="P1"><text:span text:style-name="T5">&lt;</text:span><text:span text:style-name="T6">style</text:span><text:span text:style-name="T5">&gt;</text:span></text:p>
      <text:p text:style-name="P1"><text:span text:style-name="T7">.table</text:span> {</text:p>
      <text:p text:style-name="P1"><text:span text:style-name="T3">table-layout</text:span>: <text:span text:style-name="T2">fixed</text:span>;</text:p>
      <text:p text:style-name="P1"><text:span text:style-name="T3">width</text:span>: <text:span text:style-name="T8">100%</text:span>;</text:p>
      <text:p text:style-name="P1"><text:soft-page-break/><text:span text:style-name="T3">border-collapse</text:span>: <text:span text:style-name="T2">collapse</text:span>;</text:p>
      <text:p text:style-name="P1"><text:span text:style-name="T3">box-shadow</text:span>: <text:span text:style-name="T8">0</text:span> <text:span text:style-name="T8">2px</text:span> <text:span text:style-name="T8">8px</text:span> <text:span text:style-name="T4">rgba</text:span>(<text:span text:style-name="T8">0</text:span>, <text:span text:style-name="T8">0</text:span>, <text:span text:style-name="T8">0</text:span>, <text:span text:style-name="T8">0.1</text:span>);</text:p>
      <text:p text:style-name="P1">}</text:p>
      <text:p text:style-name="P1"><text:span text:style-name="T7">.table</text:span> <text:span text:style-name="T7">th</text:span>,</text:p>
      <text:p text:style-name="P1"><text:span text:style-name="T7">.table</text:span> <text:span text:style-name="T7">td</text:span> {</text:p>
      <text:p text:style-name="P1"><text:span text:style-name="T3">text-align</text:span>: <text:span text:style-name="T2">center</text:span>;</text:p>
      <text:p text:style-name="P1"><text:span text:style-name="T3">vertical-align</text:span>: <text:span text:style-name="T2">middle</text:span>;</text:p>
      <text:p text:style-name="P1"><text:span text:style-name="T3">padding</text:span>: <text:span text:style-name="T8">0.75rem</text:span>;</text:p>
      <text:p text:style-name="P1"><text:span text:style-name="T3">border</text:span>: <text:span text:style-name="T8">1px</text:span> <text:span text:style-name="T2">solid</text:span> <text:span text:style-name="T2">#dee2e6</text:span>;</text:p>
      <text:p text:style-name="P1">}</text:p>
      <text:p text:style-name="P1"><text:span text:style-name="T7">.table</text:span> <text:span text:style-name="T7">thead</text:span> <text:span text:style-name="T7">th</text:span> {</text:p>
      <text:p text:style-name="P1"><text:span text:style-name="T3">background-color</text:span>: <text:span text:style-name="T2">#f8f9fa</text:span>;</text:p>
      <text:p text:style-name="P1"><text:span text:style-name="T3">border-bottom</text:span>: <text:span text:style-name="T8">2px</text:span> <text:span text:style-name="T2">solid</text:span> <text:span text:style-name="T2">#adb5bd</text:span>;</text:p>
      <text:p text:style-name="P1">}</text:p>
      <text:p text:style-name="P1"><text:span text:style-name="T7">.badge-zone</text:span> {</text:p>
      <text:p text:style-name="P1"><text:span text:style-name="T3">font-size</text:span>: <text:span text:style-name="T8">0.8rem</text:span>;</text:p>
      <text:p text:style-name="P1"><text:span text:style-name="T3">padding</text:span>: <text:span text:style-name="T8">0.35em</text:span> <text:span text:style-name="T8">0.65em</text:span>;</text:p>
      <text:p text:style-name="P1">}</text:p>
      <text:p text:style-name="P1"><text:span text:style-name="T7">.import-export-box</text:span> {</text:p>
      <text:p text:style-name="P1"><text:span text:style-name="T3">border-left</text:span>: <text:span text:style-name="T8">3px</text:span> <text:span text:style-name="T2">solid</text:span> <text:span text:style-name="T2">#0d6efd</text:span>;</text:p>
      <text:p text:style-name="P1">}</text:p>
      <text:p text:style-name="P1"><text:span text:style-name="T5">&lt;/</text:span><text:span text:style-name="T6">style</text:span><text:span text:style-name="T5">&gt;</text:span></text:p>
      <text:p text:style-name="P6"/>
      <text:p text:style-name="P1"><text:span text:style-name="T5">&lt;</text:span><text:span text:style-name="T6">h1</text:span> <text:span text:style-name="T3">class</text:span>=<text:span text:style-name="T2">"my-4"</text:span><text:span text:style-name="T5">&gt;</text:span>Jours Fériés Officiels<text:span text:style-name="T5">&lt;/</text:span><text:span text:style-name="T6">h1</text:span><text:span text:style-name="T5">&gt;</text:span></text:p>
      <text:p text:style-name="P6"/>
      <text:p text:style-name="P1">{% <text:span text:style-name="T1">if</text:span> is_granted(<text:span text:style-name="T2">'ROLE_ADMIN'</text:span>) %}</text:p>
      <text:p text:style-name="P1"><text:span text:style-name="T5">&lt;</text:span><text:span text:style-name="T6">div</text:span></text:p>
      <text:p text:style-name="P1"><text:span text:style-name="T3">class</text:span>=<text:span text:style-name="T2">"row mb-4"</text:span><text:span text:style-name="T5">&gt;</text:span></text:p>
      <text:p text:style-name="P4">{# API Sync Card #}</text:p>
      <text:p text:style-name="P1"><text:span text:style-name="T5">&lt;</text:span><text:span text:style-name="T6">div</text:span> <text:span text:style-name="T3">class</text:span>=<text:span text:style-name="T2">"col-md-6"</text:span><text:span text:style-name="T5">&gt;</text:span></text:p>
      <text:p text:style-name="P1"><text:span text:style-name="T5">&lt;</text:span><text:span text:style-name="T6">div</text:span> <text:span text:style-name="T3">class</text:span>=<text:span text:style-name="T2">"card h-100"</text:span><text:span text:style-name="T5">&gt;</text:span></text:p>
      <text:p text:style-name="P1"><text:span text:style-name="T5">&lt;</text:span><text:span text:style-name="T6">div</text:span> <text:span text:style-name="T3">class</text:span>=<text:span text:style-name="T2">"card-header bg-primary text-white"</text:span><text:span text:style-name="T5">&gt;</text:span></text:p>
      <text:p text:style-name="P1"><text:span text:style-name="T5">&lt;</text:span><text:span text:style-name="T6">i</text:span> <text:span text:style-name="T3">class</text:span>=<text:span text:style-name="T2">"fas fa-cloud-download-alt me-2"</text:span><text:span text:style-name="T5">&gt;&lt;/</text:span><text:span text:style-name="T6">i</text:span><text:span text:style-name="T5">&gt;</text:span>Synchronisation API</text:p>
      <text:p text:style-name="P1"><text:span text:style-name="T5">&lt;/</text:span><text:span text:style-name="T6">div</text:span><text:span text:style-name="T5">&gt;</text:span></text:p>
      <text:p text:style-name="P1"><text:span text:style-name="T5">&lt;</text:span><text:span text:style-name="T6">div</text:span> <text:span text:style-name="T3">class</text:span>=<text:span text:style-name="T2">"card-body"</text:span><text:span text:style-name="T5">&gt;</text:span></text:p>
      <text:p text:style-name="P1"><text:span text:style-name="T5">&lt;</text:span><text:span text:style-name="T6">form</text:span> <text:span text:style-name="T3">method</text:span>=<text:span text:style-name="T2">"post"</text:span> <text:span text:style-name="T3">action</text:span>=<text:span text:style-name="T2">"{{ path('app_jour_ferie_sync_api') }}"</text:span><text:span text:style-name="T5">&gt;</text:span></text:p>
      <text:p text:style-name="P1"><text:span text:style-name="T5">&lt;</text:span><text:span text:style-name="T6">div</text:span> <text:span text:style-name="T3">class</text:span>=<text:span text:style-name="T2">"row g-2"</text:span><text:span text:style-name="T5">&gt;</text:span></text:p>
      <text:p text:style-name="P1"><text:span text:style-name="T5">&lt;</text:span><text:span text:style-name="T6">div</text:span> <text:span text:style-name="T3">class</text:span>=<text:span text:style-name="T2">"col-md-6"</text:span><text:span text:style-name="T5">&gt;</text:span></text:p>
      <text:p text:style-name="P1"><text:span text:style-name="T5">&lt;</text:span><text:span text:style-name="T6">label</text:span> <text:span text:style-name="T3">class</text:span>=<text:span text:style-name="T2">"form-label"</text:span><text:span text:style-name="T5">&gt;</text:span>Zone<text:span text:style-name="T5">&lt;/</text:span><text:span text:style-name="T6">label</text:span><text:span text:style-name="T5">&gt;</text:span></text:p>
      <text:p text:style-name="P1"><text:span text:style-name="T5">&lt;</text:span><text:span text:style-name="T6">select</text:span> <text:span text:style-name="T3">name</text:span>=<text:span text:style-name="T2">"zone"</text:span> <text:span text:style-name="T3">class</text:span>=<text:span text:style-name="T2">"form-select"</text:span> <text:span text:style-name="T3">required</text:span><text:span text:style-name="T5">&gt;</text:span></text:p>
      <text:p text:style-name="P1">{% <text:span text:style-name="T1">for</text:span> <text:span text:style-name="T3">zone</text:span> <text:span text:style-name="T10">in</text:span> [<text:span text:style-name="T2">'metropole'</text:span>, <text:span text:style-name="T2">'alsace-moselle'</text:span>, <text:span text:style-name="T2">'guadeloupe'</text:span>, <text:span text:style-name="T2">'martinique'</text:span>, <text:span text:style-name="T2">'guyane'</text:span>, <text:span text:style-name="T2">'la-reunion'</text:span>, <text:span text:style-name="T2">'mayotte'</text:span>,<text:span text:style-name="T2">'nouvelle-caledonie'</text:span>,<text:span text:style-name="T2">'polynesie-francaise'</text:span>,<text:span text:style-name="T2">'saint-barthelemy'</text:span>,<text:span text:style-name="T2">'saint-martin'</text:span>,<text:span text:style-name="T2">'saint-pierre-et-miquelon'</text:span>,<text:span text:style-name="T2">'wallis-et-futuna'</text:span>] %}</text:p>
      <text:p text:style-name="P1"><text:span text:style-name="T5">&lt;</text:span><text:span text:style-name="T6">option</text:span> <text:span text:style-name="T3">value</text:span>=<text:span text:style-name="T2">"{{ </text:span><text:span text:style-name="T3">zone</text:span><text:span text:style-name="T2"> }}"</text:span><text:span text:style-name="T5">&gt;</text:span>{{ <text:span text:style-name="T3">zone</text:span><text:span text:style-name="T10">|</text:span><text:span text:style-name="T4">replace</text:span>({<text:span text:style-name="T2">'-'</text:span>: <text:span text:style-name="T2">' '</text:span>})<text:span text:style-name="T10">|</text:span><text:span text:style-name="T4">title</text:span> }}<text:span text:style-name="T5">&lt;/</text:span><text:span text:style-name="T6">option</text:span><text:span text:style-name="T5">&gt;</text:span></text:p>
      <text:p text:style-name="P1">{% <text:span text:style-name="T1">endfor</text:span> %}</text:p>
      <text:p text:style-name="P1"><text:span text:style-name="T5">&lt;/</text:span><text:span text:style-name="T6">select</text:span><text:span text:style-name="T5">&gt;</text:span></text:p>
      <text:p text:style-name="P1"><text:span text:style-name="T5">&lt;/</text:span><text:span text:style-name="T6">div</text:span><text:span text:style-name="T5">&gt;</text:span></text:p>
      <text:p text:style-name="P1"><text:span text:style-name="T5">&lt;</text:span><text:span text:style-name="T6">div</text:span> <text:span text:style-name="T3">class</text:span>=<text:span text:style-name="T2">"col-md-4"</text:span><text:span text:style-name="T5">&gt;</text:span></text:p>
      <text:p text:style-name="P1"><text:soft-page-break/><text:span text:style-name="T5">&lt;</text:span><text:span text:style-name="T6">label</text:span> <text:span text:style-name="T3">class</text:span>=<text:span text:style-name="T2">"form-label"</text:span><text:span text:style-name="T5">&gt;</text:span>Année<text:span text:style-name="T5">&lt;/</text:span><text:span text:style-name="T6">label</text:span><text:span text:style-name="T5">&gt;</text:span></text:p>
      <text:p text:style-name="P1"><text:span text:style-name="T5">&lt;</text:span><text:span text:style-name="T6">input</text:span> <text:span text:style-name="T3">type</text:span>=<text:span text:style-name="T2">"number"</text:span> <text:span text:style-name="T3">name</text:span>=<text:span text:style-name="T2">"year"</text:span> <text:span text:style-name="T3">value</text:span>=<text:span text:style-name="T2">"{{ "now"</text:span><text:span text:style-name="T10">|</text:span><text:span text:style-name="T4">date</text:span><text:span text:style-name="T2">('Y') }}"</text:span> <text:span text:style-name="T3">min</text:span>=<text:span text:style-name="T2">"2000"</text:span> <text:span text:style-name="T3">max</text:span>=<text:span text:style-name="T2">"{{ "now"</text:span><text:span text:style-name="T10">|</text:span><text:span text:style-name="T4">date</text:span><text:span text:style-name="T2">('Y')+2 }}"</text:span> <text:span text:style-name="T3">class</text:span>=<text:span text:style-name="T2">"form-control"</text:span> <text:span text:style-name="T3">required</text:span><text:span text:style-name="T5">&gt;</text:span></text:p>
      <text:p text:style-name="P1"><text:span text:style-name="T5">&lt;/</text:span><text:span text:style-name="T6">div</text:span><text:span text:style-name="T5">&gt;</text:span></text:p>
      <text:p text:style-name="P1"><text:span text:style-name="T5">&lt;</text:span><text:span text:style-name="T6">div</text:span> <text:span text:style-name="T3">class</text:span>=<text:span text:style-name="T2">"col-md-2 d-flex align-items-end"</text:span><text:span text:style-name="T5">&gt;</text:span></text:p>
      <text:p text:style-name="P1"><text:span text:style-name="T5">&lt;</text:span><text:span text:style-name="T6">button</text:span> <text:span text:style-name="T3">type</text:span>=<text:span text:style-name="T2">"submit"</text:span> <text:span text:style-name="T3">class</text:span>=<text:span text:style-name="T2">"btn btn-primary w-100"</text:span><text:span text:style-name="T5">&gt;</text:span></text:p>
      <text:p text:style-name="P1"><text:span text:style-name="T5">&lt;</text:span><text:span text:style-name="T6">i</text:span> <text:span text:style-name="T3">class</text:span>=<text:span text:style-name="T2">"fas fa-sync"</text:span><text:span text:style-name="T5">&gt;&lt;/</text:span><text:span text:style-name="T6">i</text:span><text:span text:style-name="T5">&gt;</text:span></text:p>
      <text:p text:style-name="P1"><text:span text:style-name="T5">&lt;/</text:span><text:span text:style-name="T6">button</text:span><text:span text:style-name="T5">&gt;</text:span></text:p>
      <text:p text:style-name="P1"><text:span text:style-name="T5">&lt;/</text:span><text:span text:style-name="T6">div</text:span><text:span text:style-name="T5">&gt;</text:span></text:p>
      <text:p text:style-name="P1"><text:span text:style-name="T5">&lt;/</text:span><text:span text:style-name="T6">div</text:span><text:span text:style-name="T5">&gt;</text:span></text:p>
      <text:p text:style-name="P1"><text:span text:style-name="T5">&lt;/</text:span><text:span text:style-name="T6">form</text:span><text:span text:style-name="T5">&gt;</text:span></text:p>
      <text:p text:style-name="P1"><text:span text:style-name="T5">&lt;/</text:span><text:span text:style-name="T6">div</text:span><text:span text:style-name="T5">&gt;</text:span></text:p>
      <text:p text:style-name="P1"><text:span text:style-name="T5">&lt;/</text:span><text:span text:style-name="T6">div</text:span><text:span text:style-name="T5">&gt;</text:span></text:p>
      <text:p text:style-name="P1"><text:span text:style-name="T5">&lt;/</text:span><text:span text:style-name="T6">div</text:span><text:span text:style-name="T5">&gt;</text:span></text:p>
      <text:p text:style-name="P6"/>
      <text:p text:style-name="P4">{# CSV Import Card #}</text:p>
      <text:p text:style-name="P1"><text:span text:style-name="T5">&lt;</text:span><text:span text:style-name="T6">div</text:span> <text:span text:style-name="T3">class</text:span>=<text:span text:style-name="T2">"col-md-6"</text:span><text:span text:style-name="T5">&gt;</text:span></text:p>
      <text:p text:style-name="P1"><text:span text:style-name="T5">&lt;</text:span><text:span text:style-name="T6">div</text:span> <text:span text:style-name="T3">class</text:span>=<text:span text:style-name="T2">"card h-100 import-export-box"</text:span><text:span text:style-name="T5">&gt;</text:span></text:p>
      <text:p text:style-name="P1"><text:span text:style-name="T5">&lt;</text:span><text:span text:style-name="T6">div</text:span> <text:span text:style-name="T3">class</text:span>=<text:span text:style-name="T2">"card-header bg-success text-white"</text:span><text:span text:style-name="T5">&gt;</text:span></text:p>
      <text:p text:style-name="P1"><text:span text:style-name="T5">&lt;</text:span><text:span text:style-name="T6">i</text:span> <text:span text:style-name="T3">class</text:span>=<text:span text:style-name="T2">"fas fa-file-import me-2"</text:span><text:span text:style-name="T5">&gt;&lt;/</text:span><text:span text:style-name="T6">i</text:span><text:span text:style-name="T5">&gt;</text:span>Import CSV</text:p>
      <text:p text:style-name="P1"><text:span text:style-name="T5">&lt;/</text:span><text:span text:style-name="T6">div</text:span><text:span text:style-name="T5">&gt;</text:span></text:p>
      <text:p text:style-name="P1"><text:span text:style-name="T5">&lt;</text:span><text:span text:style-name="T6">div</text:span> <text:span text:style-name="T3">class</text:span>=<text:span text:style-name="T2">"card-body"</text:span><text:span text:style-name="T5">&gt;</text:span></text:p>
      <text:p text:style-name="P1"><text:span text:style-name="T5">&lt;</text:span><text:span text:style-name="T6">form</text:span> <text:span text:style-name="T3">method</text:span>=<text:span text:style-name="T2">"post"</text:span> <text:span text:style-name="T3">action</text:span>=<text:span text:style-name="T2">"{{ path('app_jour_ferie_import_csv') }}"</text:span> <text:span text:style-name="T3">enctype</text:span>=<text:span text:style-name="T2">"multipart/form-data"</text:span><text:span text:style-name="T5">&gt;</text:span></text:p>
      <text:p text:style-name="P1"><text:span text:style-name="T5">&lt;</text:span><text:span text:style-name="T6">div</text:span> <text:span text:style-name="T3">class</text:span>=<text:span text:style-name="T2">"row g-2"</text:span><text:span text:style-name="T5">&gt;</text:span></text:p>
      <text:p text:style-name="P1"><text:span text:style-name="T5">&lt;</text:span><text:span text:style-name="T6">div</text:span> <text:span text:style-name="T3">class</text:span>=<text:span text:style-name="T2">"col-md-8"</text:span><text:span text:style-name="T5">&gt;</text:span></text:p>
      <text:p text:style-name="P1"><text:span text:style-name="T5">&lt;</text:span><text:span text:style-name="T6">label</text:span> <text:span text:style-name="T3">class</text:span>=<text:span text:style-name="T2">"form-label"</text:span><text:span text:style-name="T5">&gt;</text:span>Fichier CSV<text:span text:style-name="T5">&lt;/</text:span><text:span text:style-name="T6">label</text:span><text:span text:style-name="T5">&gt;</text:span></text:p>
      <text:p text:style-name="P1"><text:span text:style-name="T5">&lt;</text:span><text:span text:style-name="T6">input</text:span> <text:span text:style-name="T3">type</text:span>=<text:span text:style-name="T2">"file"</text:span> <text:span text:style-name="T3">name</text:span>=<text:span text:style-name="T2">"csv_file"</text:span> <text:span text:style-name="T3">accept</text:span>=<text:span text:style-name="T2">".csv"</text:span> <text:span text:style-name="T3">class</text:span>=<text:span text:style-name="T2">"form-control"</text:span> <text:span text:style-name="T3">required</text:span><text:span text:style-name="T5">&gt;</text:span></text:p>
      <text:p text:style-name="P1"><text:span text:style-name="T5">&lt;/</text:span><text:span text:style-name="T6">div</text:span><text:span text:style-name="T5">&gt;</text:span></text:p>
      <text:p text:style-name="P1"><text:span text:style-name="T5">&lt;</text:span><text:span text:style-name="T6">div</text:span> <text:span text:style-name="T3">class</text:span>=<text:span text:style-name="T2">"col-md-4 d-flex align-items-end"</text:span><text:span text:style-name="T5">&gt;</text:span></text:p>
      <text:p text:style-name="P1"><text:span text:style-name="T5">&lt;</text:span><text:span text:style-name="T6">button</text:span> <text:span text:style-name="T3">type</text:span>=<text:span text:style-name="T2">"submit"</text:span> <text:span text:style-name="T3">class</text:span>=<text:span text:style-name="T2">"btn btn-success w-100"</text:span><text:span text:style-name="T5">&gt;</text:span></text:p>
      <text:p text:style-name="P1"><text:span text:style-name="T5">&lt;</text:span><text:span text:style-name="T6">i</text:span> <text:span text:style-name="T3">class</text:span>=<text:span text:style-name="T2">"fas fa-upload"</text:span><text:span text:style-name="T5">&gt;&lt;/</text:span><text:span text:style-name="T6">i</text:span><text:span text:style-name="T5">&gt;</text:span></text:p>
      <text:p text:style-name="P1">Importer</text:p>
      <text:p text:style-name="P1"><text:span text:style-name="T5">&lt;/</text:span><text:span text:style-name="T6">button</text:span><text:span text:style-name="T5">&gt;</text:span></text:p>
      <text:p text:style-name="P1"><text:span text:style-name="T5">&lt;/</text:span><text:span text:style-name="T6">div</text:span><text:span text:style-name="T5">&gt;</text:span></text:p>
      <text:p text:style-name="P1"><text:span text:style-name="T5">&lt;/</text:span><text:span text:style-name="T6">div</text:span><text:span text:style-name="T5">&gt;</text:span></text:p>
      <text:p text:style-name="P1"><text:span text:style-name="T5">&lt;/</text:span><text:span text:style-name="T6">form</text:span><text:span text:style-name="T5">&gt;</text:span></text:p>
      <text:p text:style-name="P1"><text:span text:style-name="T5">&lt;/</text:span><text:span text:style-name="T6">div</text:span><text:span text:style-name="T5">&gt;</text:span></text:p>
      <text:p text:style-name="P1"><text:span text:style-name="T5">&lt;/</text:span><text:span text:style-name="T6">div</text:span><text:span text:style-name="T5">&gt;</text:span></text:p>
      <text:p text:style-name="P1"><text:span text:style-name="T5">&lt;/</text:span><text:span text:style-name="T6">div</text:span><text:span text:style-name="T5">&gt;</text:span></text:p>
      <text:p text:style-name="P1"><text:span text:style-name="T5">&lt;/</text:span><text:span text:style-name="T6">div</text:span><text:span text:style-name="T5">&gt;</text:span></text:p>
      <text:p text:style-name="P1">{% <text:span text:style-name="T1">endif</text:span> %}</text:p>
      <text:p text:style-name="P6"/>
      <text:p text:style-name="P4">{# Filtering Section #}</text:p>
      <text:p text:style-name="P1"><text:span text:style-name="T5">&lt;</text:span><text:span text:style-name="T6">div</text:span> <text:span text:style-name="T3">class</text:span>=<text:span text:style-name="T2">"card mb-4"</text:span><text:span text:style-name="T5">&gt;</text:span></text:p>
      <text:p text:style-name="P1"><text:span text:style-name="T5">&lt;</text:span><text:span text:style-name="T6">div</text:span> <text:span text:style-name="T3">class</text:span>=<text:span text:style-name="T2">"card-body p-2"</text:span><text:span text:style-name="T5">&gt;</text:span></text:p>
      <text:p text:style-name="P1"><text:span text:style-name="T5">&lt;</text:span><text:span text:style-name="T6">form</text:span> <text:span text:style-name="T3">method</text:span>=<text:span text:style-name="T2">"get"</text:span> <text:span text:style-name="T3">class</text:span>=<text:span text:style-name="T2">"row g-2 align-items-center"</text:span><text:span text:style-name="T5">&gt;</text:span></text:p>
      <text:p text:style-name="P1"><text:span text:style-name="T5">&lt;</text:span><text:span text:style-name="T6">div</text:span> <text:span text:style-name="T3">class</text:span>=<text:span text:style-name="T2">"col-md-4"</text:span><text:span text:style-name="T5">&gt;</text:span></text:p>
      <text:p text:style-name="P1"><text:soft-page-break/><text:span text:style-name="T5">&lt;</text:span><text:span text:style-name="T6">select</text:span> <text:span text:style-name="T3">name</text:span>=<text:span text:style-name="T2">"zone"</text:span> <text:span text:style-name="T3">class</text:span>=<text:span text:style-name="T2">"form-select"</text:span> <text:span text:style-name="T3">onchange</text:span>=<text:span text:style-name="T2">"this.form.submit()"</text:span><text:span text:style-name="T5">&gt;</text:span></text:p>
      <text:p text:style-name="P1"><text:span text:style-name="T5">&lt;</text:span><text:span text:style-name="T6">option</text:span> <text:span text:style-name="T3">value</text:span>=<text:span text:style-name="T2">""</text:span><text:span text:style-name="T5">&gt;</text:span>Toutes zones<text:span text:style-name="T5">&lt;/</text:span><text:span text:style-name="T6">option</text:span><text:span text:style-name="T5">&gt;</text:span></text:p>
      <text:p text:style-name="P1">{% <text:span text:style-name="T1">for</text:span> <text:span text:style-name="T3">zone</text:span> <text:span text:style-name="T10">in</text:span> <text:span text:style-name="T3">zones</text:span> %}</text:p>
      <text:p text:style-name="P1"><text:span text:style-name="T5">&lt;</text:span><text:span text:style-name="T6">option</text:span> <text:span text:style-name="T3">value</text:span>=<text:span text:style-name="T2">"{{ </text:span><text:span text:style-name="T3">zone</text:span><text:span text:style-name="T2"> }}"</text:span> {{ <text:span text:style-name="T3">app</text:span>.<text:span text:style-name="T3">request</text:span>.<text:span text:style-name="T3">query</text:span>.<text:span text:style-name="T3">get</text:span>(<text:span text:style-name="T2">'zone'</text:span>) <text:span text:style-name="T10">==</text:span> <text:span text:style-name="T3">zone</text:span> <text:span text:style-name="T10">?</text:span> <text:span text:style-name="T2">'selected'</text:span> <text:span text:style-name="T10">:</text:span> <text:span text:style-name="T2">''</text:span> }}<text:span text:style-name="T5">&gt;</text:span></text:p>
      <text:p text:style-name="P1">{{ <text:span text:style-name="T3">zone</text:span><text:span text:style-name="T10">|</text:span><text:span text:style-name="T4">replace</text:span>({<text:span text:style-name="T2">'_'</text:span>: <text:span text:style-name="T2">' '</text:span>, <text:span text:style-name="T2">'-'</text:span>: <text:span text:style-name="T2">' '</text:span>})<text:span text:style-name="T10">|</text:span><text:span text:style-name="T4">title</text:span> }}</text:p>
      <text:p text:style-name="P1"><text:span text:style-name="T5">&lt;/</text:span><text:span text:style-name="T6">option</text:span><text:span text:style-name="T5">&gt;</text:span></text:p>
      <text:p text:style-name="P1">{% <text:span text:style-name="T1">endfor</text:span> %}</text:p>
      <text:p text:style-name="P1"><text:span text:style-name="T5">&lt;/</text:span><text:span text:style-name="T6">select</text:span><text:span text:style-name="T5">&gt;</text:span></text:p>
      <text:p text:style-name="P1"><text:span text:style-name="T5">&lt;/</text:span><text:span text:style-name="T6">div</text:span><text:span text:style-name="T5">&gt;</text:span></text:p>
      <text:p text:style-name="P1"><text:span text:style-name="T5">&lt;</text:span><text:span text:style-name="T6">div</text:span> <text:span text:style-name="T3">class</text:span>=<text:span text:style-name="T2">"col-md-4"</text:span><text:span text:style-name="T5">&gt;</text:span></text:p>
      <text:p text:style-name="P1"><text:span text:style-name="T5">&lt;</text:span><text:span text:style-name="T6">select</text:span> <text:span text:style-name="T3">name</text:span>=<text:span text:style-name="T2">"year"</text:span> <text:span text:style-name="T3">class</text:span>=<text:span text:style-name="T2">"form-select"</text:span> <text:span text:style-name="T3">onchange</text:span>=<text:span text:style-name="T2">"this.form.submit()"</text:span><text:span text:style-name="T5">&gt;</text:span></text:p>
      <text:p text:style-name="P1"><text:span text:style-name="T5">&lt;</text:span><text:span text:style-name="T6">option</text:span> <text:span text:style-name="T3">value</text:span>=<text:span text:style-name="T2">""</text:span><text:span text:style-name="T5">&gt;</text:span>Toutes années<text:span text:style-name="T5">&lt;/</text:span><text:span text:style-name="T6">option</text:span><text:span text:style-name="T5">&gt;</text:span></text:p>
      <text:p text:style-name="P1">{% <text:span text:style-name="T1">for</text:span> <text:span text:style-name="T3">year</text:span> <text:span text:style-name="T10">in</text:span> <text:span text:style-name="T3">annees</text:span><text:span text:style-name="T10">|</text:span><text:span text:style-name="T4">sort</text:span><text:span text:style-name="T10">|</text:span><text:span text:style-name="T4">reverse</text:span> %}</text:p>
      <text:p text:style-name="P1"><text:span text:style-name="T5">&lt;</text:span><text:span text:style-name="T6">option</text:span> <text:span text:style-name="T3">value</text:span>=<text:span text:style-name="T2">"{{ </text:span><text:span text:style-name="T3">year</text:span><text:span text:style-name="T2"> }}"</text:span> {{ <text:span text:style-name="T3">app</text:span>.<text:span text:style-name="T3">request</text:span>.<text:span text:style-name="T3">query</text:span>.<text:span text:style-name="T3">get</text:span>(<text:span text:style-name="T2">'year'</text:span>) <text:span text:style-name="T10">==</text:span> <text:span text:style-name="T3">year</text:span> <text:span text:style-name="T10">?</text:span> <text:span text:style-name="T2">'selected'</text:span> <text:span text:style-name="T10">:</text:span> <text:span text:style-name="T2">''</text:span> }}<text:span text:style-name="T5">&gt;</text:span></text:p>
      <text:p text:style-name="P1">{{ <text:span text:style-name="T3">year</text:span> }}</text:p>
      <text:p text:style-name="P1"><text:span text:style-name="T5">&lt;/</text:span><text:span text:style-name="T6">option</text:span><text:span text:style-name="T5">&gt;</text:span></text:p>
      <text:p text:style-name="P1">{% <text:span text:style-name="T1">endfor</text:span> %}</text:p>
      <text:p text:style-name="P1"><text:span text:style-name="T5">&lt;/</text:span><text:span text:style-name="T6">select</text:span><text:span text:style-name="T5">&gt;</text:span></text:p>
      <text:p text:style-name="P1"><text:span text:style-name="T5">&lt;/</text:span><text:span text:style-name="T6">div</text:span><text:span text:style-name="T5">&gt;</text:span></text:p>
      <text:p text:style-name="P1"><text:span text:style-name="T5">&lt;</text:span><text:span text:style-name="T6">div</text:span> <text:span text:style-name="T3">class</text:span>=<text:span text:style-name="T2">"col-md-4"</text:span><text:span text:style-name="T5">&gt;</text:span></text:p>
      <text:p text:style-name="P1"><text:span text:style-name="T5">&lt;</text:span><text:span text:style-name="T6">a</text:span> <text:span text:style-name="T3">href</text:span>=<text:span text:style-name="T2">"{{ path('app_jour_ferie_api') }}"</text:span> <text:span text:style-name="T3">class</text:span>=<text:span text:style-name="T2">"btn btn-outline-secondary w-100"</text:span><text:span text:style-name="T5">&gt;</text:span></text:p>
      <text:p text:style-name="P1"><text:span text:style-name="T5">&lt;</text:span><text:span text:style-name="T6">i</text:span> <text:span text:style-name="T3">class</text:span>=<text:span text:style-name="T2">"fas fa-download"</text:span><text:span text:style-name="T5">&gt;&lt;/</text:span><text:span text:style-name="T6">i</text:span><text:span text:style-name="T5">&gt;</text:span></text:p>
      <text:p text:style-name="P1">Export JSON</text:p>
      <text:p text:style-name="P1"><text:span text:style-name="T5">&lt;/</text:span><text:span text:style-name="T6">a</text:span><text:span text:style-name="T5">&gt;</text:span></text:p>
      <text:p text:style-name="P1"><text:span text:style-name="T5">&lt;/</text:span><text:span text:style-name="T6">div</text:span><text:span text:style-name="T5">&gt;</text:span></text:p>
      <text:p text:style-name="P1"><text:span text:style-name="T5">&lt;/</text:span><text:span text:style-name="T6">form</text:span><text:span text:style-name="T5">&gt;</text:span></text:p>
      <text:p text:style-name="P1"><text:span text:style-name="T5">&lt;/</text:span><text:span text:style-name="T6">div</text:span><text:span text:style-name="T5">&gt;</text:span></text:p>
      <text:p text:style-name="P1"><text:span text:style-name="T5">&lt;/</text:span><text:span text:style-name="T6">div</text:span><text:span text:style-name="T5">&gt;</text:span></text:p>
      <text:p text:style-name="P6"/>
      <text:p text:style-name="P4">{# Holidays Table #}</text:p>
      <text:p text:style-name="P1"><text:span text:style-name="T5">&lt;</text:span><text:span text:style-name="T6">div</text:span> <text:span text:style-name="T3">class</text:span>=<text:span text:style-name="T2">"table-responsive"</text:span><text:span text:style-name="T5">&gt;</text:span></text:p>
      <text:p text:style-name="P1"><text:span text:style-name="T5">&lt;</text:span><text:span text:style-name="T6">table</text:span> <text:span text:style-name="T3">class</text:span>=<text:span text:style-name="T2">"table table-striped"</text:span><text:span text:style-name="T5">&gt;</text:span></text:p>
      <text:p text:style-name="P1"><text:span text:style-name="T5">&lt;</text:span><text:span text:style-name="T6">thead</text:span><text:span text:style-name="T5">&gt;</text:span></text:p>
      <text:p text:style-name="P1"><text:span text:style-name="T5">&lt;</text:span><text:span text:style-name="T6">tr</text:span><text:span text:style-name="T5">&gt;</text:span></text:p>
      <text:p text:style-name="P1"><text:span text:style-name="T5">&lt;</text:span><text:span text:style-name="T6">th</text:span> <text:span text:style-name="T3">style</text:span>=<text:span text:style-name="T2">"width: 25%"</text:span><text:span text:style-name="T5">&gt;</text:span>Date<text:span text:style-name="T5">&lt;/</text:span><text:span text:style-name="T6">th</text:span><text:span text:style-name="T5">&gt;</text:span></text:p>
      <text:p text:style-name="P1"><text:span text:style-name="T5">&lt;</text:span><text:span text:style-name="T6">th</text:span> <text:span text:style-name="T3">style</text:span>=<text:span text:style-name="T2">"width: 40%"</text:span><text:span text:style-name="T5">&gt;</text:span>Nom<text:span text:style-name="T5">&lt;/</text:span><text:span text:style-name="T6">th</text:span><text:span text:style-name="T5">&gt;</text:span></text:p>
      <text:p text:style-name="P1"><text:span text:style-name="T5">&lt;</text:span><text:span text:style-name="T6">th</text:span> <text:span text:style-name="T3">style</text:span>=<text:span text:style-name="T2">"width: 20%"</text:span><text:span text:style-name="T5">&gt;</text:span>Zone<text:span text:style-name="T5">&lt;/</text:span><text:span text:style-name="T6">th</text:span><text:span text:style-name="T5">&gt;</text:span></text:p>
      <text:p text:style-name="P1"><text:span text:style-name="T5">&lt;</text:span><text:span text:style-name="T6">th</text:span> <text:span text:style-name="T3">style</text:span>=<text:span text:style-name="T2">"width: 15%"</text:span><text:span text:style-name="T5">&gt;&lt;/</text:span><text:span text:style-name="T6">th</text:span><text:span text:style-name="T5">&gt;</text:span></text:p>
      <text:p text:style-name="P1"><text:span text:style-name="T5">&lt;/</text:span><text:span text:style-name="T6">tr</text:span><text:span text:style-name="T5">&gt;</text:span></text:p>
      <text:p text:style-name="P1"><text:span text:style-name="T5">&lt;/</text:span><text:span text:style-name="T6">thead</text:span><text:span text:style-name="T5">&gt;</text:span></text:p>
      <text:p text:style-name="P1"><text:span text:style-name="T5">&lt;</text:span><text:span text:style-name="T6">tbody</text:span><text:span text:style-name="T5">&gt;</text:span></text:p>
      <text:p text:style-name="P1">{% <text:span text:style-name="T1">for</text:span> <text:span text:style-name="T3">jour_ferie</text:span> <text:span text:style-name="T10">in</text:span> <text:span text:style-name="T3">jour_feries</text:span> %}</text:p>
      <text:p text:style-name="P1"><text:span text:style-name="T5">&lt;</text:span><text:span text:style-name="T6">tr</text:span><text:span text:style-name="T5">&gt;</text:span></text:p>
      <text:p text:style-name="P1"><text:span text:style-name="T5">&lt;</text:span><text:span text:style-name="T6">td</text:span><text:span text:style-name="T5">&gt;</text:span>{{ <text:span text:style-name="T3">jour_ferie</text:span>.<text:span text:style-name="T3">date</text:span><text:span text:style-name="T10">|</text:span><text:span text:style-name="T4">date</text:span>(<text:span text:style-name="T2">'d/m/Y'</text:span>) }}<text:span text:style-name="T5">&lt;/</text:span><text:span text:style-name="T6">td</text:span><text:span text:style-name="T5">&gt;</text:span></text:p>
      <text:p text:style-name="P1"><text:span text:style-name="T5">&lt;</text:span><text:span text:style-name="T6">td</text:span><text:span text:style-name="T5">&gt;</text:span>{{ <text:span text:style-name="T3">jour_ferie</text:span>.<text:span text:style-name="T3">nom</text:span> }}<text:span text:style-name="T5">&lt;/</text:span><text:span text:style-name="T6">td</text:span><text:span text:style-name="T5">&gt;</text:span></text:p>
      <text:p text:style-name="P1"><text:soft-page-break/><text:span text:style-name="T5">&lt;</text:span><text:span text:style-name="T6">td</text:span><text:span text:style-name="T5">&gt;</text:span></text:p>
      <text:p text:style-name="P1"><text:span text:style-name="T5">&lt;</text:span><text:span text:style-name="T6">span</text:span> <text:span text:style-name="T3">class</text:span>=<text:span text:style-name="T2">"badge bg-secondary badge-zone"</text:span><text:span text:style-name="T5">&gt;</text:span></text:p>
      <text:p text:style-name="P1">{{ <text:span text:style-name="T3">jour_ferie</text:span>.<text:span text:style-name="T3">zone</text:span><text:span text:style-name="T10">|</text:span><text:span text:style-name="T4">replace</text:span>({<text:span text:style-name="T2">'_'</text:span>: <text:span text:style-name="T2">' '</text:span>, <text:span text:style-name="T2">'-'</text:span>: <text:span text:style-name="T2">' '</text:span>})<text:span text:style-name="T10">|</text:span><text:span text:style-name="T4">title</text:span> }}</text:p>
      <text:p text:style-name="P1"><text:span text:style-name="T5">&lt;/</text:span><text:span text:style-name="T6">span</text:span><text:span text:style-name="T5">&gt;</text:span></text:p>
      <text:p text:style-name="P1"><text:span text:style-name="T5">&lt;/</text:span><text:span text:style-name="T6">td</text:span><text:span text:style-name="T5">&gt;</text:span></text:p>
      <text:p text:style-name="P1"><text:span text:style-name="T5">&lt;</text:span><text:span text:style-name="T6">td</text:span><text:span text:style-name="T5">&gt;</text:span></text:p>
      <text:p text:style-name="P1"><text:span text:style-name="T5">&lt;</text:span><text:span text:style-name="T6">a</text:span> <text:span text:style-name="T3">href</text:span>=<text:span text:style-name="T2">"{{ path('app_jour_ferie_show', {'id': </text:span><text:span text:style-name="T3">jour_ferie</text:span><text:span text:style-name="T2">.</text:span><text:span text:style-name="T3">id</text:span><text:span text:style-name="T2">}) }}"</text:span> <text:span text:style-name="T3">class</text:span>=<text:span text:style-name="T2">"btn btn-sm btn-outline-primary"</text:span><text:span text:style-name="T5">&gt;</text:span></text:p>
      <text:p text:style-name="P1"><text:span text:style-name="T5">&lt;</text:span><text:span text:style-name="T6">i</text:span> <text:span text:style-name="T3">class</text:span>=<text:span text:style-name="T2">"fas fa-info-circle"</text:span><text:span text:style-name="T5">&gt;&lt;/</text:span><text:span text:style-name="T6">i</text:span><text:span text:style-name="T5">&gt;</text:span></text:p>
      <text:p text:style-name="P1"><text:span text:style-name="T5">&lt;/</text:span><text:span text:style-name="T6">a</text:span><text:span text:style-name="T5">&gt;</text:span></text:p>
      <text:p text:style-name="P1"><text:span text:style-name="T5">&lt;/</text:span><text:span text:style-name="T6">td</text:span><text:span text:style-name="T5">&gt;</text:span></text:p>
      <text:p text:style-name="P1"><text:span text:style-name="T5">&lt;/</text:span><text:span text:style-name="T6">tr</text:span><text:span text:style-name="T5">&gt;</text:span></text:p>
      <text:p text:style-name="P1">{% <text:span text:style-name="T1">else</text:span> %}</text:p>
      <text:p text:style-name="P1"><text:span text:style-name="T5">&lt;</text:span><text:span text:style-name="T6">tr</text:span><text:span text:style-name="T5">&gt;</text:span></text:p>
      <text:p text:style-name="P1"><text:span text:style-name="T5">&lt;</text:span><text:span text:style-name="T6">td</text:span> <text:span text:style-name="T3">colspan</text:span>=<text:span text:style-name="T2">"4"</text:span> <text:span text:style-name="T3">class</text:span>=<text:span text:style-name="T2">"text-center text-muted py-4"</text:span><text:span text:style-name="T5">&gt;</text:span></text:p>
      <text:p text:style-name="P1"><text:span text:style-name="T5">&lt;</text:span><text:span text:style-name="T6">i</text:span> <text:span text:style-name="T3">class</text:span>=<text:span text:style-name="T2">"fas fa-calendar-times fa-2x mb-2"</text:span><text:span text:style-name="T5">&gt;&lt;/</text:span><text:span text:style-name="T6">i</text:span><text:span text:style-name="T5">&gt;&lt;</text:span><text:span text:style-name="T6">br</text:span><text:span text:style-name="T5">&gt;</text:span></text:p>
      <text:p text:style-name="P1">Aucun jour férié trouvé</text:p>
      <text:p text:style-name="P1"><text:span text:style-name="T5">&lt;/</text:span><text:span text:style-name="T6">td</text:span><text:span text:style-name="T5">&gt;</text:span></text:p>
      <text:p text:style-name="P1"><text:span text:style-name="T5">&lt;/</text:span><text:span text:style-name="T6">tr</text:span><text:span text:style-name="T5">&gt;</text:span></text:p>
      <text:p text:style-name="P1">{% <text:span text:style-name="T1">endfor</text:span> %}</text:p>
      <text:p text:style-name="P1"><text:span text:style-name="T5">&lt;/</text:span><text:span text:style-name="T6">tbody</text:span><text:span text:style-name="T5">&gt;</text:span></text:p>
      <text:p text:style-name="P1"><text:span text:style-name="T5">&lt;/</text:span><text:span text:style-name="T6">table</text:span><text:span text:style-name="T5">&gt;</text:span></text:p>
      <text:p text:style-name="P1"><text:span text:style-name="T5">&lt;/</text:span><text:span text:style-name="T6">div</text:span><text:span text:style-name="T5">&gt;</text:span></text:p>
      <text:p text:style-name="P1"/>
      <text:p text:style-name="P8">this is index.html twig of jour ferie</text:p>
      <text:p text:style-name="P8">***********************************</text:p>
      <text:p text:style-name="P3">{% <text:span text:style-name="T1">extends</text:span> <text:span text:style-name="T2">'base.html.twig'</text:span> %}</text:p>
      <text:p text:style-name="P6"/>
      <text:p text:style-name="P1">{% <text:span text:style-name="T1">block</text:span> <text:span text:style-name="T3">title</text:span> %}Détails du jour férié</text:p>
      <text:p text:style-name="P1">{% <text:span text:style-name="T1">endblock</text:span> %}</text:p>
      <text:p text:style-name="P6"/>
      <text:p text:style-name="P1">{% <text:span text:style-name="T1">block</text:span> <text:span text:style-name="T3">body</text:span> %}</text:p>
      <text:p text:style-name="P1"><text:span text:style-name="T5">&lt;</text:span><text:span text:style-name="T6">div</text:span> <text:span text:style-name="T3">class</text:span>=<text:span text:style-name="T2">"container mt-4"</text:span><text:span text:style-name="T5">&gt;</text:span></text:p>
      <text:p text:style-name="P1"><text:span text:style-name="T5">&lt;</text:span><text:span text:style-name="T6">h1</text:span><text:span text:style-name="T5">&gt;</text:span>Détails du jour férié<text:span text:style-name="T5">&lt;/</text:span><text:span text:style-name="T6">h1</text:span><text:span text:style-name="T5">&gt;</text:span></text:p>
      <text:p text:style-name="P6"/>
      <text:p text:style-name="P1"><text:span text:style-name="T5">&lt;</text:span><text:span text:style-name="T6">table</text:span> <text:span text:style-name="T3">class</text:span>=<text:span text:style-name="T2">"table"</text:span><text:span text:style-name="T5">&gt;</text:span></text:p>
      <text:p text:style-name="P1"><text:span text:style-name="T5">&lt;</text:span><text:span text:style-name="T6">tbody</text:span><text:span text:style-name="T5">&gt;</text:span></text:p>
      <text:p text:style-name="P1"><text:span text:style-name="T5">&lt;</text:span><text:span text:style-name="T6">tr</text:span><text:span text:style-name="T5">&gt;</text:span></text:p>
      <text:p text:style-name="P1"><text:span text:style-name="T5">&lt;</text:span><text:span text:style-name="T6">th</text:span><text:span text:style-name="T5">&gt;</text:span>Date<text:span text:style-name="T5">&lt;/</text:span><text:span text:style-name="T6">th</text:span><text:span text:style-name="T5">&gt;</text:span></text:p>
      <text:p text:style-name="P1"><text:span text:style-name="T5">&lt;</text:span><text:span text:style-name="T6">td</text:span><text:span text:style-name="T5">&gt;</text:span>{{ <text:span text:style-name="T3">jour_ferie</text:span>.<text:span text:style-name="T3">date</text:span><text:span text:style-name="T10">|</text:span><text:span text:style-name="T4">date</text:span>(<text:span text:style-name="T2">'d/m/Y'</text:span>) }}<text:span text:style-name="T5">&lt;/</text:span><text:span text:style-name="T6">td</text:span><text:span text:style-name="T5">&gt;</text:span></text:p>
      <text:p text:style-name="P1"><text:span text:style-name="T5">&lt;/</text:span><text:span text:style-name="T6">tr</text:span><text:span text:style-name="T5">&gt;</text:span></text:p>
      <text:p text:style-name="P1"><text:span text:style-name="T5">&lt;</text:span><text:span text:style-name="T6">tr</text:span><text:span text:style-name="T5">&gt;</text:span></text:p>
      <text:p text:style-name="P1"><text:span text:style-name="T5">&lt;</text:span><text:span text:style-name="T6">th</text:span><text:span text:style-name="T5">&gt;</text:span>Nom<text:span text:style-name="T5">&lt;/</text:span><text:span text:style-name="T6">th</text:span><text:span text:style-name="T5">&gt;</text:span></text:p>
      <text:p text:style-name="P1"><text:span text:style-name="T5">&lt;</text:span><text:span text:style-name="T6">td</text:span><text:span text:style-name="T5">&gt;</text:span>{{ <text:span text:style-name="T3">jour_ferie</text:span>.<text:span text:style-name="T3">nom</text:span> }}<text:span text:style-name="T5">&lt;/</text:span><text:span text:style-name="T6">td</text:span><text:span text:style-name="T5">&gt;</text:span></text:p>
      <text:p text:style-name="P1"><text:span text:style-name="T5">&lt;/</text:span><text:span text:style-name="T6">tr</text:span><text:span text:style-name="T5">&gt;</text:span></text:p>
      <text:p text:style-name="P1"><text:span text:style-name="T5">&lt;</text:span><text:span text:style-name="T6">tr</text:span><text:span text:style-name="T5">&gt;</text:span></text:p>
      <text:p text:style-name="P1"><text:span text:style-name="T5">&lt;</text:span><text:span text:style-name="T6">th</text:span><text:span text:style-name="T5">&gt;</text:span>Zone<text:span text:style-name="T5">&lt;/</text:span><text:span text:style-name="T6">th</text:span><text:span text:style-name="T5">&gt;</text:span></text:p>
      <text:p text:style-name="P1"><text:span text:style-name="T5">&lt;</text:span><text:span text:style-name="T6">td</text:span><text:span text:style-name="T5">&gt;</text:span>{{ <text:span text:style-name="T3">jour_ferie</text:span>.<text:span text:style-name="T3">zone</text:span><text:span text:style-name="T10">|</text:span><text:span text:style-name="T4">replace</text:span>({<text:span text:style-name="T2">'_'</text:span>: <text:span text:style-name="T2">' '</text:span>, <text:span text:style-name="T2">'-'</text:span>: <text:span text:style-name="T2">' '</text:span>})<text:span text:style-name="T10">|</text:span><text:span text:style-name="T4">title</text:span> }}<text:span text:style-name="T5">&lt;/</text:span><text:span text:style-name="T6">td</text:span><text:span text:style-name="T5">&gt;</text:span></text:p>
      <text:p text:style-name="P1"><text:soft-page-break/><text:span text:style-name="T5">&lt;/</text:span><text:span text:style-name="T6">tr</text:span><text:span text:style-name="T5">&gt;</text:span></text:p>
      <text:p text:style-name="P1"><text:span text:style-name="T5">&lt;</text:span><text:span text:style-name="T6">tr</text:span><text:span text:style-name="T5">&gt;</text:span></text:p>
      <text:p text:style-name="P1"><text:span text:style-name="T5">&lt;</text:span><text:span text:style-name="T6">th</text:span><text:span text:style-name="T5">&gt;</text:span>Année<text:span text:style-name="T5">&lt;/</text:span><text:span text:style-name="T6">th</text:span><text:span text:style-name="T5">&gt;</text:span></text:p>
      <text:p text:style-name="P1"><text:span text:style-name="T5">&lt;</text:span><text:span text:style-name="T6">td</text:span><text:span text:style-name="T5">&gt;</text:span>{{ <text:span text:style-name="T3">jour_ferie</text:span>.<text:span text:style-name="T3">annee</text:span> }}<text:span text:style-name="T5">&lt;/</text:span><text:span text:style-name="T6">td</text:span><text:span text:style-name="T5">&gt;</text:span></text:p>
      <text:p text:style-name="P1"><text:span text:style-name="T5">&lt;/</text:span><text:span text:style-name="T6">tr</text:span><text:span text:style-name="T5">&gt;</text:span></text:p>
      <text:p text:style-name="P1"><text:span text:style-name="T5">&lt;/</text:span><text:span text:style-name="T6">tbody</text:span><text:span text:style-name="T5">&gt;</text:span></text:p>
      <text:p text:style-name="P1"><text:span text:style-name="T5">&lt;/</text:span><text:span text:style-name="T6">table</text:span><text:span text:style-name="T5">&gt;</text:span></text:p>
      <text:p text:style-name="P6"/>
      <text:p text:style-name="P1"><text:span text:style-name="T5">&lt;</text:span><text:span text:style-name="T6">a</text:span> <text:span text:style-name="T3">href</text:span>=<text:span text:style-name="T2">"{{ path('app_jour_ferie_index') }}"</text:span> <text:span text:style-name="T3">class</text:span>=<text:span text:style-name="T2">"btn btn-secondary"</text:span><text:span text:style-name="T5">&gt;</text:span></text:p>
      <text:p text:style-name="P1"><text:span text:style-name="T5">&lt;</text:span><text:span text:style-name="T6">i</text:span> <text:span text:style-name="T3">class</text:span>=<text:span text:style-name="T2">"fas fa-arrow-left"</text:span><text:span text:style-name="T5">&gt;&lt;/</text:span><text:span text:style-name="T6">i</text:span><text:span text:style-name="T5">&gt;</text:span></text:p>
      <text:p text:style-name="P1">Retour à la liste</text:p>
      <text:p text:style-name="P1"><text:span text:style-name="T5">&lt;/</text:span><text:span text:style-name="T6">a</text:span><text:span text:style-name="T5">&gt;</text:span></text:p>
      <text:p text:style-name="P1"><text:span text:style-name="T5">&lt;/</text:span><text:span text:style-name="T6">div</text:span><text:span text:style-name="T5">&gt;</text:span></text:p>
      <text:p text:style-name="P1">{% <text:span text:style-name="T1">endblock</text:span> %}</text:p>
      <text:p text:style-name="P1"/>
      <text:p text:style-name="P8">this is <text:span text:style-name="T13">show twig of jour ferie</text:span></text:p>
      <text:p text:style-name="P8">*******************************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3T09:26:19.424113420</meta:creation-date>
    <dc:date>2025-07-03T14:38:18.990091480</dc:date>
    <meta:editing-duration>PT4H9M40S</meta:editing-duration>
    <meta:editing-cycles>1</meta:editing-cycles>
    <meta:document-statistic meta:table-count="0" meta:image-count="0" meta:object-count="0" meta:page-count="39" meta:paragraph-count="1578" meta:word-count="4531" meta:character-count="41541" meta:non-whitespace-character-count="38566"/>
    <meta:generator>LibreOffice/7.3.7.2$Linux_X86_64 LibreOffice_project/30$Build-2</meta:generator>
  </office:meta>
</office:document-meta>
</file>